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103">
      <style:text-properties fo:font-variant="normal" fo:text-transform="none" fo:color="#404040" style:text-line-through-type="none" style:text-line-through-style="none" style:text-line-through-width="auto" style:text-line-through-color="font-color" style:text-position="0% 100%" fo:font-family="Franklin Gothic Book" style:font-family-asian="Franklin Gothic Book"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Franklin Gothic Book" style:font-family-asian="Franklin Gothic Book"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35486in" fo:margin-right="0in" fo:text-indent="0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10%" fo:text-align="left" style:tab-stop-distance="1in" fo:margin-left="0in" fo:margin-right="0in" fo:text-indent="0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10%" fo:text-align="left" style:tab-stop-distance="1in" fo:margin-left="0in" fo:margin-right="0in" fo:text-indent="0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Franklin Gothic Book" style:font-family-asian="Franklin Gothic Book"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10%" fo:text-align="left" style:tab-stop-distance="1in" fo:margin-left="0in" fo:margin-right="0in" fo:text-indent="0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35486in" fo:margin-right="0in" fo:text-indent="0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10%" fo:text-align="left" style:tab-stop-distance="1in" fo:margin-left="0.33403in" fo:margin-right="0in" fo:text-indent="-0.3340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404040" style:text-line-through-type="none" style:text-line-through-style="none" style:text-line-through-width="auto" style:text-line-through-color="font-color" style:text-position="0% 100%" fo:font-family="Franklin Gothic Book" style:font-family-asian="Franklin Gothic Book"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draw:fill="none" draw:stroke="none"/>
    </style:style>
    <style:style style:family="paragraph" style:name="a1119">
      <style:paragraph-properties fo:line-height="100%" fo:text-align="left" style:tab-stop-distance="1in" fo:margin-left="0in" fo:margin-right="0in" fo:text-indent="0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85">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style:font-family-generic="swiss" style:font-family-generic-complex="swiss" style:font-pitch="variable" style:font-pitch-complex="variable"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Lucida Sans" fo:font-size="0.34722in" style:font-size-asian="0.34722in" style:font-size-complex="0.347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Franklin Gothic Book" style:font-family-asian="Franklin Gothic Book"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6">
      <style:graphic-properties draw:fill="none" draw:stroke="non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Franklin Gothic Book" style:font-family-asian="Franklin Gothic Book"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23">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35486in" fo:margin-right="0in" fo:text-indent="0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Franklin Gothic Book" style:font-family-asian="Franklin Gothic Book"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text-transform="uppercase" fo:color="#1cade4"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Lucida Sans"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8">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draw:fill="none" draw:stroke="non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13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8">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style:font-family-generic="swiss" style:font-family-generic-complex="swiss" style:font-pitch="variable" style:font-pitch-complex="variable"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Lucida Sans" fo:font-size="0.34722in" style:font-size-asian="0.34722in" style:font-size-complex="0.347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Calibri" style:font-family-asian="Franklin Gothic Book" style:font-family-complex="Franklin Gothic Book"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Calibri" style:font-family-asian="Franklin Gothic Book" style:font-family-complex="Franklin Gothic Book"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2">
      <style:graphic-properties draw:fill="none" draw:stroke="non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alibri" style:font-family-asian="Franklin Gothic Book" style:font-family-complex="Franklin Gothic Book"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3" style:parent-style-name="Graphics">
      <style:graphic-properties draw:fill="none" fo:clip="rect(0in, 0in, 0.91648in, 5.21855in)" draw:stroke="non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4" style:parent-style-name="Graphics">
      <style:graphic-properties draw:fill="none" draw:stroke="none"/>
    </style:style>
    <style:style style:family="paragraph" style:name="a989">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9">
      <style:graphic-properties draw:fill="none" draw:stroke="non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alibri" style:font-family-asian="Franklin Gothic Book" style:font-family-complex="Franklin Gothic Book"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5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96">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3">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style:font-family-generic="swiss" style:font-family-generic-complex="swiss" style:font-pitch="variable" style:font-pitch-complex="variable"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Lucida Sans" fo:font-size="0.34722in" style:font-size-asian="0.34722in" style:font-size-complex="0.347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10%" fo:text-align="left" style:tab-stop-distance="1in" fo:margin-left="0in" fo:margin-right="0in" fo:text-indent="0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6">
      <style:graphic-properties draw:fill="none" draw:stroke="none"/>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1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alibri" style:font-family-asian="Franklin Gothic Book" style:font-family-complex="Franklin Gothic Book"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3">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10%" fo:text-align="left" style:tab-stop-distance="1in" fo:margin-left="0in" fo:margin-right="0in" fo:text-indent="0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10%" fo:text-align="left" style:tab-stop-distance="1in" fo:margin-left="0.33403in" fo:margin-right="0in" fo:text-indent="-0.3340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7">
      <style:text-properties fo:text-transform="uppercase" fo:color="#1cade4"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45833in" style:font-size-asian="0.45833in" style:font-size-complex="0.458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8">
      <style:text-properties fo:text-transform="uppercase" fo:color="#1cade4"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45833in" style:font-size-asian="0.45833in" style:font-size-complex="0.458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9">
      <style:paragraph-properties fo:line-height="80%" fo:text-align="left" style:tab-stop-distance="0.5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4">
      <style:text-properties fo:text-transform="uppercase" fo:color="#1cade4"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text-transform="uppercase" fo:color="#1cade4"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Calibri" style:font-family-asian="Franklin Gothic Book" style:font-family-complex="Franklin Gothic Book"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13">
      <style:paragraph-properties fo:line-height="110%" fo:text-align="left" style:tab-stop-distance="1in" fo:margin-left="0.33403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1481ac"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1481ac"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6">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5">
      <style:graphic-properties draw:fill="none" draw:stroke="non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8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6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89">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style:font-family-generic="swiss" style:font-family-generic-complex="swiss" style:font-pitch="variable" style:font-pitch-complex="variable"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1481ac"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1481ac"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1481ac"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6">
      <style:text-properties fo:font-variant="normal" fo:text-transform="none" fo:color="#1481ac"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in" fo:margin-right="0in" fo:text-indent="0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1481ac"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1481ac"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9">
      <style:text-properties fo:font-variant="normal" fo:text-transform="none" fo:color="#1481ac"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alibri" style:font-family-asian="华文中宋"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Franklin Gothic Book" style:font-family-generic="swiss" style:font-pitch="variable"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7">
      <style:graphic-properties draw:fill="none" draw:stroke="none"/>
    </style:style>
    <style:style style:family="paragraph" style:name="a901">
      <style:paragraph-properties fo:line-height="110%" fo:text-align="left" style:tab-stop-distance="1in" fo:margin-left="0.33403in" fo:margin-right="0in" fo:text-indent="-0.3340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0">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Lucida Sans" fo:font-size="0.34722in" style:font-size-asian="0.34722in" style:font-size-complex="0.347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Franklin Gothic Book"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404040" style:text-line-through-type="none" style:text-line-through-style="none" style:text-line-through-width="auto" style:text-line-through-color="font-color" style:text-position="0% 100%" fo:font-family="Arial" style:font-family-asian="华文中宋" style:font-family-complex="Calibri" style:font-family-generic="swiss" style:font-pitch="variable"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5">
      <style:paragraph-properties fo:line-height="110%" fo:text-align="left" style:tab-stop-distance="1in" fo:margin-left="0.33403in" fo:margin-right="0in" fo:text-indent="-0.3340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draw:fill="none" draw:stroke="non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10%" fo:text-align="left" style:tab-stop-distance="1in" fo:margin-left="0.33403in" fo:margin-right="0in" fo:text-indent="-0.3340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Franklin Gothic Book" style:font-family-asian="Franklin Gothic Book" style:font-family-complex="Franklin Gothic Book"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draw:fill="none" draw:stroke="none"/>
    </style:style>
    <style:style style:family="paragraph" style:name="a1032">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35">
      <style:paragraph-properties fo:line-height="110%" fo:text-align="left" style:tab-stop-distance="1in" fo:margin-left="0in" fo:margin-right="0in" fo:text-indent="0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31">
      <style:text-properties fo:text-transform="uppercase" fo:color="#00206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text-transform="uppercase" fo:color="#00206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2">
      <style:paragraph-properties fo:line-height="110%" fo:text-align="left" style:tab-stop-distance="1in" fo:margin-left="0.33403in" fo:margin-right="0in" fo:text-indent="-0.3340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draw:fill="none"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10%" fo:text-align="left" style:tab-stop-distance="1in" fo:margin-left="0.33403in" fo:margin-right="0in" fo:text-indent="-0.3340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40404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text-transform="uppercase" fo:color="#00206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10%" fo:text-align="left" style:tab-stop-distance="1in" fo:margin-left="0.33403in" fo:margin-right="0in" fo:text-indent="-0.3340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text-transform="uppercase" fo:color="#00206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110%" fo:text-align="left" style:tab-stop-distance="1in" fo:margin-left="0in" fo:margin-right="0in" fo:text-indent="0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draw:fill="none" draw:stroke="non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4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6">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style:font-family-generic="swiss" style:font-family-generic-complex="swiss" style:font-pitch="variable" style:font-pitch-complex="variable"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text-transform="uppercase" fo:color="#1cade4" style:text-line-through-type="none" style:text-line-through-style="none" style:text-line-through-width="auto" style:text-line-through-color="font-color" style:text-position="0% 100%" fo:font-family="Calibri Light" style:font-family-asian="华文中宋" style:font-family-complex="Calibri Light"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10%" fo:text-align="left" style:tab-stop-distance="1in" fo:margin-left="0.33403in" fo:margin-right="0in" fo:text-indent="-0.3340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40404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draw:fill="none" draw:stroke="none"/>
    </style:style>
    <style:style style:family="paragraph" style:name="a891">
      <style:paragraph-properties fo:line-height="110%" fo:text-align="left" style:tab-stop-distance="1in" fo:margin-left="0.33403in" fo:margin-right="0in" fo:text-indent="-0.3340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5">
      <style:paragraph-properties fo:line-height="110%" fo:text-align="left" style:tab-stop-distance="1in" fo:margin-left="0.33403in" fo:margin-right="0in" fo:text-indent="-0.3340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Calibri"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Franklin Gothic Book"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Franklin Gothic Book"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3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3">
      <style:text-properties fo:text-transform="uppercase" fo:color="#1cade4" style:text-line-through-type="none" style:text-line-through-style="none" style:text-line-through-width="auto" style:text-line-through-color="font-color" style:text-position="0% 100%" fo:font-family="Arial" style:font-family-asian="华文中宋" style:font-family-complex="Arial" style:font-family-generic="swiss" style:font-family-generic-complex="swiss" style:font-pitch="variable" style:font-pitch-complex="variable"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Lucida Sans"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10%" fo:text-align="left" style:tab-stop-distance="1in" fo:margin-left="0in" fo:margin-right="0in" fo:text-indent="0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10%" fo:text-align="left" style:tab-stop-distance="1in" fo:margin-left="0in" fo:margin-right="0in" fo:text-indent="0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10%" fo:text-align="left" style:tab-stop-distance="1in" fo:margin-left="0in" fo:margin-right="0in" fo:text-indent="0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68889in" fo:margin-right="0in" fo:text-indent="-0.3340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Lucida Sans"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10%" fo:text-align="left" style:tab-stop-distance="1in" fo:margin-left="0in" fo:margin-right="0in" fo:text-indent="0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2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9528in"/>
      </text:list-level-style-number>
      <text:list-level-style-number text:level="4" style:num-format="" style:num-list-format-name="">
        <style:list-level-properties text:space-before="0.66944in"/>
      </text:list-level-style-number>
      <text:list-level-style-number text:level="5" style:num-format="" style:num-list-format-name="">
        <style:list-level-properties text:space-before="1.06306in"/>
      </text:list-level-style-number>
      <text:list-level-style-number text:level="6" style:num-format="" style:num-list-format-name="">
        <style:list-level-properties text:space-before="1.38903in"/>
      </text:list-level-style-number>
      <text:list-level-style-number text:level="7" style:num-format="" style:num-list-format-name="">
        <style:list-level-properties text:space-before="1.71708in"/>
      </text:list-level-style-number>
      <text:list-level-style-number text:level="8" style:num-format="" style:num-list-format-name="">
        <style:list-level-properties text:space-before="2.04528in"/>
      </text:list-level-style-number>
      <text:list-level-style-number text:level="9" style:num-format="" style:num-list-format-name="">
        <style:list-level-properties text:space-before="2.04528in"/>
      </text:list-level-style-number>
    </text:list-style>
    <text:list-style style:name="a1096">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099">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983">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124">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60">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86">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1102">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1128">
      <text:list-level-style-number text:level="1" style:num-format="" style:num-list-format-name="">
        <style:list-level-properties text:space-before="0.00069in"/>
      </text:list-level-style-number>
      <text:list-level-style-number text:level="2" style:num-format="" style:num-list-format-name="">
        <style:list-level-properties text:space-before="0.35486in"/>
      </text:list-level-style-number>
      <text:list-level-style-number text:level="3" style:num-format="" style:num-list-format-name="">
        <style:list-level-properties text:space-before="0.65014in"/>
      </text:list-level-style-number>
      <text:list-level-style-number text:level="4" style:num-format="" style:num-list-format-name="">
        <style:list-level-properties text:space-before="1.02431in"/>
      </text:list-level-style-number>
      <text:list-level-style-number text:level="5" style:num-format="" style:num-list-format-name="">
        <style:list-level-properties text:space-before="1.41792in"/>
      </text:list-level-style-number>
      <text:list-level-style-number text:level="6" style:num-format="" style:num-list-format-name="">
        <style:list-level-properties text:space-before="1.74389in"/>
      </text:list-level-style-number>
      <text:list-level-style-number text:level="7" style:num-format="" style:num-list-format-name="">
        <style:list-level-properties text:space-before="2.07194in"/>
      </text:list-level-style-number>
      <text:list-level-style-number text:level="8" style:num-format="" style:num-list-format-name="">
        <style:list-level-properties text:space-before="2.40014in"/>
      </text:list-level-style-number>
      <text:list-level-style-number text:level="9" style:num-format="" style:num-list-format-name="">
        <style:list-level-properties text:space-before="2.40014in"/>
      </text:list-level-style-number>
    </text:list-style>
    <text:list-style style:name="a892">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106">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033">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942">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1109">
      <text:list-level-style-number text:level="1" style:num-format="" style:num-list-format-name="">
        <style:list-level-properties text:space-before="0.00069in"/>
      </text:list-level-style-number>
      <text:list-level-style-number text:level="2" style:num-format="" style:num-list-format-name="">
        <style:list-level-properties text:space-before="0.35486in"/>
      </text:list-level-style-number>
      <text:list-level-style-number text:level="3" style:num-format="" style:num-list-format-name="">
        <style:list-level-properties text:space-before="0.65014in"/>
      </text:list-level-style-number>
      <text:list-level-style-number text:level="4" style:num-format="" style:num-list-format-name="">
        <style:list-level-properties text:space-before="1.02431in"/>
      </text:list-level-style-number>
      <text:list-level-style-number text:level="5" style:num-format="" style:num-list-format-name="">
        <style:list-level-properties text:space-before="1.41792in"/>
      </text:list-level-style-number>
      <text:list-level-style-number text:level="6" style:num-format="" style:num-list-format-name="">
        <style:list-level-properties text:space-before="1.74389in"/>
      </text:list-level-style-number>
      <text:list-level-style-number text:level="7" style:num-format="" style:num-list-format-name="">
        <style:list-level-properties text:space-before="2.07194in"/>
      </text:list-level-style-number>
      <text:list-level-style-number text:level="8" style:num-format="" style:num-list-format-name="">
        <style:list-level-properties text:space-before="2.40014in"/>
      </text:list-level-style-number>
      <text:list-level-style-number text:level="9" style:num-format="" style:num-list-format-name="">
        <style:list-level-properties text:space-before="2.40014in"/>
      </text:list-level-style-number>
    </text:list-style>
    <text:list-style style:name="a1010">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920">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45">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1036">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896">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014">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48">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923">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017">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902">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172">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906">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175">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09">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90">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994">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97">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1113">
      <text:list-level-style-number text:level="1" style:num-format="" style:num-list-format-name="">
        <style:list-level-properties text:space-before="0.00069in"/>
      </text:list-level-style-number>
      <text:list-level-style-number text:level="2" style:num-format="" style:num-list-format-name="">
        <style:list-level-properties text:space-before="0.35486in"/>
      </text:list-level-style-number>
      <text:list-level-style-number text:level="3" style:num-format="" style:num-list-format-name="">
        <style:list-level-properties text:space-before="0.65014in"/>
      </text:list-level-style-number>
      <text:list-level-style-number text:level="4" style:num-format="" style:num-list-format-name="">
        <style:list-level-properties text:space-before="1.02431in"/>
      </text:list-level-style-number>
      <text:list-level-style-number text:level="5" style:num-format="" style:num-list-format-name="">
        <style:list-level-properties text:space-before="1.41792in"/>
      </text:list-level-style-number>
      <text:list-level-style-number text:level="6" style:num-format="" style:num-list-format-name="">
        <style:list-level-properties text:space-before="1.74389in"/>
      </text:list-level-style-number>
      <text:list-level-style-number text:level="7" style:num-format="" style:num-list-format-name="">
        <style:list-level-properties text:space-before="2.07194in"/>
      </text:list-level-style-number>
      <text:list-level-style-number text:level="8" style:num-format="" style:num-list-format-name="">
        <style:list-level-properties text:space-before="2.40014in"/>
      </text:list-level-style-number>
      <text:list-level-style-number text:level="9" style:num-format="" style:num-list-format-name="">
        <style:list-level-properties text:space-before="2.40014in"/>
      </text:list-level-style-number>
    </text:list-style>
    <text:list-style style:name="a976">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51">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1117">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79">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020">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954">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957">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102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9528in"/>
      </text:list-level-style-number>
      <text:list-level-style-number text:level="4" style:num-format="" style:num-list-format-name="">
        <style:list-level-properties text:space-before="0.66944in"/>
      </text:list-level-style-number>
      <text:list-level-style-number text:level="5" style:num-format="" style:num-list-format-name="">
        <style:list-level-properties text:space-before="1.06306in"/>
      </text:list-level-style-number>
      <text:list-level-style-number text:level="6" style:num-format="" style:num-list-format-name="">
        <style:list-level-properties text:space-before="1.38903in"/>
      </text:list-level-style-number>
      <text:list-level-style-number text:level="7" style:num-format="" style:num-list-format-name="">
        <style:list-level-properties text:space-before="1.71708in"/>
      </text:list-level-style-number>
      <text:list-level-style-number text:level="8" style:num-format="" style:num-list-format-name="">
        <style:list-level-properties text:space-before="2.04528in"/>
      </text:list-level-style-number>
      <text:list-level-style-number text:level="9" style:num-format="" style:num-list-format-name="">
        <style:list-level-properties text:space-before="2.04528in"/>
      </text:list-level-style-number>
    </text:list-style>
    <text:list-style style:name="a1000">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1026">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887">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1004">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029">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913">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1007">
      <text:list-level-style-bullet text:level="1" text:bullet-char="">
        <style:list-level-properties text:space-before="0.00069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86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501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43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9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8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94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4001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40014in" text:min-label-width="0.33403in"/>
        <style:text-properties fo:color="#1cade4" fo:font-family="Wingdings 2" style:font-family-generic="roman" style:font-pitch="variable" style:font-charset="x-symbol" fo:font-size="92%"/>
      </text:list-level-style-bullet>
    </text:list-style>
    <text:list-style style:name="a916">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text:list-style style:name="a1160">
      <text:list-level-style-number text:level="1" style:num-format="" style:num-list-format-name="">
        <style:list-level-properties text:space-before="0in"/>
      </text:list-level-style-number>
      <text:list-level-style-number text:level="2" style:num-format="" style:num-list-format-name="">
        <style:list-level-properties text:space-before="0.35417in"/>
      </text:list-level-style-number>
      <text:list-level-style-number text:level="3" style:num-format="" style:num-list-format-name="">
        <style:list-level-properties text:space-before="0.64944in"/>
      </text:list-level-style-number>
      <text:list-level-style-number text:level="4" style:num-format="" style:num-list-format-name="">
        <style:list-level-properties text:space-before="1.02361in"/>
      </text:list-level-style-number>
      <text:list-level-style-number text:level="5" style:num-format="" style:num-list-format-name="">
        <style:list-level-properties text:space-before="1.41722in"/>
      </text:list-level-style-number>
      <text:list-level-style-number text:level="6" style:num-format="" style:num-list-format-name="">
        <style:list-level-properties text:space-before="1.74319in"/>
      </text:list-level-style-number>
      <text:list-level-style-number text:level="7" style:num-format="" style:num-list-format-name="">
        <style:list-level-properties text:space-before="2.07125in"/>
      </text:list-level-style-number>
      <text:list-level-style-number text:level="8" style:num-format="" style:num-list-format-name="">
        <style:list-level-properties text:space-before="2.39944in"/>
      </text:list-level-style-number>
      <text:list-level-style-number text:level="9" style:num-format="" style:num-list-format-name="">
        <style:list-level-properties text:space-before="2.39944in"/>
      </text:list-level-style-number>
    </text:list-style>
    <text:list-style style:name="a1092">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03in"/>
        <style:text-properties fo:color="#1cade4" fo:font-family="Wingdings 2" style:font-family-generic="roman" style:font-pitch="variable" style:font-charset="x-symbol" fo:font-size="92%"/>
      </text:list-level-style-bullet>
    </text:list-style>
  </office:automatic-styles>
  <office:body>
    <office:presentation>
      <draw:page draw:name="Slide1" draw:style-name="a853" draw:master-page-name="Master1-Layout1-title-标题幻灯片" presentation:presentation-page-layout-name="Master1-PPL1" draw:id="Slide-256">
        <draw:frame draw:id="id82" presentation:style-name="a857" draw:name="文本框" svg:x="1.48634in" svg:y="1.99216in" svg:width="10in" svg:height="1.06931in" presentation:class="title" presentation:placeholder="false">
          <draw:text-box>
            <text:p text:style-name="a856" text:class-names="" text:cond-style-name=""><text:span text:style-name="a854" text:class-names="">KEYLOGGER AND SECURITY<text:s text:c="1"/></text:span><text:span text:style-name="a855" text:class-names=""/></text:p>
          </draw:text-box>
          <svg:title/>
          <svg:desc/>
        </draw:frame>
        <draw:custom-shape svg:x="-0.36065in" svg:y="1.13115in" svg:width="13.91803in" svg:height="0.63125in" draw:id="id83" draw:style-name="a861" draw:name="矩形">
          <svg:title/>
          <svg:desc/>
          <text:p text:style-name="a860" text:class-names="" text:cond-style-name=""><text:span text:style-name="a858" text:class-names="">CAPSTONE PROJECT</text:span><text:span text:style-name="a859" text:class-names=""/></text:p>
          <draw:enhanced-geometry xmlns:dr3d="urn:oasis:names:tc:opendocument:xmlns:dr3d:1.0" draw:type="non-primitive" svg:viewBox="0 0 21600 21600" draw:enhanced-path="M 0 0 L 21600 0 21600 21600 0 21600 Z N"/>
        </draw:custom-shape>
        <draw:custom-shape svg:x="3.06368in" svg:y="5.01571in" svg:width="8.42266in" svg:height="1.11074in" draw:id="id84" draw:style-name="a871" draw:name="矩形">
          <svg:title/>
          <svg:desc/>
          <text:p text:style-name="a863" text:class-names="" text:cond-style-name=""><text:span text:style-name="a862" text:class-names="">Presented By:</text:span></text:p>
          <text:p text:style-name="a870" text:class-names="" text:cond-style-name=""><text:span text:style-name="a864" text:class-names="">1.<text:s text:c="1"/></text:span><text:span text:style-name="a865" text:class-names="">M.Anantha</text:span><text:span text:style-name="a866" text:class-names=""><text:s text:c="1"/></text:span><text:span text:style-name="a867" text:class-names="">Malathi-vv</text:span><text:span text:style-name="a868" text:class-names=""><text:s text:c="1"/>college of engineering -computer science and engineering<text:s text:c="1"/></text:span><text:span text:style-name="a869" text:class-names=""/></text:p>
          <draw:enhanced-geometry xmlns:dr3d="urn:oasis:names:tc:opendocument:xmlns:dr3d:1.0" draw:type="non-primitive" svg:viewBox="0 0 21600 21600" draw:enhanced-path="M 0 0 L 21600 0 21600 21600 0 21600 Z N"/>
        </draw:custom-shape>
        <presentation:notes draw:style-name="a878">
          <draw:frame draw:id="id85" presentation:style-name="a875" draw:name="文本框" svg:x="4.24826in" svg:y="9.49826in" svg:width="3.25in" svg:height="0.50174in" presentation:class="page-number" presentation:placeholder="false">
            <draw:text-box>
              <text:p text:style-name="a874" text:class-names="" text:cond-style-name=""><text:span text:style-name="a872" text:class-names=""><text:page-number style:num-format="1" text:fixed="false">1</text:page-number></text:span><text:span text:style-name="a873" text:class-names=""/></text:p>
            </draw:text-box>
            <svg:title/>
            <svg:desc/>
          </draw:frame>
          <draw:page-thumbnail draw:page-number="1" svg:x="0.75in" svg:y="1.25in" svg:width="6in" svg:height="3.375in" presentation:class="page" draw:id="id86" presentation:style-name="a876" draw:name="对象">
            <svg:title/>
            <svg:desc/>
          </draw:page-thumbnail>
          <draw:frame draw:id="id87" presentation:style-name="a877" draw:name="文本框" svg:x="0.75in" svg:y="4.8125in" svg:width="6in" svg:height="3.9375in" presentation:class="notes" presentation:placeholder="true">
            <draw:text-box/>
            <svg:title/>
            <svg:desc/>
          </draw:frame>
        </presentation:notes>
      </draw:page>
      <draw:page draw:name="Slide2" draw:style-name="a879" draw:master-page-name="Master1-Layout12-cust-自定义版式" presentation:presentation-page-layout-name="Master1-PPL12" draw:id="Slide-257">
        <draw:frame draw:id="id88" presentation:style-name="a883" draw:name="文本框" svg:x="0.9291in" svg:y="0.61075in" svg:width="11.5in" svg:height="1.44965in" presentation:class="title" presentation:placeholder="false">
          <draw:text-box>
            <text:p text:style-name="a882" text:class-names="" text:cond-style-name=""><text:span text:style-name="a880" text:class-names="">OUTLINE</text:span><text:span text:style-name="a881" text:class-names=""/></text:p>
          </draw:text-box>
          <svg:title/>
          <svg:desc/>
        </draw:frame>
        <draw:frame draw:id="id89" presentation:style-name="a924" draw:name="文本框" svg:x="0.91667in" svg:y="1.77049in" svg:width="12.05055in" svg:height="5.72951in" presentation:class="outline" presentation:placeholder="false">
          <draw:text-box>
            <text:list text:style-name="a887">
              <text:list-item>
                <text:p text:style-name="a886" text:class-names="" text:cond-style-name=""><text:span text:style-name="a884" text:class-names="">  </text:span><text:span text:style-name="a885" text:class-names=""/></text:p>
              </text:list-item>
            </text:list>
            <text:list text:style-name="a892">
              <text:list-item>
                <text:p text:style-name="a891" text:class-names="" text:cond-style-name=""><text:span text:style-name="a888" text:class-names="">Problem Statement<text:s text:c="1"/></text:span><text:span text:style-name="a889" text:class-names="">(Should not include solution)</text:span><text:span text:style-name="a890" text:class-names=""/></text:p>
              </text:list-item>
            </text:list>
            <text:list text:style-name="a896">
              <text:list-item>
                <text:p text:style-name="a895" text:class-names="" text:cond-style-name=""><text:span text:style-name="a893" text:class-names="">Proposed System/Solution</text:span><text:span text:style-name="a894" text:class-names=""/></text:p>
              </text:list-item>
            </text:list>
            <text:list text:style-name="a902">
              <text:list-item>
                <text:p text:style-name="a901" text:class-names="" text:cond-style-name=""><text:span text:style-name="a897" text:class-names="">System<text:s text:c="1"/></text:span><text:span text:style-name="a898" text:class-names="">Development Approach<text:s text:c="1"/></text:span><text:span text:style-name="a899" text:class-names="">(Technology Used) </text:span><text:span text:style-name="a900" text:class-names=""/></text:p>
              </text:list-item>
            </text:list>
            <text:list text:style-name="a906">
              <text:list-item>
                <text:p text:style-name="a905" text:class-names="" text:cond-style-name=""><text:span text:style-name="a903" text:class-names="">Algorithm &amp; Deployment  </text:span><text:span text:style-name="a904" text:class-names=""/></text:p>
              </text:list-item>
            </text:list>
            <text:list text:style-name="a909">
              <text:list-item>
                <text:p text:style-name="a908" text:class-names="" text:cond-style-name=""><text:span text:style-name="a907" text:class-names="">Result (Output Image)</text:span></text:p>
              </text:list-item>
            </text:list>
            <text:list text:style-name="a913">
              <text:list-item>
                <text:p text:style-name="a912" text:class-names="" text:cond-style-name=""><text:span text:style-name="a910" text:class-names="">Conclusion</text:span><text:span text:style-name="a911" text:class-names=""/></text:p>
              </text:list-item>
            </text:list>
            <text:list text:style-name="a916">
              <text:list-item>
                <text:p text:style-name="a915" text:class-names="" text:cond-style-name=""><text:span text:style-name="a914" text:class-names="">Future Scope</text:span></text:p>
              </text:list-item>
            </text:list>
            <text:list text:style-name="a920">
              <text:list-item>
                <text:p text:style-name="a919" text:class-names="" text:cond-style-name=""><text:span text:style-name="a917" text:class-names="">References</text:span><text:span text:style-name="a918" text:class-names=""/></text:p>
              </text:list-item>
            </text:list>
            <text:list text:style-name="a923">
              <text:list-item>
                <text:p text:style-name="a922" text:class-names="" text:cond-style-name=""><text:span text:style-name="a921" text:class-names=""/></text:p>
              </text:list-item>
            </text:list>
          </draw:text-box>
          <svg:title/>
          <svg:desc/>
        </draw:frame>
        <presentation:notes draw:style-name="a931">
          <draw:frame draw:id="id90" presentation:style-name="a928" draw:name="文本框" svg:x="4.24826in" svg:y="9.49826in" svg:width="3.25in" svg:height="0.50174in" presentation:class="page-number" presentation:placeholder="false">
            <draw:text-box>
              <text:p text:style-name="a927" text:class-names="" text:cond-style-name=""><text:span text:style-name="a925" text:class-names=""><text:page-number style:num-format="1" text:fixed="false">2</text:page-number></text:span><text:span text:style-name="a926" text:class-names=""/></text:p>
            </draw:text-box>
            <svg:title/>
            <svg:desc/>
          </draw:frame>
          <draw:page-thumbnail draw:page-number="2" svg:x="0.75in" svg:y="1.25in" svg:width="6in" svg:height="3.375in" presentation:class="page" draw:id="id91" presentation:style-name="a929" draw:name="对象">
            <svg:title/>
            <svg:desc/>
          </draw:page-thumbnail>
          <draw:frame draw:id="id92" presentation:style-name="a930" draw:name="文本框" svg:x="0.75in" svg:y="4.8125in" svg:width="6in" svg:height="3.9375in" presentation:class="notes" presentation:placeholder="true">
            <draw:text-box/>
            <svg:title/>
            <svg:desc/>
          </draw:frame>
        </presentation:notes>
      </draw:page>
      <draw:page draw:name="Slide3" draw:style-name="a932" draw:master-page-name="Master1-Layout12-cust-自定义版式" presentation:presentation-page-layout-name="Master1-PPL12" draw:id="Slide-258">
        <draw:frame draw:id="id93" presentation:style-name="a936" draw:name="文本框" svg:x="0.6356in" svg:y="0.76789in" svg:width="12.06213in" svg:height="0.57994in" presentation:class="title" presentation:placeholder="false">
          <draw:text-box>
            <text:p text:style-name="a935" text:class-names="" text:cond-style-name=""><text:span text:style-name="a933" text:class-names="">Problem Statement</text:span><text:span text:style-name="a934" text:class-names=""/></text:p>
          </draw:text-box>
          <svg:title/>
          <svg:desc/>
        </draw:frame>
        <draw:frame draw:id="id94" presentation:style-name="a961" draw:name="文本框" svg:x="0.49475in" svg:y="1.35349in" svg:width="12.06213in" svg:height="5.11081in" presentation:class="outline" presentation:placeholder="false">
          <draw:text-box>
            <text:list text:style-name="a939">
              <text:list-item>
                <text:p text:style-name="a938" text:class-names="" text:cond-style-name=""><text:span text:style-name="a937" text:class-names=""/></text:p>
              </text:list-item>
            </text:list>
            <text:list text:style-name="a942">
              <text:list-item>
                <text:p text:style-name="a941" text:class-names="" text:cond-style-name=""><text:span text:style-name="a940" text:class-names=""/></text:p>
              </text:list-item>
            </text:list>
            <text:list text:style-name="a945">
              <text:list-item>
                <text:p text:style-name="a944" text:class-names="" text:cond-style-name=""><text:span text:style-name="a943" text:class-names=""/></text:p>
              </text:list-item>
            </text:list>
            <text:list text:style-name="a948">
              <text:list-item>
                <text:p text:style-name="a947" text:class-names="" text:cond-style-name=""><text:span text:style-name="a946" text:class-names=""/></text:p>
              </text:list-item>
            </text:list>
            <text:list text:style-name="a951">
              <text:list-item>
                <text:p text:style-name="a950" text:class-names="" text:cond-style-name=""><text:span text:style-name="a949" text:class-names="">In today's digital age, where cybersecurity threats loom large, one of the significant concerns is the proliferation of keyloggers, stealthy software tools designed to monitor and record keystrokes on a user's computer without their knowledge. Keyloggers pose a severe threat to individuals and organizations as they can capture sensitive information such as passwords, credit card details, and other personal data, leading to identity theft, financial loss, and privacy breaches.</text:span></text:p>
              </text:list-item>
            </text:list>
            <text:list text:style-name="a954">
              <text:list-item>
                <text:p text:style-name="a953" text:class-names="" text:cond-style-name=""><text:span text:style-name="a952" text:class-names=""/></text:p>
              </text:list-item>
            </text:list>
            <text:list text:style-name="a957">
              <text:list-item>
                <text:p text:style-name="a956" text:class-names="" text:cond-style-name=""><text:span text:style-name="a955" text:class-names=""/></text:p>
              </text:list-item>
            </text:list>
            <text:list text:style-name="a960">
              <text:list-item>
                <text:p text:style-name="a959" text:class-names="" text:cond-style-name=""><text:span text:style-name="a958" text:class-names=""/></text:p>
              </text:list-item>
            </text:list>
          </draw:text-box>
          <svg:title/>
          <svg:desc/>
        </draw:frame>
        <presentation:notes draw:style-name="a968">
          <draw:frame draw:id="id95" presentation:style-name="a965" draw:name="文本框" svg:x="4.24826in" svg:y="9.49826in" svg:width="3.25in" svg:height="0.50174in" presentation:class="page-number" presentation:placeholder="false">
            <draw:text-box>
              <text:p text:style-name="a964" text:class-names="" text:cond-style-name=""><text:span text:style-name="a962" text:class-names=""><text:page-number style:num-format="1" text:fixed="false">3</text:page-number></text:span><text:span text:style-name="a963" text:class-names=""/></text:p>
            </draw:text-box>
            <svg:title/>
            <svg:desc/>
          </draw:frame>
          <draw:page-thumbnail draw:page-number="3" svg:x="0.75in" svg:y="1.25in" svg:width="6in" svg:height="3.375in" presentation:class="page" draw:id="id96" presentation:style-name="a966" draw:name="对象">
            <svg:title/>
            <svg:desc/>
          </draw:page-thumbnail>
          <draw:frame draw:id="id97" presentation:style-name="a967" draw:name="文本框" svg:x="0.75in" svg:y="4.8125in" svg:width="6in" svg:height="3.9375in" presentation:class="notes" presentation:placeholder="true">
            <draw:text-box/>
            <svg:title/>
            <svg:desc/>
          </draw:frame>
        </presentation:notes>
      </draw:page>
      <draw:page draw:name="Slide4" draw:style-name="a969" draw:master-page-name="Master1-Layout12-cust-自定义版式" presentation:presentation-page-layout-name="Master1-PPL12" draw:id="Slide-259">
        <draw:frame draw:id="id98" presentation:style-name="a973" draw:name="文本框" svg:x="0.6356in" svg:y="0.76789in" svg:width="12.06213in" svg:height="0.57994in" presentation:class="title" presentation:placeholder="false">
          <draw:text-box>
            <text:p text:style-name="a972" text:class-names="" text:cond-style-name=""><text:span text:style-name="a970" text:class-names="">Proposed Solution</text:span><text:span text:style-name="a971" text:class-names=""/></text:p>
          </draw:text-box>
          <svg:title/>
          <svg:desc/>
        </draw:frame>
        <draw:frame draw:id="id99" presentation:style-name="a1037" draw:name="文本框" svg:x="0.48302in" svg:y="1.18917in" svg:width="12.70066in" svg:height="6.08483in" presentation:class="outline" presentation:placeholder="false">
          <draw:text-box>
            <text:list text:style-name="a976">
              <text:list-item>
                <text:p text:style-name="a975" text:class-names="" text:cond-style-name=""><text:span text:style-name="a974" text:class-names=""/></text:p>
              </text:list-item>
            </text:list>
            <text:list text:style-name="a979">
              <text:list-item>
                <text:p text:style-name="a978" text:class-names="" text:cond-style-name=""><text:span text:style-name="a977" text:class-names="">keyloggers are often used by cypercriminals to steal sensitive information <text:s text:c="1"/>such as passwords,credit card numbers ,and personal <text:s text:c="1"/>messages.</text:span></text:p>
              </text:list-item>
            </text:list>
            <text:list text:style-name="a983">
              <text:list-item>
                <text:p text:style-name="a982" text:class-names="" text:cond-style-name=""><text:span text:style-name="a980" text:class-names="">Data collection:</text:span><text:span text:style-name="a981" text:class-names=""/></text:p>
              </text:list-item>
            </text:list>
            <text:list text:style-name="a986">
              <text:list-item>
                <text:list text:style-name="a986">
                  <text:list-item>
                    <text:p text:style-name="a985" text:class-names="" text:cond-style-name=""><text:span text:style-name="a984" text:class-names="">This involves gathering data on user interactions.</text:span></text:p>
                  </text:list-item>
                </text:list>
              </text:list-item>
            </text:list>
            <text:list text:style-name="a990">
              <text:list-item>
                <text:list text:style-name="a990">
                  <text:list-item>
                    <text:p text:style-name="a989" text:class-names="" text:cond-style-name=""><text:span text:style-name="a987" text:class-names="">system activities, and potentially malicious behavior..</text:span><text:span text:style-name="a988" text:class-names=""/></text:p>
                  </text:list-item>
                </text:list>
              </text:list-item>
            </text:list>
            <text:list text:style-name="a994">
              <text:list-item>
                <text:p text:style-name="a993" text:class-names="" text:cond-style-name=""><text:span text:style-name="a991" text:class-names="">Data Preprocessing:</text:span><text:span text:style-name="a992" text:class-names=""/></text:p>
              </text:list-item>
            </text:list>
            <text:list text:style-name="a997">
              <text:list-item>
                <text:list text:style-name="a997">
                  <text:list-item>
                    <text:p text:style-name="a996" text:class-names="" text:cond-style-name=""><text:span text:style-name="a995" text:class-names="">Raw data often needs to be cleaned, normalized, and formatted before it can be effectively analyzed.</text:span></text:p>
                  </text:list-item>
                </text:list>
              </text:list-item>
            </text:list>
            <text:list text:style-name="a1000">
              <text:list-item>
                <text:list text:style-name="a1000">
                  <text:list-item>
                    <text:p text:style-name="a999" text:class-names="" text:cond-style-name=""><text:span text:style-name="a998" text:class-names="">This step ensures that the data is suitable for machine learning algorithms.</text:span></text:p>
                  </text:list-item>
                </text:list>
              </text:list-item>
            </text:list>
            <text:list text:style-name="a1004">
              <text:list-item>
                <text:p text:style-name="a1003" text:class-names="" text:cond-style-name=""><text:span text:style-name="a1001" text:class-names="">Machine Learning Algorithm:</text:span><text:span text:style-name="a1002" text:class-names=""/></text:p>
              </text:list-item>
            </text:list>
            <text:list text:style-name="a1007">
              <text:list-item>
                <text:list text:style-name="a1007">
                  <text:list-item>
                    <text:p text:style-name="a1006" text:class-names="" text:cond-style-name=""><text:span text:style-name="a1005" text:class-names="">Machine learning algorithms, such as anomaly detection or pattern.</text:span></text:p>
                  </text:list-item>
                </text:list>
              </text:list-item>
            </text:list>
            <text:list text:style-name="a1010">
              <text:list-item>
                <text:list text:style-name="a1010">
                  <text:list-item>
                    <text:p text:style-name="a1009" text:class-names="" text:cond-style-name=""><text:span text:style-name="a1008" text:class-names="">recognition models, can be trained on preprocessed data to identify abnormal behavior indicative of keylogging activity.</text:span></text:p>
                  </text:list-item>
                </text:list>
              </text:list-item>
            </text:list>
            <text:list text:style-name="a1014">
              <text:list-item>
                <text:p text:style-name="a1013" text:class-names="" text:cond-style-name=""><text:span text:style-name="a1011" text:class-names="">Deployment:</text:span><text:span text:style-name="a1012" text:class-names=""/></text:p>
              </text:list-item>
            </text:list>
            <text:list text:style-name="a1017">
              <text:list-item>
                <text:list text:style-name="a1017">
                  <text:list-item>
                    <text:p text:style-name="a1016" text:class-names="" text:cond-style-name=""><text:span text:style-name="a1015" text:class-names="">Once the machine learning model is trained and tested, it needs to be deployed within the system or network infrastructure.</text:span></text:p>
                  </text:list-item>
                </text:list>
              </text:list-item>
            </text:list>
            <text:list text:style-name="a1020">
              <text:list-item>
                <text:list text:style-name="a1020">
                  <text:list-item>
                    <text:p text:style-name="a1019" text:class-names="" text:cond-style-name=""><text:span text:style-name="a1018" text:class-names="">where it can actively monitor and detect potential keylogger threats.</text:span></text:p>
                  </text:list-item>
                </text:list>
              </text:list-item>
            </text:list>
            <text:list text:style-name="a1023">
              <text:list-item>
                <text:list text:style-name="a1023">
                  <text:list-item>
                    <text:p text:style-name="a1022" text:class-names="" text:cond-style-name=""><text:span text:style-name="a1021" text:class-names=""><text:s text:c="9"/>Evaluation:</text:span></text:p>
                  </text:list-item>
                </text:list>
              </text:list-item>
            </text:list>
            <text:list text:style-name="a1026">
              <text:list-item>
                <text:list text:style-name="a1026">
                  <text:list-item>
                    <text:p text:style-name="a1025" text:class-names="" text:cond-style-name=""><text:span text:style-name="a1024" text:class-names="">Continuous evaluation is essential to assess the effectiveness of the deployed solution.</text:span></text:p>
                  </text:list-item>
                </text:list>
              </text:list-item>
            </text:list>
            <text:list text:style-name="a1029">
              <text:list-item>
                <text:list text:style-name="a1029">
                  <text:list-item>
                    <text:p text:style-name="a1028" text:class-names="" text:cond-style-name=""><text:span text:style-name="a1027" text:class-names="">This may involve monitoring detection rates, false positives, and other metrics to ensure that the system remains robust against evolving threats.</text:span></text:p>
                  </text:list-item>
                </text:list>
              </text:list-item>
            </text:list>
            <text:list text:style-name="a1033">
              <text:list-item>
                <text:list text:style-name="a1033">
                  <text:list-item>
                    <text:p text:style-name="a1032" text:class-names="" text:cond-style-name=""><text:span text:style-name="a1030" text:class-names="">Result:</text:span><text:span text:style-name="a1031" text:class-names=""/></text:p>
                  </text:list-item>
                </text:list>
              </text:list-item>
            </text:list>
            <text:list text:style-name="a1036">
              <text:list-item>
                <text:p text:style-name="a1035" text:class-names="" text:cond-style-name=""><text:span text:style-name="a1034" text:class-names=""/></text:p>
              </text:list-item>
            </text:list>
          </draw:text-box>
          <svg:title/>
          <svg:desc/>
        </draw:frame>
        <presentation:notes draw:style-name="a1044">
          <draw:frame draw:id="id100" presentation:style-name="a1041" draw:name="文本框" svg:x="4.24826in" svg:y="9.49826in" svg:width="3.25in" svg:height="0.50174in" presentation:class="page-number" presentation:placeholder="false">
            <draw:text-box>
              <text:p text:style-name="a1040" text:class-names="" text:cond-style-name=""><text:span text:style-name="a1038" text:class-names=""><text:page-number style:num-format="1" text:fixed="false">4</text:page-number></text:span><text:span text:style-name="a1039" text:class-names=""/></text:p>
            </draw:text-box>
            <svg:title/>
            <svg:desc/>
          </draw:frame>
          <draw:page-thumbnail draw:page-number="4" svg:x="0.75in" svg:y="1.25in" svg:width="6in" svg:height="3.375in" presentation:class="page" draw:id="id101" presentation:style-name="a1042" draw:name="对象">
            <svg:title/>
            <svg:desc/>
          </draw:page-thumbnail>
          <draw:frame draw:id="id102" presentation:style-name="a1043" draw:name="文本框" svg:x="0.75in" svg:y="4.8125in" svg:width="6in" svg:height="3.9375in" presentation:class="notes" presentation:placeholder="true">
            <draw:text-box/>
            <svg:title/>
            <svg:desc/>
          </draw:frame>
        </presentation:notes>
      </draw:page>
      <draw:page draw:name="Slide5" draw:style-name="a1045" draw:master-page-name="Master1-Layout12-cust-自定义版式" presentation:presentation-page-layout-name="Master1-PPL12" draw:id="Slide-260">
        <draw:frame draw:id="id103" presentation:style-name="a1049" draw:name="文本框" svg:x="0.6356in" svg:y="0.7246in" svg:width="12.06213in" svg:height="0.57994in" presentation:class="title" presentation:placeholder="false">
          <draw:text-box>
            <text:p text:style-name="a1048" text:class-names="" text:cond-style-name=""><text:span text:style-name="a1046" text:class-names="">System  Approach</text:span><text:span text:style-name="a1047" text:class-names=""/></text:p>
          </draw:text-box>
          <svg:title/>
          <svg:desc/>
        </draw:frame>
        <draw:frame draw:id="id104" presentation:style-name="a1050" draw:name="文本框" svg:x="0.67726in" svg:y="1.65307in" svg:width="12.06213in" svg:height="5.11081in" presentation:class="outline" presentation:placeholder="true">
          <draw:text-box/>
          <svg:title/>
          <svg:desc/>
        </draw:frame>
        <draw:custom-shape svg:x="0.76884in" svg:y="1.65622in" svg:width="5.65815in" svg:height="4.475in" draw:id="id105" draw:style-name="a1076" draw:name="矩形">
          <svg:title/>
          <svg:desc/>
          <text:p text:style-name="a1052" text:class-names="" text:cond-style-name=""><text:span text:style-name="a1051" text:class-names="">The "System Approach" section outlines the overall strategy and methodology for developing and implementing keylogger and security. Here's a suggested structure for this section:</text:span></text:p>
          <text:p text:style-name="a1054" text:class-names="" text:cond-style-name=""><text:span text:style-name="a1053" text:class-names=""/></text:p>
          <text:p text:style-name="a1056" text:class-names="" text:cond-style-name=""><text:span text:style-name="a1055" text:class-names="">System requirements</text:span></text:p>
          <text:p text:style-name="a1058" text:class-names="" text:cond-style-name=""><text:span text:style-name="a1057" text:class-names=""/></text:p>
          <text:p text:style-name="a1060" text:class-names="" text:cond-style-name=""><text:span text:style-name="a1059" text:class-names=""><text:s text:c="17"/>Python IDLE</text:span></text:p>
          <text:p text:style-name="a1062" text:class-names="" text:cond-style-name=""><text:span text:style-name="a1061" text:class-names=""/></text:p>
          <text:p text:style-name="a1064" text:class-names="" text:cond-style-name=""><text:span text:style-name="a1063" text:class-names=""/></text:p>
          <text:p text:style-name="a1066" text:class-names="" text:cond-style-name=""><text:span text:style-name="a1065" text:class-names="">Library required to build the model</text:span></text:p>
          <text:p text:style-name="a1068" text:class-names="" text:cond-style-name=""><text:span text:style-name="a1067" text:class-names=""/></text:p>
          <text:p text:style-name="a1070" text:class-names="" text:cond-style-name=""><text:span text:style-name="a1069" text:class-names=""><text:s text:c="17"/>pynput</text:span></text:p>
          <text:p text:style-name="a1072" text:class-names="" text:cond-style-name=""><text:span text:style-name="a1071" text:class-names=""/></text:p>
          <text:p text:style-name="a1075" text:class-names="" text:cond-style-name=""><text:span text:style-name="a1073" text:class-names=""><text:s text:c="18"/>json</text:span><text:span text:style-name="a1074" text:class-names=""/></text:p>
          <draw:enhanced-geometry xmlns:dr3d="urn:oasis:names:tc:opendocument:xmlns:dr3d:1.0" draw:type="non-primitive" svg:viewBox="0 0 21600 21600" draw:enhanced-path="M 0 0 L 21600 0 21600 21600 0 21600 Z N"/>
        </draw:custom-shape>
        <presentation:notes draw:style-name="a1083">
          <draw:frame draw:id="id106" presentation:style-name="a1080" draw:name="文本框" svg:x="4.24826in" svg:y="9.49826in" svg:width="3.25in" svg:height="0.50174in" presentation:class="page-number" presentation:placeholder="false">
            <draw:text-box>
              <text:p text:style-name="a1079" text:class-names="" text:cond-style-name=""><text:span text:style-name="a1077" text:class-names=""><text:page-number style:num-format="1" text:fixed="false">5</text:page-number></text:span><text:span text:style-name="a1078" text:class-names=""/></text:p>
            </draw:text-box>
            <svg:title/>
            <svg:desc/>
          </draw:frame>
          <draw:page-thumbnail draw:page-number="5" svg:x="0.75in" svg:y="1.25in" svg:width="6in" svg:height="3.375in" presentation:class="page" draw:id="id107" presentation:style-name="a1081" draw:name="对象">
            <svg:title/>
            <svg:desc/>
          </draw:page-thumbnail>
          <draw:frame draw:id="id108" presentation:style-name="a1082" draw:name="文本框" svg:x="0.75in" svg:y="4.8125in" svg:width="6in" svg:height="3.9375in" presentation:class="notes" presentation:placeholder="true">
            <draw:text-box/>
            <svg:title/>
            <svg:desc/>
          </draw:frame>
        </presentation:notes>
      </draw:page>
      <draw:page draw:name="Slide6" draw:style-name="a1084" draw:master-page-name="Master1-Layout12-cust-自定义版式" presentation:presentation-page-layout-name="Master1-PPL12" draw:id="Slide-261">
        <draw:frame draw:id="id109" presentation:style-name="a1088" draw:name="文本框" svg:x="0.6356in" svg:y="0.76789in" svg:width="12.06213in" svg:height="0.57994in" presentation:class="title" presentation:placeholder="false">
          <draw:text-box>
            <text:p text:style-name="a1087" text:class-names="" text:cond-style-name=""><text:span text:style-name="a1085" text:class-names="">Algorithm &amp; Deployment</text:span><text:span text:style-name="a1086" text:class-names=""/></text:p>
          </draw:text-box>
          <svg:title/>
          <svg:desc/>
        </draw:frame>
        <draw:frame draw:id="id110" presentation:style-name="a1129" draw:name="文本框" svg:x="0.6356in" svg:y="1.42391in" svg:width="12.06213in" svg:height="5.11081in" presentation:class="outline" presentation:placeholder="false">
          <draw:text-box>
            <text:list text:style-name="a1092">
              <text:list-item>
                <text:p text:style-name="a1091" text:class-names="" text:cond-style-name=""><text:span text:style-name="a1089" text:class-names="">In the Algorithm section, describe the machine learning algorithm chosen for predicting bike counts. Here's an example structure for this section:</text:span><text:span text:style-name="a1090" text:class-names=""/></text:p>
              </text:list-item>
            </text:list>
            <text:list text:style-name="a1096">
              <text:list-item>
                <text:p text:style-name="a1095" text:class-names="" text:cond-style-name=""><text:span text:style-name="a1093" text:class-names="">Algorithm Selection:</text:span><text:span text:style-name="a1094" text:class-names=""/></text:p>
              </text:list-item>
            </text:list>
            <text:list text:style-name="a1099">
              <text:list-item>
                <text:list text:style-name="a1099">
                  <text:list-item>
                    <text:p text:style-name="a1098" text:class-names="" text:cond-style-name=""><text:span text:style-name="a1097" text:class-names="">Choose appropriate machine learning algorithms based on the nature of the data and the problem at hand.</text:span></text:p>
                  </text:list-item>
                </text:list>
              </text:list-item>
            </text:list>
            <text:list text:style-name="a1102">
              <text:list-item>
                <text:list text:style-name="a1102">
                  <text:list-item>
                    <text:p text:style-name="a1101" text:class-names="" text:cond-style-name=""><text:span text:style-name="a1100" text:class-names="">For keylogger detection, anomaly detection algorithms such as Isolation Forest, One-Class SVM, or deep learning models like recurrent neural networks (RNNs) may be suitable.</text:span></text:p>
                  </text:list-item>
                </text:list>
              </text:list-item>
            </text:list>
            <text:list text:style-name="a1106">
              <text:list-item>
                <text:p text:style-name="a1105" text:class-names="" text:cond-style-name=""><text:span text:style-name="a1103" text:class-names="">Data Input:</text:span><text:span text:style-name="a1104" text:class-names=""/></text:p>
              </text:list-item>
            </text:list>
            <text:list text:style-name="a1109">
              <text:list-item>
                <text:list text:style-name="a1109">
                  <text:list-item>
                    <text:p text:style-name="a1108" text:class-names="" text:cond-style-name=""><text:span text:style-name="a1107" text:class-names=""><text:s text:c="6"/>Collect data from various sources such as user inputs, system logs, network traffic, etc.</text:span></text:p>
                  </text:list-item>
                </text:list>
              </text:list-item>
            </text:list>
            <text:list text:style-name="a1113">
              <text:list-item>
                <text:list text:style-name="a1113">
                  <text:list-item>
                    <text:p text:style-name="a1112" text:class-names="" text:cond-style-name=""><text:span text:style-name="a1110" text:class-names=""><text:s text:c="7"/>Ensure the data is representative of both normal and potentially malicious activities.<text:s text:c="1"/></text:span><text:span text:style-name="a1111" text:class-names=""/></text:p>
                  </text:list-item>
                </text:list>
              </text:list-item>
            </text:list>
            <text:list text:style-name="a1117">
              <text:list-item>
                <text:p text:style-name="a1116" text:class-names="" text:cond-style-name=""><text:span text:style-name="a1114" text:class-names="">Training Process:</text:span><text:span text:style-name="a1115" text:class-names=""/></text:p>
              </text:list-item>
            </text:list>
            <text:list text:style-name="a1120">
              <text:list-item>
                <text:list text:style-name="a1120">
                  <text:list-item>
                    <text:p text:style-name="a1119" text:class-names="" text:cond-style-name=""><text:span text:style-name="a1118" text:class-names=""><text:s text:c="13"/>Split the collected data into training and validation sets.</text:span></text:p>
                  </text:list-item>
                </text:list>
              </text:list-item>
            </text:list>
            <text:list text:style-name="a1124">
              <text:list-item>
                <text:p text:style-name="a1123" text:class-names="" text:cond-style-name=""><text:span text:style-name="a1121" text:class-names="">Prediction Process:</text:span><text:span text:style-name="a1122" text:class-names=""/></text:p>
              </text:list-item>
            </text:list>
            <text:list text:style-name="a1128">
              <text:list-item>
                <text:list text:style-name="a1128">
                  <text:list-item>
                    <text:p text:style-name="a1127" text:class-names="" text:cond-style-name=""><text:span text:style-name="a1125" text:class-names=""><text:s text:c="5"/>In the prediction process, input new data streams in real-time or periodically.</text:span><text:span text:style-name="a1126" text:class-names=""/></text:p>
                  </text:list-item>
                </text:list>
              </text:list-item>
            </text:list>
          </draw:text-box>
          <svg:title/>
          <svg:desc/>
        </draw:frame>
        <presentation:notes draw:style-name="a1136">
          <draw:frame draw:id="id111" presentation:style-name="a1133" draw:name="文本框" svg:x="4.24826in" svg:y="9.49826in" svg:width="3.25in" svg:height="0.50174in" presentation:class="page-number" presentation:placeholder="false">
            <draw:text-box>
              <text:p text:style-name="a1132" text:class-names="" text:cond-style-name=""><text:span text:style-name="a1130" text:class-names=""><text:page-number style:num-format="1" text:fixed="false">6</text:page-number></text:span><text:span text:style-name="a1131" text:class-names=""/></text:p>
            </draw:text-box>
            <svg:title/>
            <svg:desc/>
          </draw:frame>
          <draw:page-thumbnail draw:page-number="6" svg:x="0.75in" svg:y="1.25in" svg:width="6in" svg:height="3.375in" presentation:class="page" draw:id="id112" presentation:style-name="a1134" draw:name="对象">
            <svg:title/>
            <svg:desc/>
          </draw:page-thumbnail>
          <draw:frame draw:id="id113" presentation:style-name="a1135" draw:name="文本框" svg:x="0.75in" svg:y="4.8125in" svg:width="6in" svg:height="3.9375in" presentation:class="notes" presentation:placeholder="true">
            <draw:text-box/>
            <svg:title/>
            <svg:desc/>
          </draw:frame>
        </presentation:notes>
      </draw:page>
      <draw:page draw:name="Slide7" draw:style-name="a1137" draw:master-page-name="Master1-Layout12-cust-自定义版式" presentation:presentation-page-layout-name="Master1-PPL12" draw:id="Slide-262">
        <draw:frame draw:id="id114" presentation:style-name="a1141" draw:name="文本框" svg:x="0.6356in" svg:y="0.76789in" svg:width="12.06213in" svg:height="0.57994in" presentation:class="title" presentation:placeholder="false">
          <draw:text-box>
            <text:p text:style-name="a1140" text:class-names="" text:cond-style-name=""><text:span text:style-name="a1138" text:class-names="">Result</text:span><text:span text:style-name="a1139" text:class-names=""/></text:p>
          </draw:text-box>
          <svg:title/>
          <svg:desc/>
        </draw:frame>
        <draw:frame draw:id="id115" presentation:style-name="a1142" draw:name="图片" svg:x="0.6356in" svg:y="1.42391in" svg:width="12.06213in" svg:height="5.11081in" presentation:class="graphic" presentation:placeholder="true">
          <svg:title/>
          <svg:desc/>
        </draw:frame>
        <draw:frame draw:id="id116" draw:style-name="a1143" draw:name="图片" svg:x="5.7478in" svg:y="3.29403in" svg:width="0.16198in" svg:height="0.15474in" style:rel-width="scale" style:rel-height="scale">
          <draw:image xlink:href="media/image1.png" xlink:type="simple" xlink:show="embed" xlink:actuate="onLoad"/>
          <svg:title/>
          <svg:desc/>
        </draw:frame>
        <draw:frame draw:id="id117" draw:style-name="a1144" draw:name="图片" svg:x="1.38178in" svg:y="1.95575in" svg:width="10.39525in" svg:height="4.18786in" style:rel-width="scale" style:rel-height="scale">
          <draw:image xlink:href="media/image1.png" xlink:type="simple" xlink:show="embed" xlink:actuate="onLoad"/>
          <svg:title/>
          <svg:desc/>
        </draw:frame>
        <presentation:notes draw:style-name="a1151">
          <draw:frame draw:id="id118" presentation:style-name="a1148" draw:name="文本框" svg:x="4.24826in" svg:y="9.49826in" svg:width="3.25in" svg:height="0.50174in" presentation:class="page-number" presentation:placeholder="false">
            <draw:text-box>
              <text:p text:style-name="a1147" text:class-names="" text:cond-style-name=""><text:span text:style-name="a1145" text:class-names=""><text:page-number style:num-format="1" text:fixed="false">7</text:page-number></text:span><text:span text:style-name="a1146" text:class-names=""/></text:p>
            </draw:text-box>
            <svg:title/>
            <svg:desc/>
          </draw:frame>
          <draw:page-thumbnail draw:page-number="7" svg:x="0.75in" svg:y="1.25in" svg:width="6in" svg:height="3.375in" presentation:class="page" draw:id="id119" presentation:style-name="a1149" draw:name="对象">
            <svg:title/>
            <svg:desc/>
          </draw:page-thumbnail>
          <draw:frame draw:id="id120" presentation:style-name="a1150" draw:name="文本框" svg:x="0.75in" svg:y="4.8125in" svg:width="6in" svg:height="3.9375in" presentation:class="notes" presentation:placeholder="true">
            <draw:text-box/>
            <svg:title/>
            <svg:desc/>
          </draw:frame>
        </presentation:notes>
      </draw:page>
      <draw:page draw:name="Slide8" draw:style-name="a1152" draw:master-page-name="Master1-Layout12-cust-自定义版式" presentation:presentation-page-layout-name="Master1-PPL12" draw:id="Slide-263">
        <draw:frame draw:id="id121" presentation:style-name="a1156" draw:name="文本框" svg:x="0.6356in" svg:y="0.76789in" svg:width="12.06213in" svg:height="0.57994in" presentation:class="title" presentation:placeholder="false">
          <draw:text-box>
            <text:p text:style-name="a1155" text:class-names="" text:cond-style-name=""><text:span text:style-name="a1153" text:class-names="">Conclusion</text:span><text:span text:style-name="a1154" text:class-names=""/></text:p>
          </draw:text-box>
          <svg:title/>
          <svg:desc/>
        </draw:frame>
        <draw:frame draw:id="id122" presentation:style-name="a1161" draw:name="文本框" svg:x="0.6356in" svg:y="1.42391in" svg:width="12.06213in" svg:height="5.11081in" presentation:class="outline" presentation:placeholder="false">
          <draw:text-box>
            <text:list text:style-name="a1160">
              <text:list-item>
                <text:p text:style-name="a1159" text:class-names="" text:cond-style-name=""><text:span text:style-name="a1157" text:class-names="">Keyloggers are a potent threat to both individuals and enterprises, with the potential to cause significant harm if left undetected. Understanding the nature of keyloggers, their methods of infiltration, and the dangers they pose is crucial for maintaining a secure digital environment.</text:span><text:span text:style-name="a1158" text:class-names=""/></text:p>
              </text:list-item>
            </text:list>
          </draw:text-box>
          <svg:title/>
          <svg:desc/>
        </draw:frame>
        <presentation:notes draw:style-name="a1168">
          <draw:frame draw:id="id123" presentation:style-name="a1165" draw:name="文本框" svg:x="4.24826in" svg:y="9.49826in" svg:width="3.25in" svg:height="0.50174in" presentation:class="page-number" presentation:placeholder="false">
            <draw:text-box>
              <text:p text:style-name="a1164" text:class-names="" text:cond-style-name=""><text:span text:style-name="a1162" text:class-names=""><text:page-number style:num-format="1" text:fixed="false">8</text:page-number></text:span><text:span text:style-name="a1163" text:class-names=""/></text:p>
            </draw:text-box>
            <svg:title/>
            <svg:desc/>
          </draw:frame>
          <draw:page-thumbnail draw:page-number="8" svg:x="0.75in" svg:y="1.25in" svg:width="6in" svg:height="3.375in" presentation:class="page" draw:id="id124" presentation:style-name="a1166" draw:name="对象">
            <svg:title/>
            <svg:desc/>
          </draw:page-thumbnail>
          <draw:frame draw:id="id125" presentation:style-name="a1167" draw:name="文本框" svg:x="0.75in" svg:y="4.8125in" svg:width="6in" svg:height="3.9375in" presentation:class="notes" presentation:placeholder="true">
            <draw:text-box/>
            <svg:title/>
            <svg:desc/>
          </draw:frame>
        </presentation:notes>
      </draw:page>
      <draw:page draw:name="Slide9" draw:style-name="a1169" draw:master-page-name="Master1-Layout12-cust-自定义版式" presentation:presentation-page-layout-name="Master1-PPL12" draw:id="Slide-264">
        <draw:frame draw:id="id126" presentation:style-name="a1176" draw:name="文本框" svg:x="0.6356in" svg:y="1.42391in" svg:width="12.06213in" svg:height="5.11081in" presentation:class="outline" presentation:placeholder="false">
          <draw:text-box>
            <text:list text:style-name="a1172">
              <text:list-item>
                <text:p text:style-name="a1171" text:class-names="" text:cond-style-name=""><text:span text:style-name="a1170" text:class-names="">A keylogger or keystroke logger/keyboard capturing is a form of malware or hardware that keeps track of and records your keystrokes as you type. It takes the information and sends it to a hacker using a command-and-control (C&amp;C) server.</text:span></text:p>
              </text:list-item>
            </text:list>
            <text:list text:style-name="a1175">
              <text:list-item>
                <text:p text:style-name="a1174" text:class-names="" text:cond-style-name=""><text:span text:style-name="a1173" text:class-names=""/></text:p>
              </text:list-item>
            </text:list>
          </draw:text-box>
          <svg:title/>
          <svg:desc/>
        </draw:frame>
        <draw:custom-shape svg:x="0.58582in" svg:y="0.92373in" svg:width="12.06213in" svg:height="0.57994in" draw:id="id127" draw:style-name="a1180" draw:name="矩形">
          <svg:title/>
          <svg:desc/>
          <text:p text:style-name="a1179" text:class-names="" text:cond-style-name=""><text:span text:style-name="a1177" text:class-names="">Future scope</text:span><text:span text:style-name="a1178" text:class-names=""/></text:p>
          <draw:enhanced-geometry xmlns:dr3d="urn:oasis:names:tc:opendocument:xmlns:dr3d:1.0" draw:type="non-primitive" svg:viewBox="0 0 21600 21600" draw:enhanced-path="M 0 0 L 21600 0 21600 21600 0 21600 Z N"/>
        </draw:custom-shape>
        <presentation:notes draw:style-name="a1187">
          <draw:frame draw:id="id128" presentation:style-name="a1184" draw:name="文本框" svg:x="4.24826in" svg:y="9.49826in" svg:width="3.25in" svg:height="0.50174in" presentation:class="page-number" presentation:placeholder="false">
            <draw:text-box>
              <text:p text:style-name="a1183" text:class-names="" text:cond-style-name=""><text:span text:style-name="a1181" text:class-names=""><text:page-number style:num-format="1" text:fixed="false">9</text:page-number></text:span><text:span text:style-name="a1182" text:class-names=""/></text:p>
            </draw:text-box>
            <svg:title/>
            <svg:desc/>
          </draw:frame>
          <draw:page-thumbnail draw:page-number="9" svg:x="0.75in" svg:y="1.25in" svg:width="6in" svg:height="3.375in" presentation:class="page" draw:id="id129" presentation:style-name="a1185" draw:name="对象">
            <svg:title/>
            <svg:desc/>
          </draw:page-thumbnail>
          <draw:frame draw:id="id130" presentation:style-name="a1186" draw:name="文本框" svg:x="0.75in" svg:y="4.8125in" svg:width="6in" svg:height="3.9375in" presentation:class="notes" presentation:placeholder="true">
            <draw:text-box/>
            <svg:title/>
            <svg:desc/>
          </draw:frame>
        </presentation:notes>
      </draw:page>
      <draw:page draw:name="Slide10" draw:style-name="a1188" draw:master-page-name="Master1-Layout12-cust-自定义版式" presentation:presentation-page-layout-name="Master1-PPL12" draw:id="Slide-265">
        <draw:frame draw:id="id131" presentation:style-name="a1192" draw:name="文本框" svg:x="0.6356in" svg:y="0.76789in" svg:width="12.06213in" svg:height="0.57994in" presentation:class="title" presentation:placeholder="false">
          <draw:text-box>
            <text:p text:style-name="a1191" text:class-names="" text:cond-style-name=""><text:span text:style-name="a1189" text:class-names="">References</text:span><text:span text:style-name="a1190" text:class-names=""/></text:p>
          </draw:text-box>
          <svg:title/>
          <svg:desc/>
        </draw:frame>
        <draw:frame draw:id="id132" presentation:style-name="a1193" draw:name="文本框" svg:x="0.6356in" svg:y="1.42391in" svg:width="12.06213in" svg:height="5.11081in" presentation:class="outline" presentation:placeholder="true">
          <draw:text-box/>
          <svg:title/>
          <svg:desc/>
        </draw:frame>
        <draw:custom-shape svg:x="0.67013in" svg:y="1.4504in" svg:width="12.32632in" svg:height="5.10803in" draw:id="id133" draw:style-name="a1194" draw:name="矩形">
          <svg:title/>
          <svg:desc/>
          <draw:enhanced-geometry xmlns:dr3d="urn:oasis:names:tc:opendocument:xmlns:dr3d:1.0" draw:type="non-primitive" svg:viewBox="0 0 21600 21600" draw:enhanced-path="M 0 0 L 21600 0 21600 21600 0 21600 Z N"/>
        </draw:custom-shape>
        <draw:custom-shape svg:x="0.37202in" svg:y="1.46873in" svg:width="11.55736in" svg:height="4.475in" draw:id="id134" draw:style-name="a1222" draw:name="矩形">
          <svg:title/>
          <svg:desc/>
          <text:p text:style-name="a1196" text:class-names="" text:cond-style-name=""><text:span text:style-name="a1195" text:class-names="">1."Keylogger Detection and Prevention Techniques: A Survey" by Mohammad Rashed Iqbal Faruqui and Md. Liakat Ali</text:span></text:p>
          <text:p text:style-name="a1198" text:class-names="" text:cond-style-name=""><text:span text:style-name="a1197" text:class-names=""/></text:p>
          <text:p text:style-name="a1200" text:class-names="" text:cond-style-name=""><text:span text:style-name="a1199" text:class-names="">2."A Study of Keyloggers and Detection Techniques" by Richa Singh and Mayank Dave</text:span></text:p>
          <text:p text:style-name="a1202" text:class-names="" text:cond-style-name=""><text:span text:style-name="a1201" text:class-names=""/></text:p>
          <text:p text:style-name="a1204" text:class-names="" text:cond-style-name=""><text:span text:style-name="a1203" text:class-names="">3."Keylogger Detection Using Machine Learning Techniques" by Yuming Zhang, Jianwei Niu, and Shuai Li</text:span></text:p>
          <text:p text:style-name="a1206" text:class-names="" text:cond-style-name=""><text:span text:style-name="a1205" text:class-names=""/></text:p>
          <text:p text:style-name="a1208" text:class-names="" text:cond-style-name=""><text:span text:style-name="a1207" text:class-names="">4."Enhancing Computer Security against Keyloggers" by Quynh Nguyen and Madhusudan Singh</text:span></text:p>
          <text:p text:style-name="a1210" text:class-names="" text:cond-style-name=""><text:span text:style-name="a1209" text:class-names=""/></text:p>
          <text:p text:style-name="a1212" text:class-names="" text:cond-style-name=""><text:span text:style-name="a1211" text:class-names="">5."Machine Learning-Based Keylogger Detection System" by Ashraf El-Sisi and Eslam Gamal</text:span></text:p>
          <text:p text:style-name="a1214" text:class-names="" text:cond-style-name=""><text:span text:style-name="a1213" text:class-names=""/></text:p>
          <text:p text:style-name="a1216" text:class-names="" text:cond-style-name=""><text:span text:style-name="a1215" text:class-names="">6."A Survey of Keylogger Detection and Prevention Techniques" by T. Kavitha and N. Balakumar</text:span></text:p>
          <text:p text:style-name="a1218" text:class-names="" text:cond-style-name=""><text:span text:style-name="a1217" text:class-names=""/></text:p>
          <text:p text:style-name="a1221" text:class-names="" text:cond-style-name=""><text:span text:style-name="a1219" text:class-names="">7."Seurity Issues and Solutions in Computer Systems: A Review" by Samer Samarah and Muneer Bani Yassein.</text:span><text:span text:style-name="a1220" text:class-names=""/></text:p>
          <draw:enhanced-geometry xmlns:dr3d="urn:oasis:names:tc:opendocument:xmlns:dr3d:1.0" draw:type="non-primitive" svg:viewBox="0 0 21600 21600" draw:enhanced-path="M 0 0 L 21600 0 21600 21600 0 21600 Z N"/>
        </draw:custom-shape>
        <presentation:notes draw:style-name="a1229">
          <draw:frame draw:id="id135" presentation:style-name="a1226" draw:name="文本框" svg:x="4.24826in" svg:y="9.49826in" svg:width="3.25in" svg:height="0.50174in" presentation:class="page-number" presentation:placeholder="false">
            <draw:text-box>
              <text:p text:style-name="a1225" text:class-names="" text:cond-style-name=""><text:span text:style-name="a1223" text:class-names=""><text:page-number style:num-format="1" text:fixed="false">10</text:page-number></text:span><text:span text:style-name="a1224" text:class-names=""/></text:p>
            </draw:text-box>
            <svg:title/>
            <svg:desc/>
          </draw:frame>
          <draw:page-thumbnail draw:page-number="10" svg:x="0.75in" svg:y="1.25in" svg:width="6in" svg:height="3.375in" presentation:class="page" draw:id="id136" presentation:style-name="a1227" draw:name="对象">
            <svg:title/>
            <svg:desc/>
          </draw:page-thumbnail>
          <draw:frame draw:id="id137" presentation:style-name="a1228" draw:name="文本框" svg:x="0.75in" svg:y="4.8125in" svg:width="6in" svg:height="3.9375in" presentation:class="notes" presentation:placeholder="true">
            <draw:text-box/>
            <svg:title/>
            <svg:desc/>
          </draw:frame>
        </presentation:notes>
      </draw:page>
      <draw:page draw:name="Slide11" draw:style-name="a1230" draw:master-page-name="Master1-Layout13-cust-自定义版式" presentation:presentation-page-layout-name="Master1-PPL13" draw:id="Slide-266">
        <draw:frame draw:id="id138" presentation:style-name="a1234" draw:name="文本框" svg:x="1.6in" svg:y="3.02517in" svg:width="10.16923in" svg:height="1.44965in" presentation:class="title" presentation:placeholder="false">
          <draw:text-box>
            <text:p text:style-name="a1233" text:class-names="" text:cond-style-name=""><text:span text:style-name="a1231" text:class-names="">THANK YOU</text:span><text:span text:style-name="a1232" text:class-names=""/></text:p>
          </draw:text-box>
          <svg:title/>
          <svg:desc/>
        </draw:frame>
        <presentation:notes draw:style-name="a1241">
          <draw:frame draw:id="id139" presentation:style-name="a1238" draw:name="文本框" svg:x="4.24826in" svg:y="9.49826in" svg:width="3.25in" svg:height="0.50174in" presentation:class="page-number" presentation:placeholder="false">
            <draw:text-box>
              <text:p text:style-name="a1237" text:class-names="" text:cond-style-name=""><text:span text:style-name="a1235" text:class-names=""><text:page-number style:num-format="1" text:fixed="false">11</text:page-number></text:span><text:span text:style-name="a1236" text:class-names=""/></text:p>
            </draw:text-box>
            <svg:title/>
            <svg:desc/>
          </draw:frame>
          <draw:page-thumbnail draw:page-number="11" svg:x="0.75in" svg:y="1.25in" svg:width="6in" svg:height="3.375in" presentation:class="page" draw:id="id140" presentation:style-name="a1239" draw:name="对象">
            <svg:title/>
            <svg:desc/>
          </draw:page-thumbnail>
          <draw:frame draw:id="id141" presentation:style-name="a1240" draw:name="文本框" svg:x="0.75in" svg:y="4.8125in" svg:width="6in" svg:height="3.937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标题幻灯片">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2" style:display-name="标题和内容">
      <presentation:placeholder presentation:object="title" svg:x="0.6356in" svg:y="0.77113in" svg:width="12.06213in" svg:height="0.6093in"/>
      <presentation:placeholder presentation:object="object" svg:x="0.6356in" svg:y="1.54768in" svg:width="12.06213in" svg:height="5.00093in"/>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3" style:display-name="节标题">
      <presentation:placeholder presentation:object="title" svg:x="0.78993in" svg:y="4.81944in" svg:width="8.5in" svg:height="1.48958in"/>
      <presentation:placeholder presentation:object="outline" svg:x="0.78993in" svg:y="3.17882in" svg:width="8.5in" svg:height="1.64062in"/>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4" style:display-name="两栏内容">
      <presentation:placeholder presentation:object="title" svg:x="0.6356in" svg:y="0.77113in" svg:width="12.06213in" svg:height="0.6093in"/>
      <presentation:placeholder presentation:object="object" svg:x="0.5in" svg:y="1.75in" svg:width="4.41667in" svg:height="4.94965in"/>
      <presentation:placeholder presentation:object="object" svg:x="5.08333in" svg:y="1.75in" svg:width="4.41667in" svg:height="4.94965in"/>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5" style:display-name="比较">
      <presentation:placeholder presentation:object="title" svg:x="0.6356in" svg:y="0.77113in" svg:width="12.06213in" svg:height="0.6093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6" style:display-name="仅标题">
      <presentation:placeholder presentation:object="title" svg:x="0.6356in" svg:y="0.77113in" svg:width="12.06213in" svg:height="0.6093in"/>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7" style:display-name="空白">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8" style:display-name="内容与标题">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9" style:display-name="图片与标题">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10" style:display-name="标题和竖排文本">
      <presentation:placeholder presentation:object="title" svg:x="0.6356in" svg:y="0.77113in" svg:width="12.06213in" svg:height="0.6093in"/>
      <presentation:placeholder presentation:object="outline" svg:x="0.6356in" svg:y="1.54768in" svg:width="12.06213in" svg:height="5.00093in"/>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11" style:display-name="垂直排列标题与文本">
      <presentation:placeholder presentation:object="title" svg:x="7.25in" svg:y="0.30035in" svg:width="2.25in" svg:height="6.39931in"/>
      <presentation:placeholder presentation:object="outline" svg:x="0.5in" svg:y="0.30035in" svg:width="6.58333in" svg:height="6.39931in"/>
      <presentation:placeholder presentation:object="date-time" svg:x="8.31797in" svg:y="7.02528in" svg:width="3.11111in" svg:height="0.39931in"/>
      <presentation:placeholder presentation:object="page-number" svg:x="11.5467in" svg:y="7.02528in" svg:width="1.15104in" svg:height="0.39931in"/>
    </style:presentation-page-layout>
    <style:presentation-page-layout style:name="Master1-PPL12" style:display-name="自定义版式">
      <presentation:placeholder presentation:object="title" svg:x="0.6356in" svg:y="0.76789in" svg:width="12.06213in" svg:height="0.57994in"/>
      <presentation:placeholder presentation:object="outline" svg:x="0.6356in" svg:y="1.42391in" svg:width="12.06213in" svg:height="5.11081in"/>
      <presentation:placeholder presentation:object="date-time" svg:x="8.31797in" svg:y="7.02528in" svg:width="3.11111in" svg:height="0.39931in"/>
    </style:presentation-page-layout>
    <style:presentation-page-layout style:name="Master1-PPL13" style:display-name="自定义版式">
      <presentation:placeholder presentation:object="title" svg:x="0.62981in" svg:y="0.79796in" svg:width="12.06213in" svg:height="0.64769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style style:family="graphic" style:name="Graphics"/>
    <style:default-style style:family="graphic">
      <style:graphic-properties draw:fill="solid" draw:fill-color="#4472c4" draw:opacity="100%" draw:stroke="none"/>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fill="solid" draw:fill-color="#969fa7" draw:opacity="100%" draw:stroke="non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
      <style:graphic-properties draw:fill="solid" draw:fill-color="#1cade4" draw:opacity="100%" draw:stroke="non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parent-style-name="Graphics">
      <style:graphic-properties draw:fill="none" draw:stroke="none"/>
    </style:style>
    <style:style style:family="graphic" style:name="a73">
      <style:graphic-properties draw:fill="solid" draw:fill-color="#465359" draw:opacity="100%"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Lucida San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Lucida San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draw:fill="none" draw:stroke="solid" svg:stroke-width="0.01389in" svg:stroke-color="#000000" svg:stroke-opacity="100%" draw:stroke-linejoin="round" svg:stroke-linecap="butt"/>
    </style:style>
    <style:style style:family="text" style:name="a78">
      <style:text-properties fo:text-transform="uppercase" fo:color="#1cade4" style:text-line-through-type="none" style:text-line-through-style="none" style:text-line-through-width="auto" style:text-line-through-color="font-color" style:text-position="0% 100%" fo:font-family="Franklin Gothic Book" style:font-family-asian="华文中宋" style:font-family-complex="Lucida Sans"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text-transform="uppercase" fo:color="#1cade4" style:text-line-through-type="none" style:text-line-through-style="none" style:text-line-through-width="auto" style:text-line-through-color="font-color" style:text-position="0% 100%" fo:font-family="Franklin Gothic Book" style:font-family-asian="华文中宋" style:font-family-complex="Lucida Sans"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67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10%" fo:text-align="left" style:tab-stop-distance="1in" fo:margin-left="0.33458in" fo:margin-right="0in" fo:text-indent="-0.33458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10%" fo:text-align="left" style:tab-stop-distance="1in" fo:margin-left="0in" fo:margin-right="0in" fo:text-indent="0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Franklin Gothic Book" style:font-family-asian="华文中宋" style:font-family-complex="Franklin Gothic Book"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68875in" fo:margin-right="0in" fo:text-indent="-0.33458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8056in" style:font-size-asian="0.18056in" style:font-size-complex="0.18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98403in" fo:margin-right="0in" fo:text-indent="-0.29514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1.35819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1.75181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aragraph" style:name="a46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33458in" fo:margin-right="0in" fo:text-indent="-0.33458in" fo:margin-top="0.09722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68875in" fo:margin-right="0in" fo:text-indent="-0.33458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draw:fill="none" draw:stroke="solid" svg:stroke-width="0.01389in" svg:stroke-color="#000000" svg:stroke-opacity="100%" draw:stroke-linejoin="round" svg:stroke-linecap="butt"/>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98403in" fo:margin-right="0in" fo:text-indent="-0.29514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35819in" fo:margin-right="0in" fo:text-indent="-0.2558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75181in" fo:margin-right="0in" fo:text-indent="-0.2558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4">
      <style:graphic-properties draw:fill="none" draw:stroke="solid" svg:stroke-width="0.01389in" svg:stroke-color="#000000" svg:stroke-opacity="100%" draw:stroke-linejoin="round" svg:stroke-linecap="butt"/>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10%" fo:text-align="left" style:tab-stop-distance="1in" fo:margin-left="0.33458in" fo:margin-right="0in" fo:text-indent="-0.33458in" fo:margin-top="0.09722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68875in" fo:margin-right="0in" fo:text-indent="-0.33458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98403in" fo:margin-right="0in" fo:text-indent="-0.29514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9">
      <style:paragraph-properties fo:line-height="100%" fo:text-align="left" style:tab-stop-distance="1in" fo:margin-left="1.35819in" fo:margin-right="0in" fo:text-indent="-0.2558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10%" fo:text-align="left" style:tab-stop-distance="1in" fo:margin-left="0.33458in" fo:margin-right="0in" fo:text-indent="-0.33458in" fo:margin-top="0.11111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75181in" fo:margin-right="0in" fo:text-indent="-0.2558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68875in" fo:margin-right="0in" fo:text-indent="-0.33458in" fo:margin-top="0.09722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98403in" fo:margin-right="0in" fo:text-indent="-0.29514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35819in" fo:margin-right="0in" fo:text-indent="-0.2558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1.75181in" fo:margin-right="0in" fo:text-indent="-0.25583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5">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736">
      <style:graphic-properties draw:fill="solid" draw:fill-color="#465359" draw:opacity="100%" draw:stroke="none"/>
    </style:style>
    <style:style style:family="graphic" style:name="a737">
      <style:graphic-properties draw:fill="solid" draw:fill-color="#969fa7" draw:opacity="100%" draw:stroke="non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38">
      <style:graphic-properties draw:fill="solid" draw:fill-color="#1cade4" draw:opacity="100%" draw:stroke="none"/>
    </style:style>
    <style:style style:family="text" style:name="a1">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parent-style-name="Graphics">
      <style:graphic-properties draw:fill="none" draw:stroke="none"/>
    </style:style>
    <style:style style:family="text" style:name="a2">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33458in" fo:margin-right="0in" fo:text-indent="-0.33458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68875in" fo:margin-right="0in" fo:text-indent="-0.33458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10%" fo:text-align="left" style:tab-stop-distance="1in" fo:margin-left="0in" fo:margin-right="0in" fo:text-indent="0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10%" fo:text-align="left" style:tab-stop-distance="1in" fo:margin-left="0.33458in" fo:margin-right="0in" fo:text-indent="-0.33458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68875in" fo:margin-right="0in" fo:text-indent="-0.33458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draw:fill="none" draw:stroke="solid" svg:stroke-width="0.01389in" svg:stroke-color="#000000" svg:stroke-opacity="100%" draw:stroke-linejoin="round" svg:stroke-linecap="butt"/>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8056in" style:font-size-asian="0.18056in" style:font-size-complex="0.18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0.98403in" fo:margin-right="0in" fo:text-indent="-0.29514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1.35819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75181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7">
      <style:graphic-properties draw:fill="none" draw:stroke="solid" svg:stroke-width="0.01389in" svg:stroke-color="#000000" svg:stroke-opacity="100%" draw:stroke-linejoin="round" svg:stroke-linecap="butt"/>
    </style:style>
    <style:style style:family="text" style:name="a76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1">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8">
      <style:graphic-properties draw:fill="none" draw:stroke="solid" svg:stroke-width="0.01389in" svg:stroke-color="#000000" svg:stroke-opacity="100%" draw:stroke-linejoin="round" svg:stroke-linecap="butt"/>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110%" fo:text-align="left" style:tab-stop-distance="1in" fo:margin-left="0in" fo:margin-right="0in" fo:text-indent="0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10%" fo:text-align="left" style:tab-stop-distance="1in" fo:margin-left="0.33458in" fo:margin-right="0in" fo:text-indent="-0.33458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68875in" fo:margin-right="0in" fo:text-indent="-0.33458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2">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solid" svg:stroke-width="0.01389in" svg:stroke-color="#000000" svg:stroke-opacity="100%" draw:stroke-linejoin="round" svg:stroke-linecap="butt"/>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98403in" fo:margin-right="0in" fo:text-indent="-0.29514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35819in" fo:margin-right="0in" fo:text-indent="-0.2558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1.75181in" fo:margin-right="0in" fo:text-indent="-0.2558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10%" fo:text-align="left" style:tab-stop-distance="1in" fo:margin-left="0in" fo:margin-right="0in" fo:text-indent="0in" fo:margin-top="0.11111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10%" fo:text-align="left" style:tab-stop-distance="1in" fo:margin-left="0in" fo:margin-right="0in" fo:text-indent="0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10">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10%" fo:text-align="left" style:tab-stop-distance="1in" fo:margin-left="0in" fo:margin-right="0in" fo:text-indent="0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10%" fo:text-align="left" style:tab-stop-distance="1in" fo:margin-left="0.33458in" fo:margin-right="0in" fo:text-indent="-0.33458in" fo:margin-top="0.08333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68875in" fo:margin-right="0in" fo:text-indent="-0.33458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draw:fill="solid" draw:fill-color="#465359" draw:opacity="100%" draw:stroke="non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draw:fill="solid" draw:fill-color="#969fa7" draw:opacity="100%" draw:stroke="none"/>
    </style:style>
    <style:style style:family="graphic" style:name="a802">
      <style:graphic-properties draw:fill="solid" draw:fill-color="#1cade4" draw:opacity="100%" draw:stroke="none"/>
    </style:style>
    <style:style style:family="graphic" style:name="a803" style:parent-style-name="Graphics">
      <style:graphic-properties draw:fill="none" draw:stroke="none"/>
    </style:style>
    <style:style style:family="text" style:name="a804">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98403in" fo:margin-right="0in" fo:text-indent="-0.29514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1.35819in" fo:margin-right="0in" fo:text-indent="-0.2558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75181in" fo:margin-right="0in" fo:text-indent="-0.25583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Franklin Gothic Book" style:font-family-asian="华文中宋" style:font-family-complex="Franklin Gothic Book"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0.33458in" fo:margin-right="0in" fo:text-indent="-0.33458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68875in" fo:margin-right="0in" fo:text-indent="-0.33458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8056in" style:font-size-asian="0.18056in" style:font-size-complex="0.18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98403in" fo:margin-right="0in" fo:text-indent="-0.29514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draw:fill="none" draw:stroke="solid" svg:stroke-width="0.01389in" svg:stroke-color="#000000" svg:stroke-opacity="100%" draw:stroke-linejoin="round" svg:stroke-linecap="butt"/>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1.35819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1.75181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draw:fill="none" draw:stroke="solid" svg:stroke-width="0.01389in" svg:stroke-color="#000000" svg:stroke-opacity="100%" draw:stroke-linejoin="round" svg:stroke-linecap="butt"/>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8056in" style:font-size-asian="0.18056in" style:font-size-complex="0.18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00%" fo:text-align="left" style:tab-stop-distance="1in" fo:margin-left="0.98403in" fo:margin-right="0in" fo:text-indent="-0.29514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1.35819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draw:fill="none" draw:stroke="solid" svg:stroke-width="0.01389in" svg:stroke-color="#000000" svg:stroke-opacity="100%" draw:stroke-linejoin="round" svg:stroke-linecap="butt"/>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1.75181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9">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3611in" style:font-size-asian="0.23611in" style:font-size-complex="0.236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10%" fo:text-align="left" style:tab-stop-distance="1in" fo:margin-left="0.33458in" fo:margin-right="0in" fo:text-indent="-0.33458in" fo:margin-top="0.05556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68875in" fo:margin-right="0in" fo:text-indent="-0.33458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draw:fill="none" draw:stroke="solid" svg:stroke-width="0.01389in" svg:stroke-color="#000000" svg:stroke-opacity="100%" draw:stroke-linejoin="round" svg:stroke-linecap="butt"/>
    </style:style>
    <style:style style:family="paragraph" style:name="a2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8056in" style:font-size-asian="0.18056in" style:font-size-complex="0.18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98403in" fo:margin-right="0in" fo:text-indent="-0.29514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35819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00%" fo:text-align="left" style:tab-stop-distance="1in" fo:margin-left="1.75181in" fo:margin-right="0in" fo:text-indent="-0.25583in" fo:margin-top="0.04167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
      <style:graphic-properties draw:fill="solid" draw:fill-color="#465359" draw:opacity="100%" draw:stroke="none"/>
    </style:style>
    <style:style style:family="paragraph" style:name="a175">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solid" draw:fill-color="#969fa7" draw:opacity="100%" draw:stroke="none"/>
    </style:style>
    <style:style style:family="graphic" style:name="a33">
      <style:graphic-properties draw:fill="solid" draw:fill-color="#1cade4" draw:opacity="100%" draw:stroke="non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parent-style-name="Graphics">
      <style:graphic-properties draw:fill="none" draw:stroke="none"/>
    </style:style>
    <style:style style:family="paragraph" style:name="a178">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
      <style:graphic-properties draw:fill="none" draw:stroke="solid" svg:stroke-width="0.01389in" svg:stroke-color="#000000" svg:stroke-opacity="100%" draw:stroke-linejoin="round" svg:stroke-linecap="butt"/>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text-transform="uppercase" fo:color="#404040" style:text-line-through-type="none" style:text-line-through-style="none" style:text-line-through-width="auto" style:text-line-through-color="font-color" style:text-position="0% 100%" fo:font-family="Franklin Gothic Demi" style:font-family-asian="华文中宋" style:font-family-complex="Franklin Gothic Demi"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Franklin Gothic Book" style:font-family-asian="华文中宋" style:font-family-complex="Franklin Gothic Book"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10%" fo:text-align="left" style:tab-stop-distance="1in" fo:margin-left="0in" fo:margin-right="0in" fo:text-indent="0in" fo:margin-top="0.06944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draw:fill="none" draw:stroke="solid" svg:stroke-width="0.01389in" svg:stroke-color="#000000" svg:stroke-opacity="100%" draw:stroke-linejoin="round" svg:stroke-linecap="butt"/>
    </style:style>
    <style:style style:family="presentation" style:name="a652">
      <style:graphic-properties draw:fill="none" draw:stroke="solid" svg:stroke-width="0.01389in" svg:stroke-color="#000000" svg:stroke-opacity="100%" draw:stroke-linejoin="round" svg:stroke-linecap="butt"/>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2">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draw:fill="solid" draw:fill-color="#465359" draw:opacity="100%" draw:stroke="none"/>
    </style:style>
    <style:style style:family="paragraph" style:name="a435">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20">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327">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142">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623">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145">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626">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9">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79">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61">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98">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264">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510">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46">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267">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9">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330">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336">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339">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82">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685">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10">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688">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13">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70">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2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6">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752">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273">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2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55">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59">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47">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91">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0">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50">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53">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56">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59">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5">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7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8">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7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33">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36">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617">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139">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51">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54">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01">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257">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04">
      <text:list-level-style-bullet text:level="1" text:bullet-char="">
        <style:list-level-properties text:space-before="0.03944in" text:min-label-width="0.29514in"/>
        <style:text-properties fo:color="#1cade4" fo:font-family="Wingdings 2" style:font-family-generic="roman" style:font-pitch="variable" style:font-charset="x-symbol" fo:font-size="92%"/>
      </text:list-level-style-bullet>
      <text:list-level-style-bullet text:level="2" text:bullet-char="">
        <style:list-level-properties text:space-before="0.39361in" text:min-label-width="0.29514in"/>
        <style:text-properties fo:color="#1cade4" fo:font-family="Wingdings 2" style:font-family-generic="roman" style:font-pitch="variable" style:font-charset="x-symbol" fo:font-size="92%"/>
      </text:list-level-style-bullet>
      <text:list-level-style-bullet text:level="3" text:bullet-char="">
        <style:list-level-properties text:space-before="0.68889in" text:min-label-width="0.29514in"/>
        <style:text-properties fo:color="#1cade4" fo:font-family="Wingdings 2" style:font-family-generic="roman" style:font-pitch="variable" style:font-charset="x-symbol" fo:font-size="92%"/>
      </text:list-level-style-bullet>
      <text:list-level-style-bullet text:level="4" text:bullet-char="">
        <style:list-level-properties text:space-before="1.06306in" text:min-label-width="0.29514in"/>
        <style:text-properties fo:color="#1cade4" fo:font-family="Wingdings 2" style:font-family-generic="roman" style:font-pitch="variable" style:font-charset="x-symbol" fo:font-size="92%"/>
      </text:list-level-style-bullet>
      <text:list-level-style-bullet text:level="5" text:bullet-char="">
        <style:list-level-properties text:space-before="1.45667in" text:min-label-width="0.29514in"/>
        <style:text-properties fo:color="#1cade4" fo:font-family="Wingdings 2" style:font-family-generic="roman" style:font-pitch="variable" style:font-charset="x-symbol" fo:font-size="92%"/>
      </text:list-level-style-bullet>
      <text:list-level-style-bullet text:level="6" text:bullet-char="">
        <style:list-level-properties text:space-before="1.78264in" text:min-label-width="0.29514in"/>
        <style:text-properties fo:color="#1cade4" fo:font-family="Wingdings 2" style:font-family-generic="roman" style:font-pitch="variable" style:font-charset="x-symbol" fo:font-size="92%"/>
      </text:list-level-style-bullet>
      <text:list-level-style-bullet text:level="7" text:bullet-char="">
        <style:list-level-properties text:space-before="2.11069in" text:min-label-width="0.29514in"/>
        <style:text-properties fo:color="#1cade4" fo:font-family="Wingdings 2" style:font-family-generic="roman" style:font-pitch="variable" style:font-charset="x-symbol" fo:font-size="92%"/>
      </text:list-level-style-bullet>
      <text:list-level-style-bullet text:level="8" text:bullet-char="">
        <style:list-level-properties text:space-before="2.43889in" text:min-label-width="0.29514in"/>
        <style:text-properties fo:color="#1cade4" fo:font-family="Wingdings 2" style:font-family-generic="roman" style:font-pitch="variable" style:font-charset="x-symbol" fo:font-size="92%"/>
      </text:list-level-style-bullet>
      <text:list-level-style-bullet text:level="9" text:bullet-char="">
        <style:list-level-properties text:space-before="2.43889in" text:min-label-width="0.29514in"/>
        <style:text-properties fo:color="#1cade4" fo:font-family="Wingdings 2" style:font-family-generic="roman" style:font-pitch="variable" style:font-charset="x-symbol" fo:font-size="92%"/>
      </text:list-level-style-bullet>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07">
      <text:list-level-style-bullet text:level="1" text:bullet-char="">
        <style:list-level-properties text:space-before="0.07875in" text:min-label-width="0.25583in"/>
        <style:text-properties fo:color="#1cade4" fo:font-family="Wingdings 2" style:font-family-generic="roman" style:font-pitch="variable" style:font-charset="x-symbol" fo:font-size="92%"/>
      </text:list-level-style-bullet>
      <text:list-level-style-bullet text:level="2" text:bullet-char="">
        <style:list-level-properties text:space-before="0.43292in" text:min-label-width="0.25583in"/>
        <style:text-properties fo:color="#1cade4" fo:font-family="Wingdings 2" style:font-family-generic="roman" style:font-pitch="variable" style:font-charset="x-symbol" fo:font-size="92%"/>
      </text:list-level-style-bullet>
      <text:list-level-style-bullet text:level="3" text:bullet-char="">
        <style:list-level-properties text:space-before="0.72819in" text:min-label-width="0.25583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83in"/>
        <style:text-properties fo:color="#1cade4" fo:font-family="Wingdings 2" style:font-family-generic="roman" style:font-pitch="variable" style:font-charset="x-symbol" fo:font-size="92%"/>
      </text:list-level-style-bullet>
      <text:list-level-style-bullet text:level="5" text:bullet-char="">
        <style:list-level-properties text:space-before="1.49597in" text:min-label-width="0.25583in"/>
        <style:text-properties fo:color="#1cade4" fo:font-family="Wingdings 2" style:font-family-generic="roman" style:font-pitch="variable" style:font-charset="x-symbol" fo:font-size="92%"/>
      </text:list-level-style-bullet>
      <text:list-level-style-bullet text:level="6" text:bullet-char="">
        <style:list-level-properties text:space-before="1.82194in" text:min-label-width="0.25583in"/>
        <style:text-properties fo:color="#1cade4" fo:font-family="Wingdings 2" style:font-family-generic="roman" style:font-pitch="variable" style:font-charset="x-symbol" fo:font-size="92%"/>
      </text:list-level-style-bullet>
      <text:list-level-style-bullet text:level="7" text:bullet-char="">
        <style:list-level-properties text:space-before="2.15in" text:min-label-width="0.25583in"/>
        <style:text-properties fo:color="#1cade4" fo:font-family="Wingdings 2" style:font-family-generic="roman" style:font-pitch="variable" style:font-charset="x-symbol" fo:font-size="92%"/>
      </text:list-level-style-bullet>
      <text:list-level-style-bullet text:level="8" text:bullet-char="">
        <style:list-level-properties text:space-before="2.47819in" text:min-label-width="0.25583in"/>
        <style:text-properties fo:color="#1cade4" fo:font-family="Wingdings 2" style:font-family-generic="roman" style:font-pitch="variable" style:font-charset="x-symbol" fo:font-size="92%"/>
      </text:list-level-style-bullet>
      <text:list-level-style-bullet text:level="9" text:bullet-char="">
        <style:list-level-properties text:space-before="2.47819in" text:min-label-width="0.25583in"/>
        <style:text-properties fo:color="#1cade4" fo:font-family="Wingdings 2" style:font-family-generic="roman" style:font-pitch="variable" style:font-charset="x-symbol" fo:font-size="92%"/>
      </text:list-level-style-bullet>
    </text:list-style>
    <text:list-style style:name="a7">
      <text:list-level-style-bullet text:level="1" text:bullet-char="">
        <style:list-level-properties text:space-before="0in" text:min-label-width="0.33458in"/>
        <style:text-properties fo:color="#1cade4" fo:font-family="Wingdings 2" style:font-family-generic="roman" style:font-pitch="variable" style:font-charset="x-symbol" fo:font-size="92%"/>
      </text:list-level-style-bullet>
      <text:list-level-style-bullet text:level="2" text:bullet-char="">
        <style:list-level-properties text:space-before="0.35417in" text:min-label-width="0.33458in"/>
        <style:text-properties fo:color="#1cade4" fo:font-family="Wingdings 2" style:font-family-generic="roman" style:font-pitch="variable" style:font-charset="x-symbol" fo:font-size="92%"/>
      </text:list-level-style-bullet>
      <text:list-level-style-bullet text:level="3" text:bullet-char="">
        <style:list-level-properties text:space-before="0.64944in" text:min-label-width="0.33458in"/>
        <style:text-properties fo:color="#1cade4" fo:font-family="Wingdings 2" style:font-family-generic="roman" style:font-pitch="variable" style:font-charset="x-symbol" fo:font-size="92%"/>
      </text:list-level-style-bullet>
      <text:list-level-style-bullet text:level="4" text:bullet-char="">
        <style:list-level-properties text:space-before="1.02361in" text:min-label-width="0.33458in"/>
        <style:text-properties fo:color="#1cade4" fo:font-family="Wingdings 2" style:font-family-generic="roman" style:font-pitch="variable" style:font-charset="x-symbol" fo:font-size="92%"/>
      </text:list-level-style-bullet>
      <text:list-level-style-bullet text:level="5" text:bullet-char="">
        <style:list-level-properties text:space-before="1.41722in" text:min-label-width="0.33458in"/>
        <style:text-properties fo:color="#1cade4" fo:font-family="Wingdings 2" style:font-family-generic="roman" style:font-pitch="variable" style:font-charset="x-symbol" fo:font-size="92%"/>
      </text:list-level-style-bullet>
      <text:list-level-style-bullet text:level="6" text:bullet-char="">
        <style:list-level-properties text:space-before="1.74319in" text:min-label-width="0.33458in"/>
        <style:text-properties fo:color="#1cade4" fo:font-family="Wingdings 2" style:font-family-generic="roman" style:font-pitch="variable" style:font-charset="x-symbol" fo:font-size="92%"/>
      </text:list-level-style-bullet>
      <text:list-level-style-bullet text:level="7" text:bullet-char="">
        <style:list-level-properties text:space-before="2.07125in" text:min-label-width="0.33458in"/>
        <style:text-properties fo:color="#1cade4" fo:font-family="Wingdings 2" style:font-family-generic="roman" style:font-pitch="variable" style:font-charset="x-symbol" fo:font-size="92%"/>
      </text:list-level-style-bullet>
      <text:list-level-style-bullet text:level="8" text:bullet-char="">
        <style:list-level-properties text:space-before="2.39944in" text:min-label-width="0.33458in"/>
        <style:text-properties fo:color="#1cade4" fo:font-family="Wingdings 2" style:font-family-generic="roman" style:font-pitch="variable" style:font-charset="x-symbol" fo:font-size="92%"/>
      </text:list-level-style-bullet>
      <text:list-level-style-bullet text:level="9" text:bullet-char="">
        <style:list-level-properties text:space-before="2.39944in" text:min-label-width="0.33458in"/>
        <style:text-properties fo:color="#1cade4" fo:font-family="Wingdings 2" style:font-family-generic="roman" style:font-pitch="variable" style:font-charset="x-symbol" fo:font-size="92%"/>
      </text:list-level-style-bullet>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63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0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4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51"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4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ividendVTI" style:page-layout-name="pageLayout1" draw:style-name="a0">
      <draw:frame draw:id="id0" presentation:style-name="a4" draw:name="文本框" svg:x="0.6356in" svg:y="0.77113in" svg:width="12.06213in" svg:height="0.609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文本框" svg:x="0.6356in" svg:y="1.54768in" svg:width="12.06213in" svg:height="5.0009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文本框" svg:x="8.31797in" svg:y="7.02528in" svg:width="3.11111in" svg:height="0.39931in" presentation:class="date-time" presentation:placeholder="false">
        <draw:text-box>
          <text:p text:style-name="a25" text:class-names="" text:cond-style-name=""><text:span text:style-name="a22" text:class-names=""><text:date text:fixed="false" style:data-style-name="a23">4/4/2024</text:date></text:span><text:span text:style-name="a24" text:class-names=""/></text:p>
        </draw:text-box>
        <svg:title/>
        <svg:desc/>
      </draw:frame>
      <draw:frame draw:id="id3" presentation:style-name="a30" draw:name="文本框" svg:x="11.5467in" svg:y="7.02528in" svg:width="1.15104in" svg:height="0.39931in" presentation:class="page-number" presentation:placeholder="false">
        <draw:text-box>
          <text:p text:style-name="a29" text:class-names="" text:cond-style-name=""><text:span text:style-name="a27" text:class-names=""><text:page-number style:num-format="1" text:fixed="false">‹#›</text:page-number></text:span><text:span text:style-name="a28" text:class-names=""/></text:p>
        </draw:text-box>
        <svg:title/>
        <svg:desc/>
      </draw:frame>
      <draw:custom-shape svg:x="0.48834in" svg:y="0.5in" svg:width="4.05in" svg:height="0.10389in" draw:id="id4" draw:style-name="a31" draw:name="矩形">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5" draw:style-name="a32" draw:name="矩形">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6" draw:style-name="a33" draw:name="矩形">
        <svg:title/>
        <svg:desc/>
        <draw:enhanced-geometry xmlns:dr3d="urn:oasis:names:tc:opendocument:xmlns:dr3d:1.0" draw:type="non-primitive" svg:viewBox="0 0 21600 21600" draw:enhanced-path="M 0 0 L 21600 0 21600 21600 0 21600 Z N"/>
      </draw:custom-shape>
      <draw:frame draw:id="id7" draw:style-name="a34" draw:name="图片" svg:x="11.46654in" svg:y="7.04058in" svg:width="1.23119in" svg:height="0.39931in" style:rel-width="scale" style:rel-height="scale">
        <draw:image xlink:href="media/image2.png" xlink:type="simple" xlink:show="embed" xlink:actuate="onLoad"/>
        <svg:title/>
        <svg:desc>Logo

Description automatically generated</svg:desc>
      </draw:frame>
      <presentation:notes style:page-layout-name="pageLayout2" draw:style-name="a67">
        <draw:frame draw:id="id8" presentation:style-name="a38" draw:name="文本框" svg:x="4.24826in" svg:y="9.49826in" svg:width="3.25in" svg:height="0.50174in" presentation:class="page-number" presentation:placeholder="false">
          <draw:text-box>
            <text:p text:style-name="a37" text:class-names="" text:cond-style-name=""><text:span text:style-name="a35" text:class-names=""><text:page-number style:num-format="1" text:fixed="false">‹#›</text:page-number></text:span><text:span text:style-name="a36" text:class-names=""/></text:p>
          </draw:text-box>
          <svg:title/>
          <svg:desc/>
        </draw:frame>
        <draw:frame draw:id="id9" presentation:style-name="a41" draw:name="文本框" svg:x="0in" svg:y="0in" svg:width="3.25in" svg:height="0.50174in" presentation:class="header" presentation:placeholder="false">
          <draw:text-box>
            <text:p text:style-name="a40" text:class-names="" text:cond-style-name=""><text:span text:style-name="a39" text:class-names=""/></text:p>
          </draw:text-box>
          <svg:title/>
          <svg:desc/>
        </draw:frame>
        <draw:frame draw:id="id10" presentation:style-name="a46" draw:name="文本框" svg:x="4.24826in" svg:y="0in" svg:width="3.25in" svg:height="0.50174in" presentation:class="date-time" presentation:placeholder="false">
          <draw:text-box>
            <text:p text:style-name="a45" text:class-names="" text:cond-style-name=""><text:span text:style-name="a42" text:class-names=""><text:date text:fixed="false" style:data-style-name="a43">4/4/2024</text:date></text:span><text:span text:style-name="a44" text:class-names=""/></text:p>
          </draw:text-box>
          <svg:title/>
          <svg:desc/>
        </draw:frame>
        <draw:page-thumbnail svg:x="0.75in" svg:y="1.25in" svg:width="6in" svg:height="3.375in" presentation:class="page" draw:id="id11" presentation:style-name="a47" draw:name="对象">
          <svg:title/>
          <svg:desc/>
        </draw:page-thumbnail>
        <draw:frame draw:id="id12" presentation:style-name="a63" draw:name="文本框" svg:x="0.75in" svg:y="4.8125in" svg:width="6in" svg:height="3.9375in" presentation:class="notes" presentation:placeholder="false">
          <draw:text-box>
            <text:p text:style-name="a49" text:class-names="" text:cond-style-name=""><text:span text:style-name="a48" text:class-names="">Click to edit Master text styles</text:span></text:p>
            <text:list text:style-name="a52">
              <text:list-item>
                <text:list text:style-name="a52">
                  <text:list-item>
                    <text:p text:style-name="a51" text:class-names="" text:cond-style-name=""><text:span text:style-name="a50" text:class-names="">Second level</text:span></text:p>
                  </text:list-item>
                </text:list>
              </text:list-item>
            </text:list>
            <text:list text:style-name="a55">
              <text:list-item>
                <text:list text:style-name="a55">
                  <text:list-item>
                    <text:list text:style-name="a55">
                      <text:list-item>
                        <text:p text:style-name="a54" text:class-names="" text:cond-style-name=""><text:span text:style-name="a53" text:class-names="">Third level</text:span></text:p>
                      </text:list-item>
                    </text:list>
                  </text:list-item>
                </text:list>
              </text:list-item>
            </text:list>
            <text:list text:style-name="a58">
              <text:list-item>
                <text:list text:style-name="a58">
                  <text:list-item>
                    <text:list text:style-name="a58">
                      <text:list-item>
                        <text:list text:style-name="a58">
                          <text:list-item>
                            <text:p text:style-name="a57" text:class-names="" text:cond-style-name=""><text:span text:style-name="a56" text:class-names="">Fourth level</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59" text:class-names="">Fifth level</text:span><text:span text:style-name="a60" text:class-names=""/></text:p>
                              </text:list-item>
                            </text:list>
                          </text:list-item>
                        </text:list>
                      </text:list-item>
                    </text:list>
                  </text:list-item>
                </text:list>
              </text:list-item>
            </text:list>
          </draw:text-box>
          <svg:title/>
          <svg:desc/>
        </draw:frame>
        <draw:frame draw:id="id13" presentation:style-name="a66" draw:name="文本框" svg:x="0in" svg:y="9.49826in" svg:width="3.25in" svg:height="0.50174in" presentation:class="footer" presentation:placeholder="false">
          <draw:text-box>
            <text:p text:style-name="a65" text:class-names="" text:cond-style-name=""><text:span text:style-name="a64" text:class-names=""/></text:p>
          </draw:text-box>
          <svg:title/>
          <svg:desc/>
        </draw:frame>
      </presentation:notes>
    </style:master-page>
    <style:master-page style:name="Master1-Layout1-title-标题幻灯片" style:page-layout-name="pageLayout1" draw:style-name="a68">
      <draw:custom-shape svg:x="0.48834in" svg:y="0.5in" svg:width="4.05in" svg:height="0.10389in" draw:id="id14" draw:style-name="a69" draw:name="矩形">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15" draw:style-name="a70" draw:name="矩形">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6" draw:style-name="a71" draw:name="矩形">
        <svg:title/>
        <svg:desc/>
        <draw:enhanced-geometry xmlns:dr3d="urn:oasis:names:tc:opendocument:xmlns:dr3d:1.0" draw:type="non-primitive" svg:viewBox="0 0 21600 21600" draw:enhanced-path="M 0 0 L 21600 0 21600 21600 0 21600 Z N"/>
      </draw:custom-shape>
      <draw:frame draw:id="id17" draw:style-name="a72" draw:name="图片" svg:x="11.46654in" svg:y="7.04058in" svg:width="1.23119in" svg:height="0.39931in" style:rel-width="scale" style:rel-height="scale">
        <draw:image xlink:href="media/image2.png" xlink:type="simple" xlink:show="embed" xlink:actuate="onLoad"/>
        <svg:title/>
        <svg:desc>Logo

Description automatically generated</svg:desc>
      </draw:frame>
      <draw:custom-shape svg:x="0.48834in" svg:y="3.37463in" svg:width="12.35666in" svg:height="3.65064in" draw:id="id18" draw:style-name="a73" draw:name="矩形">
        <svg:title/>
        <svg:desc/>
        <draw:enhanced-geometry xmlns:dr3d="urn:oasis:names:tc:opendocument:xmlns:dr3d:1.0" draw:type="non-primitive" svg:viewBox="0 0 21600 21600" draw:enhanced-path="M 0 0 L 21600 0 21600 21600 0 21600 Z N"/>
      </draw:custom-shape>
      <draw:frame draw:id="id19" presentation:style-name="a77" draw:name="文本框" svg:x="0.6356in" svg:y="1.11596in" svg:width="12.02269in" svg:height="1.61309in" presentation:class="title" presentation:placeholder="false">
        <draw:text-box>
          <text:p text:style-name="a76" text:class-names="" text:cond-style-name=""><text:span text:style-name="a74" text:class-names="">Click to edit Master title style</text:span><text:span text:style-name="a75" text:class-names=""/></text:p>
        </draw:text-box>
        <svg:title/>
        <svg:desc/>
      </draw:frame>
      <draw:frame draw:id="id20" presentation:style-name="a81" draw:name="文本框" svg:x="0.6356in" svg:y="2.72905in" svg:width="12.02269in" svg:height="0.64558in" presentation:class="subtitle" presentation:placeholder="false">
        <draw:text-box>
          <text:p text:style-name="a80" text:class-names="" text:cond-style-name=""><text:span text:style-name="a78" text:class-names="">Click to edit Master subtitle style</text:span><text:span text:style-name="a79" text:class-names=""/></text:p>
        </draw:text-box>
        <svg:title/>
        <svg:desc/>
      </draw:frame>
      <draw:frame draw:id="id21" presentation:style-name="a86" draw:name="文本框" svg:x="8.31797in" svg:y="7.02528in" svg:width="3.11111in" svg:height="0.39931in" presentation:class="date-time" presentation:placeholder="false">
        <draw:text-box>
          <text:p text:style-name="a85" text:class-names="" text:cond-style-name=""><text:span text:style-name="a82" text:class-names=""><text:date text:fixed="false" style:data-style-name="a83">4/4/2024</text:date></text:span><text:span text:style-name="a84" text:class-names=""/></text:p>
        </draw:text-box>
        <svg:title/>
        <svg:desc/>
      </draw:frame>
      <draw:frame draw:id="id22" presentation:style-name="a89" draw:name="文本框" svg:x="0.6356in" svg:y="7.02528in" svg:width="7.56475in" svg:height="0.39931in" presentation:class="footer" presentation:placeholder="false">
        <draw:text-box>
          <text:p text:style-name="a88" text:class-names="" text:cond-style-name=""><text:span text:style-name="a87" text:class-names=""/></text:p>
        </draw:text-box>
        <svg:title/>
        <svg:desc/>
      </draw:frame>
      <draw:frame draw:id="id23" presentation:style-name="a93" draw:name="文本框" svg:x="11.5467in" svg:y="7.02528in" svg:width="1.15104in" svg:height="0.39931in" presentation:class="page-number" presentation:placeholder="false">
        <draw:text-box>
          <text:p text:style-name="a92" text:class-names="" text:cond-style-name=""><text:span text:style-name="a90" text:class-names=""><text:page-number style:num-format="1" text:fixed="false">‹#›</text:page-number></text:span><text:span text:style-name="a91" text:class-names=""/></text:p>
        </draw:text-box>
        <svg:title/>
        <svg:desc/>
      </draw:frame>
      <presentation:notes style:page-layout-name="pageLayout2" draw:style-name="a126">
        <draw:frame draw:id="id8" presentation:style-name="a97" draw:name="文本框" svg:x="4.24826in" svg:y="9.49826in" svg:width="3.25in" svg:height="0.50174in" presentation:class="page-number" presentation:placeholder="false">
          <draw:text-box>
            <text:p text:style-name="a96" text:class-names="" text:cond-style-name=""><text:span text:style-name="a94" text:class-names=""><text:page-number style:num-format="1" text:fixed="false">‹#›</text:page-number></text:span><text:span text:style-name="a95" text:class-names=""/></text:p>
          </draw:text-box>
          <svg:title/>
          <svg:desc/>
        </draw:frame>
        <draw:frame draw:id="id9" presentation:style-name="a100" draw:name="文本框" svg:x="0in" svg:y="0in" svg:width="3.25in" svg:height="0.50174in" presentation:class="header" presentation:placeholder="false">
          <draw:text-box>
            <text:p text:style-name="a99" text:class-names="" text:cond-style-name=""><text:span text:style-name="a98" text:class-names=""/></text:p>
          </draw:text-box>
          <svg:title/>
          <svg:desc/>
        </draw:frame>
        <draw:frame draw:id="id10" presentation:style-name="a105" draw:name="文本框" svg:x="4.24826in" svg:y="0in" svg:width="3.25in" svg:height="0.50174in" presentation:class="date-time" presentation:placeholder="false">
          <draw:text-box>
            <text:p text:style-name="a104" text:class-names="" text:cond-style-name=""><text:span text:style-name="a101" text:class-names=""><text:date text:fixed="false" style:data-style-name="a102">4/4/2024</text:date></text:span><text:span text:style-name="a103" text:class-names=""/></text:p>
          </draw:text-box>
          <svg:title/>
          <svg:desc/>
        </draw:frame>
        <draw:page-thumbnail svg:x="0.75in" svg:y="1.25in" svg:width="6in" svg:height="3.375in" presentation:class="page" draw:id="id11" presentation:style-name="a106" draw:name="对象">
          <svg:title/>
          <svg:desc/>
        </draw:page-thumbnail>
        <draw:frame draw:id="id12" presentation:style-name="a122" draw:name="文本框" svg:x="0.75in" svg:y="4.8125in" svg:width="6in" svg:height="3.9375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3" presentation:style-name="a125" draw:name="文本框" svg:x="0in" svg:y="9.49826in" svg:width="3.25in" svg:height="0.50174in" presentation:class="footer" presentation:placeholder="false">
          <draw:text-box>
            <text:p text:style-name="a124" text:class-names="" text:cond-style-name=""><text:span text:style-name="a123" text:class-names=""/></text:p>
          </draw:text-box>
          <svg:title/>
          <svg:desc/>
        </draw:frame>
      </presentation:notes>
    </style:master-page>
    <style:master-page style:name="Master1-Layout2-obj-标题和内容" style:page-layout-name="pageLayout1" draw:style-name="a127">
      <draw:frame draw:id="id24" draw:layer="Master1-bg" presentation:style-name="a130" draw:name="文本框" svg:x="0.6356in" svg:y="0.77113in" svg:width="12.06213in" svg:height="0.6093in" presentation:class="title" presentation:placeholder="false">
        <draw:text-box>
          <text:p text:style-name="a129" text:class-names="" text:cond-style-name=""><text:span text:style-name="a128" text:class-names="">单击此处编辑母版标题样式</text:span></text:p>
        </draw:text-box>
        <svg:title/>
        <svg:desc/>
      </draw:frame>
      <draw:frame draw:id="id25" draw:layer="Master1-bg" presentation:style-name="a146" draw:name="文本框" svg:x="0.6356in" svg:y="1.54768in" svg:width="12.06213in" svg:height="5.00093in" presentation:class="object" presentation:placeholder="false">
        <draw:text-box>
          <text:list text:style-name="a133">
            <text:list-item>
              <text:p text:style-name="a132" text:class-names="" text:cond-style-name=""><text:span text:style-name="a131" text:class-names="">单击此处编辑母版文本样式</text:span></text:p>
            </text:list-item>
          </text:list>
          <text:list text:style-name="a136">
            <text:list-item>
              <text:list text:style-name="a136">
                <text:list-item>
                  <text:p text:style-name="a135" text:class-names="" text:cond-style-name=""><text:span text:style-name="a134" text:class-names="">第二级</text:span></text:p>
                </text:list-item>
              </text:list>
            </text:list-item>
          </text:list>
          <text:list text:style-name="a139">
            <text:list-item>
              <text:list text:style-name="a139">
                <text:list-item>
                  <text:list text:style-name="a139">
                    <text:list-item>
                      <text:p text:style-name="a138" text:class-names="" text:cond-style-name=""><text:span text:style-name="a137" text:class-names="">第三级</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第四级</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第五级</text:span></text:p>
                            </text:list-item>
                          </text:list>
                        </text:list-item>
                      </text:list>
                    </text:list-item>
                  </text:list>
                </text:list-item>
              </text:list>
            </text:list-item>
          </text:list>
        </draw:text-box>
        <svg:title/>
        <svg:desc/>
      </draw:frame>
      <draw:frame draw:id="id26" draw:layer="Master1-bg" presentation:style-name="a151" draw:name="文本框" svg:x="8.31797in" svg:y="7.02528in" svg:width="3.11111in" svg:height="0.39931in" presentation:class="date-time" presentation:placeholder="false">
        <draw:text-box>
          <text:p text:style-name="a150" text:class-names="" text:cond-style-name=""><text:span text:style-name="a147" text:class-names=""><text:date text:fixed="false" style:data-style-name="a148">2024/4/4</text:date></text:span><text:span text:style-name="a149" text:class-names=""/></text:p>
        </draw:text-box>
        <svg:title/>
        <svg:desc/>
      </draw:frame>
      <draw:frame draw:id="id27" draw:layer="Master1-bg" presentation:style-name="a155" draw:name="文本框" svg:x="11.5467in" svg:y="7.02528in" svg:width="1.15104in" svg:height="0.39931in" presentation:class="page-number" presentation:placeholder="false">
        <draw:text-box>
          <text:p text:style-name="a154" text:class-names="" text:cond-style-name=""><text:span text:style-name="a152" text:class-names=""><text:page-number style:num-format="1" text:fixed="false">‹#›</text:page-number></text:span><text:span text:style-name="a153" text:class-names=""/></text:p>
        </draw:text-box>
        <svg:title/>
        <svg:desc/>
      </draw:frame>
      <presentation:notes style:page-layout-name="pageLayout2" draw:style-name="a188">
        <draw:frame draw:id="id8" presentation:style-name="a159" draw:name="文本框" svg:x="4.24826in" svg:y="9.49826in" svg:width="3.25in" svg:height="0.50174in" presentation:class="page-number" presentation:placeholder="false">
          <draw:text-box>
            <text:p text:style-name="a158" text:class-names="" text:cond-style-name=""><text:span text:style-name="a156" text:class-names=""><text:page-number style:num-format="1" text:fixed="false">‹#›</text:page-number></text:span><text:span text:style-name="a157" text:class-names=""/></text:p>
          </draw:text-box>
          <svg:title/>
          <svg:desc/>
        </draw:frame>
        <draw:frame draw:id="id9" presentation:style-name="a162" draw:name="文本框" svg:x="0in" svg:y="0in" svg:width="3.25in" svg:height="0.50174in" presentation:class="header" presentation:placeholder="false">
          <draw:text-box>
            <text:p text:style-name="a161" text:class-names="" text:cond-style-name=""><text:span text:style-name="a160" text:class-names=""/></text:p>
          </draw:text-box>
          <svg:title/>
          <svg:desc/>
        </draw:frame>
        <draw:frame draw:id="id10" presentation:style-name="a167" draw:name="文本框" svg:x="4.24826in" svg:y="0in" svg:width="3.25in" svg:height="0.50174in" presentation:class="date-time" presentation:placeholder="false">
          <draw:text-box>
            <text:p text:style-name="a166" text:class-names="" text:cond-style-name=""><text:span text:style-name="a163" text:class-names=""><text:date text:fixed="false" style:data-style-name="a164">4/4/2024</text:date></text:span><text:span text:style-name="a165" text:class-names=""/></text:p>
          </draw:text-box>
          <svg:title/>
          <svg:desc/>
        </draw:frame>
        <draw:page-thumbnail svg:x="0.75in" svg:y="1.25in" svg:width="6in" svg:height="3.375in" presentation:class="page" draw:id="id11" presentation:style-name="a168" draw:name="对象">
          <svg:title/>
          <svg:desc/>
        </draw:page-thumbnail>
        <draw:frame draw:id="id12" presentation:style-name="a184" draw:name="文本框" svg:x="0.75in" svg:y="4.8125in" svg:width="6in" svg:height="3.9375in" presentation:class="notes"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13" presentation:style-name="a187" draw:name="文本框" svg:x="0in" svg:y="9.49826in" svg:width="3.25in" svg:height="0.50174in" presentation:class="footer" presentation:placeholder="false">
          <draw:text-box>
            <text:p text:style-name="a186" text:class-names="" text:cond-style-name=""><text:span text:style-name="a185" text:class-names=""/></text:p>
          </draw:text-box>
          <svg:title/>
          <svg:desc/>
        </draw:frame>
      </presentation:notes>
    </style:master-page>
    <style:master-page style:name="Master1-Layout3-secHead-节标题" style:page-layout-name="pageLayout1" draw:style-name="a189">
      <draw:frame draw:id="id28" draw:layer="Master1-bg" presentation:style-name="a192" draw:name="文本框" svg:x="0.78993in" svg:y="4.81944in" svg:width="8.5in" svg:height="1.48958in" presentation:class="title" presentation:placeholder="false">
        <draw:text-box>
          <text:p text:style-name="a191" text:class-names="" text:cond-style-name=""><text:span text:style-name="a190" text:class-names="">单击此处编辑母版标题样式</text:span></text:p>
        </draw:text-box>
        <svg:title/>
        <svg:desc/>
      </draw:frame>
      <draw:frame draw:id="id29" draw:layer="Master1-bg" presentation:style-name="a196" draw:name="文本框" svg:x="0.78993in" svg:y="3.17882in" svg:width="8.5in" svg:height="1.64062in" presentation:class="outline" presentation:placeholder="false">
        <draw:text-box>
          <text:list text:style-name="a195">
            <text:list-item>
              <text:p text:style-name="a194" text:class-names="" text:cond-style-name=""><text:span text:style-name="a193" text:class-names="">单击此处编辑母版文本样式</text:span></text:p>
            </text:list-item>
          </text:list>
        </draw:text-box>
        <svg:title/>
        <svg:desc/>
      </draw:frame>
      <draw:frame draw:id="id30" draw:layer="Master1-bg" presentation:style-name="a201" draw:name="文本框" svg:x="8.31797in" svg:y="7.02528in" svg:width="3.11111in" svg:height="0.39931in" presentation:class="date-time" presentation:placeholder="false">
        <draw:text-box>
          <text:p text:style-name="a200" text:class-names="" text:cond-style-name=""><text:span text:style-name="a197" text:class-names=""><text:date text:fixed="false" style:data-style-name="a198">2024/4/4</text:date></text:span><text:span text:style-name="a199" text:class-names=""/></text:p>
        </draw:text-box>
        <svg:title/>
        <svg:desc/>
      </draw:frame>
      <draw:frame draw:id="id31" draw:layer="Master1-bg" presentation:style-name="a205" draw:name="文本框" svg:x="11.5467in" svg:y="7.02528in" svg:width="1.15104in" svg:height="0.39931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page-layout-name="pageLayout2" draw:style-name="a238">
        <draw:frame draw:id="id8" presentation:style-name="a209" draw:name="文本框" svg:x="4.24826in" svg:y="9.49826in" svg:width="3.25in" svg:height="0.50174in" presentation:class="page-number" presentation:placeholder="false">
          <draw:text-box>
            <text:p text:style-name="a208" text:class-names="" text:cond-style-name=""><text:span text:style-name="a206" text:class-names=""><text:page-number style:num-format="1" text:fixed="false">‹#›</text:page-number></text:span><text:span text:style-name="a207" text:class-names=""/></text:p>
          </draw:text-box>
          <svg:title/>
          <svg:desc/>
        </draw:frame>
        <draw:frame draw:id="id9" presentation:style-name="a212" draw:name="文本框" svg:x="0in" svg:y="0in" svg:width="3.25in" svg:height="0.50174in" presentation:class="header" presentation:placeholder="false">
          <draw:text-box>
            <text:p text:style-name="a211" text:class-names="" text:cond-style-name=""><text:span text:style-name="a210" text:class-names=""/></text:p>
          </draw:text-box>
          <svg:title/>
          <svg:desc/>
        </draw:frame>
        <draw:frame draw:id="id10" presentation:style-name="a217" draw:name="文本框" svg:x="4.24826in" svg:y="0in" svg:width="3.25in" svg:height="0.50174in" presentation:class="date-time" presentation:placeholder="false">
          <draw:text-box>
            <text:p text:style-name="a216" text:class-names="" text:cond-style-name=""><text:span text:style-name="a213" text:class-names=""><text:date text:fixed="false" style:data-style-name="a214">4/4/2024</text:date></text:span><text:span text:style-name="a215" text:class-names=""/></text:p>
          </draw:text-box>
          <svg:title/>
          <svg:desc/>
        </draw:frame>
        <draw:page-thumbnail svg:x="0.75in" svg:y="1.25in" svg:width="6in" svg:height="3.375in" presentation:class="page" draw:id="id11" presentation:style-name="a218" draw:name="对象">
          <svg:title/>
          <svg:desc/>
        </draw:page-thumbnail>
        <draw:frame draw:id="id12" presentation:style-name="a234" draw:name="文本框" svg:x="0.75in" svg:y="4.8125in" svg:width="6in" svg:height="3.9375in" presentation:class="notes" presentation:placeholder="false">
          <draw:text-box>
            <text:p text:style-name="a220" text:class-names="" text:cond-style-name=""><text:span text:style-name="a219" text:class-names="">Click to edit Master text styles</text:span></text:p>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13" presentation:style-name="a237" draw:name="文本框" svg:x="0in" svg:y="9.49826in" svg:width="3.25in" svg:height="0.50174in" presentation:class="footer" presentation:placeholder="false">
          <draw:text-box>
            <text:p text:style-name="a236" text:class-names="" text:cond-style-name=""><text:span text:style-name="a235" text:class-names=""/></text:p>
          </draw:text-box>
          <svg:title/>
          <svg:desc/>
        </draw:frame>
      </presentation:notes>
    </style:master-page>
    <style:master-page style:name="Master1-Layout4-twoObj-两栏内容" style:page-layout-name="pageLayout1" draw:style-name="a239">
      <draw:frame draw:id="id32" draw:layer="Master1-bg" presentation:style-name="a242" draw:name="文本框" svg:x="0.6356in" svg:y="0.77113in" svg:width="12.06213in" svg:height="0.6093in" presentation:class="title" presentation:placeholder="false">
        <draw:text-box>
          <text:p text:style-name="a241" text:class-names="" text:cond-style-name=""><text:span text:style-name="a240" text:class-names="">单击此处编辑母版标题样式</text:span></text:p>
        </draw:text-box>
        <svg:title/>
        <svg:desc/>
      </draw:frame>
      <draw:frame draw:id="id33" draw:layer="Master1-bg" presentation:style-name="a258" draw:name="文本框" svg:x="0.5in" svg:y="1.75in" svg:width="4.41667in" svg:height="4.94965in" presentation:class="object" presentation:placeholder="false">
        <draw:text-box>
          <text:list text:style-name="a245">
            <text:list-item>
              <text:p text:style-name="a244" text:class-names="" text:cond-style-name=""><text:span text:style-name="a243" text:class-names="">单击此处编辑母版文本样式</text:span></text:p>
            </text:list-item>
          </text:list>
          <text:list text:style-name="a248">
            <text:list-item>
              <text:list text:style-name="a248">
                <text:list-item>
                  <text:p text:style-name="a247" text:class-names="" text:cond-style-name=""><text:span text:style-name="a246" text:class-names="">第二级</text:span></text:p>
                </text:list-item>
              </text:list>
            </text:list-item>
          </text:list>
          <text:list text:style-name="a251">
            <text:list-item>
              <text:list text:style-name="a251">
                <text:list-item>
                  <text:list text:style-name="a251">
                    <text:list-item>
                      <text:p text:style-name="a250" text:class-names="" text:cond-style-name=""><text:span text:style-name="a249" text:class-names="">第三级</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第四级</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第五级</text:span></text:p>
                            </text:list-item>
                          </text:list>
                        </text:list-item>
                      </text:list>
                    </text:list-item>
                  </text:list>
                </text:list-item>
              </text:list>
            </text:list-item>
          </text:list>
        </draw:text-box>
        <svg:title/>
        <svg:desc/>
      </draw:frame>
      <draw:frame draw:id="id34" draw:layer="Master1-bg" presentation:style-name="a274" draw:name="文本框" svg:x="5.08333in" svg:y="1.75in" svg:width="4.41667in" svg:height="4.94965in" presentation:class="object" presentation:placeholder="false">
        <draw:text-box>
          <text:list text:style-name="a261">
            <text:list-item>
              <text:p text:style-name="a260" text:class-names="" text:cond-style-name=""><text:span text:style-name="a259" text:class-names="">单击此处编辑母版文本样式</text:span></text:p>
            </text:list-item>
          </text:list>
          <text:list text:style-name="a264">
            <text:list-item>
              <text:list text:style-name="a264">
                <text:list-item>
                  <text:p text:style-name="a263" text:class-names="" text:cond-style-name=""><text:span text:style-name="a262" text:class-names="">第二级</text:span></text:p>
                </text:list-item>
              </text:list>
            </text:list-item>
          </text:list>
          <text:list text:style-name="a267">
            <text:list-item>
              <text:list text:style-name="a267">
                <text:list-item>
                  <text:list text:style-name="a267">
                    <text:list-item>
                      <text:p text:style-name="a266" text:class-names="" text:cond-style-name=""><text:span text:style-name="a265" text:class-names="">第三级</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第四级</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第五级</text:span></text:p>
                            </text:list-item>
                          </text:list>
                        </text:list-item>
                      </text:list>
                    </text:list-item>
                  </text:list>
                </text:list-item>
              </text:list>
            </text:list-item>
          </text:list>
        </draw:text-box>
        <svg:title/>
        <svg:desc/>
      </draw:frame>
      <draw:frame draw:id="id35" draw:layer="Master1-bg" presentation:style-name="a279" draw:name="文本框" svg:x="8.31797in" svg:y="7.02528in" svg:width="3.11111in" svg:height="0.39931in" presentation:class="date-time" presentation:placeholder="false">
        <draw:text-box>
          <text:p text:style-name="a278" text:class-names="" text:cond-style-name=""><text:span text:style-name="a275" text:class-names=""><text:date text:fixed="false" style:data-style-name="a276">2024/4/4</text:date></text:span><text:span text:style-name="a277" text:class-names=""/></text:p>
        </draw:text-box>
        <svg:title/>
        <svg:desc/>
      </draw:frame>
      <draw:frame draw:id="id36" presentation:style-name="a283" draw:name="文本框" svg:x="11.5467in" svg:y="7.02528in" svg:width="1.15104in" svg:height="0.39931in" presentation:class="page-number" presentation:placeholder="false">
        <draw:text-box>
          <text:p text:style-name="a282" text:class-names="" text:cond-style-name=""><text:span text:style-name="a280" text:class-names=""><text:page-number style:num-format="1" text:fixed="false">‹#›</text:page-number></text:span><text:span text:style-name="a281" text:class-names=""/></text:p>
        </draw:text-box>
        <svg:title/>
        <svg:desc/>
      </draw:frame>
      <presentation:notes style:page-layout-name="pageLayout2" draw:style-name="a316">
        <draw:frame draw:id="id8" presentation:style-name="a287" draw:name="文本框" svg:x="4.24826in" svg:y="9.49826in" svg:width="3.25in" svg:height="0.50174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draw:frame draw:id="id9" presentation:style-name="a290" draw:name="文本框" svg:x="0in" svg:y="0in" svg:width="3.25in" svg:height="0.50174in" presentation:class="header" presentation:placeholder="false">
          <draw:text-box>
            <text:p text:style-name="a289" text:class-names="" text:cond-style-name=""><text:span text:style-name="a288" text:class-names=""/></text:p>
          </draw:text-box>
          <svg:title/>
          <svg:desc/>
        </draw:frame>
        <draw:frame draw:id="id10" presentation:style-name="a295" draw:name="文本框" svg:x="4.24826in" svg:y="0in" svg:width="3.25in" svg:height="0.50174in" presentation:class="date-time" presentation:placeholder="false">
          <draw:text-box>
            <text:p text:style-name="a294" text:class-names="" text:cond-style-name=""><text:span text:style-name="a291" text:class-names=""><text:date text:fixed="false" style:data-style-name="a292">4/4/2024</text:date></text:span><text:span text:style-name="a293" text:class-names=""/></text:p>
          </draw:text-box>
          <svg:title/>
          <svg:desc/>
        </draw:frame>
        <draw:page-thumbnail svg:x="0.75in" svg:y="1.25in" svg:width="6in" svg:height="3.375in" presentation:class="page" draw:id="id11" presentation:style-name="a296" draw:name="对象">
          <svg:title/>
          <svg:desc/>
        </draw:page-thumbnail>
        <draw:frame draw:id="id12" presentation:style-name="a312" draw:name="文本框" svg:x="0.75in" svg:y="4.8125in" svg:width="6in" svg:height="3.9375in" presentation:class="notes" presentation:placeholder="false">
          <draw:text-box>
            <text:p text:style-name="a298" text:class-names="" text:cond-style-name=""><text:span text:style-name="a297" text:class-names="">Click to edit Master text styles</text:span></text:p>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ifth level</text:span><text:span text:style-name="a309" text:class-names=""/></text:p>
                              </text:list-item>
                            </text:list>
                          </text:list-item>
                        </text:list>
                      </text:list-item>
                    </text:list>
                  </text:list-item>
                </text:list>
              </text:list-item>
            </text:list>
          </draw:text-box>
          <svg:title/>
          <svg:desc/>
        </draw:frame>
        <draw:frame draw:id="id13" presentation:style-name="a315" draw:name="文本框" svg:x="0in" svg:y="9.49826in" svg:width="3.25in" svg:height="0.50174in" presentation:class="footer" presentation:placeholder="false">
          <draw:text-box>
            <text:p text:style-name="a314" text:class-names="" text:cond-style-name=""><text:span text:style-name="a313" text:class-names=""/></text:p>
          </draw:text-box>
          <svg:title/>
          <svg:desc/>
        </draw:frame>
      </presentation:notes>
    </style:master-page>
    <style:master-page style:name="Master1-Layout5-twoTxTwoObj-比较" style:page-layout-name="pageLayout1" draw:style-name="a317">
      <draw:frame draw:id="id37" draw:layer="Master1-bg" presentation:style-name="a320" draw:name="文本框" svg:x="0.6356in" svg:y="0.77113in" svg:width="12.06213in" svg:height="0.6093in" presentation:class="title" presentation:placeholder="false">
        <draw:text-box>
          <text:p text:style-name="a319" text:class-names="" text:cond-style-name=""><text:span text:style-name="a318" text:class-names="">单击此处编辑母版标题样式</text:span></text:p>
        </draw:text-box>
        <svg:title/>
        <svg:desc/>
      </draw:frame>
      <draw:frame draw:id="id38" draw:layer="Master1-bg" presentation:style-name="a324" draw:name="文本框" svg:x="0.5in" svg:y="1.67882in" svg:width="4.4184in" svg:height="0.69965in" presentation:class="outline" presentation:placeholder="false">
        <draw:text-box>
          <text:list text:style-name="a323">
            <text:list-item>
              <text:p text:style-name="a322" text:class-names="" text:cond-style-name=""><text:span text:style-name="a321" text:class-names="">单击此处编辑母版文本样式</text:span></text:p>
            </text:list-item>
          </text:list>
        </draw:text-box>
        <svg:title/>
        <svg:desc/>
      </draw:frame>
      <draw:frame draw:id="id39" draw:layer="Master1-bg" presentation:style-name="a340" draw:name="文本框" svg:x="0.5in" svg:y="2.37847in" svg:width="4.4184in" svg:height="4.32118in" presentation:class="object" presentation:placeholder="false">
        <draw:text-box>
          <text:list text:style-name="a327">
            <text:list-item>
              <text:p text:style-name="a326" text:class-names="" text:cond-style-name=""><text:span text:style-name="a325" text:class-names="">单击此处编辑母版文本样式</text:span></text:p>
            </text:list-item>
          </text:list>
          <text:list text:style-name="a330">
            <text:list-item>
              <text:list text:style-name="a330">
                <text:list-item>
                  <text:p text:style-name="a329" text:class-names="" text:cond-style-name=""><text:span text:style-name="a328" text:class-names="">第二级</text:span></text:p>
                </text:list-item>
              </text:list>
            </text:list-item>
          </text:list>
          <text:list text:style-name="a333">
            <text:list-item>
              <text:list text:style-name="a333">
                <text:list-item>
                  <text:list text:style-name="a333">
                    <text:list-item>
                      <text:p text:style-name="a332" text:class-names="" text:cond-style-name=""><text:span text:style-name="a331" text:class-names="">第三级</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第四级</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第五级</text:span></text:p>
                            </text:list-item>
                          </text:list>
                        </text:list-item>
                      </text:list>
                    </text:list-item>
                  </text:list>
                </text:list-item>
              </text:list>
            </text:list-item>
          </text:list>
        </draw:text-box>
        <svg:title/>
        <svg:desc/>
      </draw:frame>
      <draw:frame draw:id="id40" draw:layer="Master1-bg" presentation:style-name="a344" draw:name="文本框" svg:x="5.07986in" svg:y="1.67882in" svg:width="4.42014in" svg:height="0.69965in" presentation:class="outline" presentation:placeholder="false">
        <draw:text-box>
          <text:list text:style-name="a343">
            <text:list-item>
              <text:p text:style-name="a342" text:class-names="" text:cond-style-name=""><text:span text:style-name="a341" text:class-names="">单击此处编辑母版文本样式</text:span></text:p>
            </text:list-item>
          </text:list>
        </draw:text-box>
        <svg:title/>
        <svg:desc/>
      </draw:frame>
      <draw:frame draw:id="id41" presentation:style-name="a360" draw:name="文本框" svg:x="5.07986in" svg:y="2.37847in" svg:width="4.42014in" svg:height="4.32118in" presentation:class="object" presentation:placeholder="false">
        <draw:text-box>
          <text:list text:style-name="a347">
            <text:list-item>
              <text:p text:style-name="a346" text:class-names="" text:cond-style-name=""><text:span text:style-name="a345" text:class-names="">单击此处编辑母版文本样式</text:span></text:p>
            </text:list-item>
          </text:list>
          <text:list text:style-name="a350">
            <text:list-item>
              <text:list text:style-name="a350">
                <text:list-item>
                  <text:p text:style-name="a349" text:class-names="" text:cond-style-name=""><text:span text:style-name="a348" text:class-names="">第二级</text:span></text:p>
                </text:list-item>
              </text:list>
            </text:list-item>
          </text:list>
          <text:list text:style-name="a353">
            <text:list-item>
              <text:list text:style-name="a353">
                <text:list-item>
                  <text:list text:style-name="a353">
                    <text:list-item>
                      <text:p text:style-name="a352" text:class-names="" text:cond-style-name=""><text:span text:style-name="a351" text:class-names="">第三级</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第四级</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第五级</text:span></text:p>
                            </text:list-item>
                          </text:list>
                        </text:list-item>
                      </text:list>
                    </text:list-item>
                  </text:list>
                </text:list-item>
              </text:list>
            </text:list-item>
          </text:list>
        </draw:text-box>
        <svg:title/>
        <svg:desc/>
      </draw:frame>
      <draw:frame draw:id="id42" presentation:style-name="a365" draw:name="文本框" svg:x="8.31797in" svg:y="7.02528in" svg:width="3.11111in" svg:height="0.39931in" presentation:class="date-time" presentation:placeholder="false">
        <draw:text-box>
          <text:p text:style-name="a364" text:class-names="" text:cond-style-name=""><text:span text:style-name="a361" text:class-names=""><text:date text:fixed="false" style:data-style-name="a362">2024/4/4</text:date></text:span><text:span text:style-name="a363" text:class-names=""/></text:p>
        </draw:text-box>
        <svg:title/>
        <svg:desc/>
      </draw:frame>
      <draw:frame draw:id="id43" presentation:style-name="a369" draw:name="文本框" svg:x="11.5467in" svg:y="7.02528in" svg:width="1.15104in" svg:height="0.39931in" presentation:class="page-number" presentation:placeholder="false">
        <draw:text-box>
          <text:p text:style-name="a368" text:class-names="" text:cond-style-name=""><text:span text:style-name="a366" text:class-names=""><text:page-number style:num-format="1" text:fixed="false">‹#›</text:page-number></text:span><text:span text:style-name="a367" text:class-names=""/></text:p>
        </draw:text-box>
        <svg:title/>
        <svg:desc/>
      </draw:frame>
      <presentation:notes style:page-layout-name="pageLayout2" draw:style-name="a402">
        <draw:frame draw:id="id8" presentation:style-name="a373" draw:name="文本框" svg:x="4.24826in" svg:y="9.49826in" svg:width="3.25in" svg:height="0.50174in" presentation:class="page-number" presentation:placeholder="false">
          <draw:text-box>
            <text:p text:style-name="a372" text:class-names="" text:cond-style-name=""><text:span text:style-name="a370" text:class-names=""><text:page-number style:num-format="1" text:fixed="false">‹#›</text:page-number></text:span><text:span text:style-name="a371" text:class-names=""/></text:p>
          </draw:text-box>
          <svg:title/>
          <svg:desc/>
        </draw:frame>
        <draw:frame draw:id="id9" presentation:style-name="a376" draw:name="文本框" svg:x="0in" svg:y="0in" svg:width="3.25in" svg:height="0.50174in" presentation:class="header" presentation:placeholder="false">
          <draw:text-box>
            <text:p text:style-name="a375" text:class-names="" text:cond-style-name=""><text:span text:style-name="a374" text:class-names=""/></text:p>
          </draw:text-box>
          <svg:title/>
          <svg:desc/>
        </draw:frame>
        <draw:frame draw:id="id10" presentation:style-name="a381" draw:name="文本框" svg:x="4.24826in" svg:y="0in" svg:width="3.25in" svg:height="0.50174in" presentation:class="date-time" presentation:placeholder="false">
          <draw:text-box>
            <text:p text:style-name="a380" text:class-names="" text:cond-style-name=""><text:span text:style-name="a377" text:class-names=""><text:date text:fixed="false" style:data-style-name="a378">4/4/2024</text:date></text:span><text:span text:style-name="a379" text:class-names=""/></text:p>
          </draw:text-box>
          <svg:title/>
          <svg:desc/>
        </draw:frame>
        <draw:page-thumbnail svg:x="0.75in" svg:y="1.25in" svg:width="6in" svg:height="3.375in" presentation:class="page" draw:id="id11" presentation:style-name="a382" draw:name="对象">
          <svg:title/>
          <svg:desc/>
        </draw:page-thumbnail>
        <draw:frame draw:id="id12" presentation:style-name="a398" draw:name="文本框" svg:x="0.75in" svg:y="4.8125in" svg:width="6in" svg:height="3.9375in" presentation:class="notes" presentation:placeholder="false">
          <draw:text-box>
            <text:p text:style-name="a384" text:class-names="" text:cond-style-name=""><text:span text:style-name="a383" text:class-names="">Click to edit Master text styles</text:span></text:p>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Fifth level</text:span><text:span text:style-name="a395" text:class-names=""/></text:p>
                              </text:list-item>
                            </text:list>
                          </text:list-item>
                        </text:list>
                      </text:list-item>
                    </text:list>
                  </text:list-item>
                </text:list>
              </text:list-item>
            </text:list>
          </draw:text-box>
          <svg:title/>
          <svg:desc/>
        </draw:frame>
        <draw:frame draw:id="id13" presentation:style-name="a401" draw:name="文本框" svg:x="0in" svg:y="9.49826in" svg:width="3.25in" svg:height="0.50174in" presentation:class="footer" presentation:placeholder="false">
          <draw:text-box>
            <text:p text:style-name="a400" text:class-names="" text:cond-style-name=""><text:span text:style-name="a399" text:class-names=""/></text:p>
          </draw:text-box>
          <svg:title/>
          <svg:desc/>
        </draw:frame>
      </presentation:notes>
    </style:master-page>
    <style:master-page style:name="Master1-Layout6-titleOnly-仅标题" style:page-layout-name="pageLayout1" draw:style-name="a403">
      <draw:frame draw:id="id44" draw:layer="Master1-bg" presentation:style-name="a406" draw:name="文本框" svg:x="0.6356in" svg:y="0.77113in" svg:width="12.06213in" svg:height="0.6093in" presentation:class="title" presentation:placeholder="false">
        <draw:text-box>
          <text:p text:style-name="a405" text:class-names="" text:cond-style-name=""><text:span text:style-name="a404" text:class-names="">单击此处编辑母版标题样式</text:span></text:p>
        </draw:text-box>
        <svg:title/>
        <svg:desc/>
      </draw:frame>
      <draw:frame draw:id="id45" draw:layer="Master1-bg" presentation:style-name="a411" draw:name="文本框" svg:x="8.31797in" svg:y="7.02528in" svg:width="3.11111in" svg:height="0.39931in" presentation:class="date-time" presentation:placeholder="false">
        <draw:text-box>
          <text:p text:style-name="a410" text:class-names="" text:cond-style-name=""><text:span text:style-name="a407" text:class-names=""><text:date text:fixed="false" style:data-style-name="a408">2024/4/4</text:date></text:span><text:span text:style-name="a409" text:class-names=""/></text:p>
        </draw:text-box>
        <svg:title/>
        <svg:desc/>
      </draw:frame>
      <draw:frame draw:id="id46" draw:layer="Master1-bg" presentation:style-name="a415" draw:name="文本框" svg:x="11.5467in" svg:y="7.02528in" svg:width="1.15104in" svg:height="0.39931in" presentation:class="page-number" presentation:placeholder="false">
        <draw:text-box>
          <text:p text:style-name="a414" text:class-names="" text:cond-style-name=""><text:span text:style-name="a412" text:class-names=""><text:page-number style:num-format="1" text:fixed="false">‹#›</text:page-number></text:span><text:span text:style-name="a413" text:class-names=""/></text:p>
        </draw:text-box>
        <svg:title/>
        <svg:desc/>
      </draw:frame>
      <presentation:notes style:page-layout-name="pageLayout2" draw:style-name="a448">
        <draw:frame draw:id="id8" presentation:style-name="a419" draw:name="文本框" svg:x="4.24826in" svg:y="9.49826in" svg:width="3.25in" svg:height="0.50174in" presentation:class="page-number" presentation:placeholder="false">
          <draw:text-box>
            <text:p text:style-name="a418" text:class-names="" text:cond-style-name=""><text:span text:style-name="a416" text:class-names=""><text:page-number style:num-format="1" text:fixed="false">‹#›</text:page-number></text:span><text:span text:style-name="a417" text:class-names=""/></text:p>
          </draw:text-box>
          <svg:title/>
          <svg:desc/>
        </draw:frame>
        <draw:frame draw:id="id9" presentation:style-name="a422" draw:name="文本框" svg:x="0in" svg:y="0in" svg:width="3.25in" svg:height="0.50174in" presentation:class="header" presentation:placeholder="false">
          <draw:text-box>
            <text:p text:style-name="a421" text:class-names="" text:cond-style-name=""><text:span text:style-name="a420" text:class-names=""/></text:p>
          </draw:text-box>
          <svg:title/>
          <svg:desc/>
        </draw:frame>
        <draw:frame draw:id="id10" presentation:style-name="a427" draw:name="文本框" svg:x="4.24826in" svg:y="0in" svg:width="3.25in" svg:height="0.50174in" presentation:class="date-time" presentation:placeholder="false">
          <draw:text-box>
            <text:p text:style-name="a426" text:class-names="" text:cond-style-name=""><text:span text:style-name="a423" text:class-names=""><text:date text:fixed="false" style:data-style-name="a424">4/4/2024</text:date></text:span><text:span text:style-name="a425" text:class-names=""/></text:p>
          </draw:text-box>
          <svg:title/>
          <svg:desc/>
        </draw:frame>
        <draw:page-thumbnail svg:x="0.75in" svg:y="1.25in" svg:width="6in" svg:height="3.375in" presentation:class="page" draw:id="id11" presentation:style-name="a428" draw:name="对象">
          <svg:title/>
          <svg:desc/>
        </draw:page-thumbnail>
        <draw:frame draw:id="id12" presentation:style-name="a444" draw:name="文本框" svg:x="0.75in" svg:y="4.8125in" svg:width="6in" svg:height="3.9375in" presentation:class="notes" presentation:placeholder="false">
          <draw:text-box>
            <text:p text:style-name="a430" text:class-names="" text:cond-style-name=""><text:span text:style-name="a429" text:class-names="">Click to edit Master text styles</text:span></text:p>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0" text:class-names="">Fifth level</text:span><text:span text:style-name="a441" text:class-names=""/></text:p>
                              </text:list-item>
                            </text:list>
                          </text:list-item>
                        </text:list>
                      </text:list-item>
                    </text:list>
                  </text:list-item>
                </text:list>
              </text:list-item>
            </text:list>
          </draw:text-box>
          <svg:title/>
          <svg:desc/>
        </draw:frame>
        <draw:frame draw:id="id13" presentation:style-name="a447" draw:name="文本框" svg:x="0in" svg:y="9.49826in" svg:width="3.25in" svg:height="0.50174in" presentation:class="footer" presentation:placeholder="false">
          <draw:text-box>
            <text:p text:style-name="a446" text:class-names="" text:cond-style-name=""><text:span text:style-name="a445" text:class-names=""/></text:p>
          </draw:text-box>
          <svg:title/>
          <svg:desc/>
        </draw:frame>
      </presentation:notes>
    </style:master-page>
    <style:master-page style:name="Master1-Layout7-blank-空白" style:page-layout-name="pageLayout1" draw:style-name="a449">
      <draw:frame draw:id="id47" draw:layer="Master1-bg" presentation:style-name="a454" draw:name="文本框" svg:x="8.31797in" svg:y="7.02528in" svg:width="3.11111in" svg:height="0.39931in" presentation:class="date-time" presentation:placeholder="false">
        <draw:text-box>
          <text:p text:style-name="a453" text:class-names="" text:cond-style-name=""><text:span text:style-name="a450" text:class-names=""><text:date text:fixed="false" style:data-style-name="a451">2024/4/4</text:date></text:span><text:span text:style-name="a452" text:class-names=""/></text:p>
        </draw:text-box>
        <svg:title/>
        <svg:desc/>
      </draw:frame>
      <draw:frame draw:id="id48" draw:layer="Master1-bg" presentation:style-name="a458" draw:name="文本框" svg:x="11.5467in" svg:y="7.02528in" svg:width="1.15104in" svg:height="0.39931in" presentation:class="page-number" presentation:placeholder="false">
        <draw:text-box>
          <text:p text:style-name="a457" text:class-names="" text:cond-style-name=""><text:span text:style-name="a455" text:class-names=""><text:page-number style:num-format="1" text:fixed="false">‹#›</text:page-number></text:span><text:span text:style-name="a456" text:class-names=""/></text:p>
        </draw:text-box>
        <svg:title/>
        <svg:desc/>
      </draw:frame>
      <presentation:notes style:page-layout-name="pageLayout2" draw:style-name="a491">
        <draw:frame draw:id="id8" presentation:style-name="a462" draw:name="文本框" svg:x="4.24826in" svg:y="9.49826in" svg:width="3.25in" svg:height="0.50174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draw:frame draw:id="id9" presentation:style-name="a465" draw:name="文本框" svg:x="0in" svg:y="0in" svg:width="3.25in" svg:height="0.50174in" presentation:class="header" presentation:placeholder="false">
          <draw:text-box>
            <text:p text:style-name="a464" text:class-names="" text:cond-style-name=""><text:span text:style-name="a463" text:class-names=""/></text:p>
          </draw:text-box>
          <svg:title/>
          <svg:desc/>
        </draw:frame>
        <draw:frame draw:id="id10" presentation:style-name="a470" draw:name="文本框" svg:x="4.24826in" svg:y="0in" svg:width="3.25in" svg:height="0.50174in" presentation:class="date-time" presentation:placeholder="false">
          <draw:text-box>
            <text:p text:style-name="a469" text:class-names="" text:cond-style-name=""><text:span text:style-name="a466" text:class-names=""><text:date text:fixed="false" style:data-style-name="a467">4/4/2024</text:date></text:span><text:span text:style-name="a468" text:class-names=""/></text:p>
          </draw:text-box>
          <svg:title/>
          <svg:desc/>
        </draw:frame>
        <draw:page-thumbnail svg:x="0.75in" svg:y="1.25in" svg:width="6in" svg:height="3.375in" presentation:class="page" draw:id="id11" presentation:style-name="a471" draw:name="对象">
          <svg:title/>
          <svg:desc/>
        </draw:page-thumbnail>
        <draw:frame draw:id="id12" presentation:style-name="a487" draw:name="文本框" svg:x="0.75in" svg:y="4.8125in" svg:width="6in" svg:height="3.9375in" presentation:class="notes" presentation:placeholder="false">
          <draw:text-box>
            <text:p text:style-name="a473" text:class-names="" text:cond-style-name=""><text:span text:style-name="a472" text:class-names="">Click to edit Master text styles</text:span></text:p>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Fifth level</text:span><text:span text:style-name="a484" text:class-names=""/></text:p>
                              </text:list-item>
                            </text:list>
                          </text:list-item>
                        </text:list>
                      </text:list-item>
                    </text:list>
                  </text:list-item>
                </text:list>
              </text:list-item>
            </text:list>
          </draw:text-box>
          <svg:title/>
          <svg:desc/>
        </draw:frame>
        <draw:frame draw:id="id13" presentation:style-name="a490" draw:name="文本框" svg:x="0in" svg:y="9.49826in" svg:width="3.25in" svg:height="0.50174in" presentation:class="footer" presentation:placeholder="false">
          <draw:text-box>
            <text:p text:style-name="a489" text:class-names="" text:cond-style-name=""><text:span text:style-name="a488" text:class-names=""/></text:p>
          </draw:text-box>
          <svg:title/>
          <svg:desc/>
        </draw:frame>
      </presentation:notes>
    </style:master-page>
    <style:master-page style:name="Master1-Layout8-objTx-内容与标题" style:page-layout-name="pageLayout1" draw:style-name="a492">
      <draw:frame draw:id="id49" draw:layer="Master1-bg" presentation:style-name="a495" draw:name="文本框" svg:x="0.5in" svg:y="0.29861in" svg:width="3.28993in" svg:height="1.27083in" presentation:class="title" presentation:placeholder="false">
        <draw:text-box>
          <text:p text:style-name="a494" text:class-names="" text:cond-style-name=""><text:span text:style-name="a493" text:class-names="">单击此处编辑母版标题样式</text:span></text:p>
        </draw:text-box>
        <svg:title/>
        <svg:desc/>
      </draw:frame>
      <draw:frame draw:id="id50" draw:layer="Master1-bg" presentation:style-name="a511" draw:name="文本框" svg:x="3.90972in" svg:y="0.29861in" svg:width="5.59028in" svg:height="6.40104in" presentation:class="object" presentation:placeholder="false">
        <draw:text-box>
          <text:list text:style-name="a498">
            <text:list-item>
              <text:p text:style-name="a497" text:class-names="" text:cond-style-name=""><text:span text:style-name="a496" text:class-names="">单击此处编辑母版文本样式</text:span></text:p>
            </text:list-item>
          </text:list>
          <text:list text:style-name="a501">
            <text:list-item>
              <text:list text:style-name="a501">
                <text:list-item>
                  <text:p text:style-name="a500" text:class-names="" text:cond-style-name=""><text:span text:style-name="a499" text:class-names="">第二级</text:span></text:p>
                </text:list-item>
              </text:list>
            </text:list-item>
          </text:list>
          <text:list text:style-name="a504">
            <text:list-item>
              <text:list text:style-name="a504">
                <text:list-item>
                  <text:list text:style-name="a504">
                    <text:list-item>
                      <text:p text:style-name="a503" text:class-names="" text:cond-style-name=""><text:span text:style-name="a502" text:class-names="">第三级</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第四级</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第五级</text:span></text:p>
                            </text:list-item>
                          </text:list>
                        </text:list-item>
                      </text:list>
                    </text:list-item>
                  </text:list>
                </text:list-item>
              </text:list>
            </text:list-item>
          </text:list>
        </draw:text-box>
        <svg:title/>
        <svg:desc/>
      </draw:frame>
      <draw:frame draw:id="id51" draw:layer="Master1-bg" presentation:style-name="a515" draw:name="文本框" svg:x="0.5in" svg:y="1.56944in" svg:width="3.28993in" svg:height="5.13021in" presentation:class="outline" presentation:placeholder="false">
        <draw:text-box>
          <text:list text:style-name="a514">
            <text:list-item>
              <text:p text:style-name="a513" text:class-names="" text:cond-style-name=""><text:span text:style-name="a512" text:class-names="">单击此处编辑母版文本样式</text:span></text:p>
            </text:list-item>
          </text:list>
        </draw:text-box>
        <svg:title/>
        <svg:desc/>
      </draw:frame>
      <draw:frame draw:id="id52" draw:layer="Master1-bg" presentation:style-name="a520" draw:name="文本框" svg:x="8.31797in" svg:y="7.02528in" svg:width="3.11111in" svg:height="0.39931in" presentation:class="date-time" presentation:placeholder="false">
        <draw:text-box>
          <text:p text:style-name="a519" text:class-names="" text:cond-style-name=""><text:span text:style-name="a516" text:class-names=""><text:date text:fixed="false" style:data-style-name="a517">2024/4/4</text:date></text:span><text:span text:style-name="a518" text:class-names=""/></text:p>
        </draw:text-box>
        <svg:title/>
        <svg:desc/>
      </draw:frame>
      <draw:frame draw:id="id53" presentation:style-name="a524" draw:name="文本框" svg:x="11.5467in" svg:y="7.02528in" svg:width="1.15104in" svg:height="0.39931in" presentation:class="page-number" presentation:placeholder="false">
        <draw:text-box>
          <text:p text:style-name="a523" text:class-names="" text:cond-style-name=""><text:span text:style-name="a521" text:class-names=""><text:page-number style:num-format="1" text:fixed="false">‹#›</text:page-number></text:span><text:span text:style-name="a522" text:class-names=""/></text:p>
        </draw:text-box>
        <svg:title/>
        <svg:desc/>
      </draw:frame>
      <presentation:notes style:page-layout-name="pageLayout2" draw:style-name="a557">
        <draw:frame draw:id="id8" presentation:style-name="a528" draw:name="文本框" svg:x="4.24826in" svg:y="9.49826in" svg:width="3.25in" svg:height="0.50174in" presentation:class="page-number" presentation:placeholder="false">
          <draw:text-box>
            <text:p text:style-name="a527" text:class-names="" text:cond-style-name=""><text:span text:style-name="a525" text:class-names=""><text:page-number style:num-format="1" text:fixed="false">‹#›</text:page-number></text:span><text:span text:style-name="a526" text:class-names=""/></text:p>
          </draw:text-box>
          <svg:title/>
          <svg:desc/>
        </draw:frame>
        <draw:frame draw:id="id9" presentation:style-name="a531" draw:name="文本框" svg:x="0in" svg:y="0in" svg:width="3.25in" svg:height="0.50174in" presentation:class="header" presentation:placeholder="false">
          <draw:text-box>
            <text:p text:style-name="a530" text:class-names="" text:cond-style-name=""><text:span text:style-name="a529" text:class-names=""/></text:p>
          </draw:text-box>
          <svg:title/>
          <svg:desc/>
        </draw:frame>
        <draw:frame draw:id="id10" presentation:style-name="a536" draw:name="文本框" svg:x="4.24826in" svg:y="0in" svg:width="3.25in" svg:height="0.50174in" presentation:class="date-time" presentation:placeholder="false">
          <draw:text-box>
            <text:p text:style-name="a535" text:class-names="" text:cond-style-name=""><text:span text:style-name="a532" text:class-names=""><text:date text:fixed="false" style:data-style-name="a533">4/4/2024</text:date></text:span><text:span text:style-name="a534" text:class-names=""/></text:p>
          </draw:text-box>
          <svg:title/>
          <svg:desc/>
        </draw:frame>
        <draw:page-thumbnail svg:x="0.75in" svg:y="1.25in" svg:width="6in" svg:height="3.375in" presentation:class="page" draw:id="id11" presentation:style-name="a537" draw:name="对象">
          <svg:title/>
          <svg:desc/>
        </draw:page-thumbnail>
        <draw:frame draw:id="id12" presentation:style-name="a553" draw:name="文本框" svg:x="0.75in" svg:y="4.8125in" svg:width="6in" svg:height="3.9375in" presentation:class="notes" presentation:placeholder="false">
          <draw:text-box>
            <text:p text:style-name="a539" text:class-names="" text:cond-style-name=""><text:span text:style-name="a538" text:class-names="">Click to edit Master text styles</text:span></text:p>
            <text:list text:style-name="a542">
              <text:list-item>
                <text:list text:style-name="a542">
                  <text:list-item>
                    <text:p text:style-name="a541" text:class-names="" text:cond-style-name=""><text:span text:style-name="a540" text:class-names="">Second level</text:span></text:p>
                  </text:list-item>
                </text:list>
              </text:list-item>
            </text:list>
            <text:list text:style-name="a545">
              <text:list-item>
                <text:list text:style-name="a545">
                  <text:list-item>
                    <text:list text:style-name="a545">
                      <text:list-item>
                        <text:p text:style-name="a544" text:class-names="" text:cond-style-name=""><text:span text:style-name="a543" text:class-names="">Third level</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49" text:class-names="">Fifth level</text:span><text:span text:style-name="a550" text:class-names=""/></text:p>
                              </text:list-item>
                            </text:list>
                          </text:list-item>
                        </text:list>
                      </text:list-item>
                    </text:list>
                  </text:list-item>
                </text:list>
              </text:list-item>
            </text:list>
          </draw:text-box>
          <svg:title/>
          <svg:desc/>
        </draw:frame>
        <draw:frame draw:id="id13" presentation:style-name="a556" draw:name="文本框" svg:x="0in" svg:y="9.49826in" svg:width="3.25in" svg:height="0.50174in" presentation:class="footer" presentation:placeholder="false">
          <draw:text-box>
            <text:p text:style-name="a555" text:class-names="" text:cond-style-name=""><text:span text:style-name="a554" text:class-names=""/></text:p>
          </draw:text-box>
          <svg:title/>
          <svg:desc/>
        </draw:frame>
      </presentation:notes>
    </style:master-page>
    <style:master-page style:name="Master1-Layout9-picTx-图片与标题" style:page-layout-name="pageLayout1" draw:style-name="a558">
      <draw:frame draw:id="id54" draw:layer="Master1-bg" presentation:style-name="a561" draw:name="文本框" svg:x="1.96007in" svg:y="5.25in" svg:width="6in" svg:height="0.61979in" presentation:class="title" presentation:placeholder="false">
        <draw:text-box>
          <text:p text:style-name="a560" text:class-names="" text:cond-style-name=""><text:span text:style-name="a559" text:class-names="">单击此处编辑母版标题样式</text:span></text:p>
        </draw:text-box>
        <svg:title/>
        <svg:desc/>
      </draw:frame>
      <draw:frame draw:id="id55" draw:layer="Master1-bg" presentation:style-name="a564" draw:name="文本框" svg:x="1.96007in" svg:y="0.67014in" svg:width="6in" svg:height="4.5in" presentation:class="graphic" presentation:placeholder="false">
        <draw:text-box>
          <text:p text:style-name="a563" text:class-names="" text:cond-style-name=""><text:span text:style-name="a562" text:class-names=""/></text:p>
        </draw:text-box>
        <svg:title/>
        <svg:desc/>
      </draw:frame>
      <draw:frame draw:id="id56" draw:layer="Master1-bg" presentation:style-name="a568" draw:name="文本框" svg:x="1.96007in" svg:y="5.86979in" svg:width="6in" svg:height="0.88021in" presentation:class="outline" presentation:placeholder="false">
        <draw:text-box>
          <text:list text:style-name="a567">
            <text:list-item>
              <text:p text:style-name="a566" text:class-names="" text:cond-style-name=""><text:span text:style-name="a565" text:class-names="">单击此处编辑母版文本样式</text:span></text:p>
            </text:list-item>
          </text:list>
        </draw:text-box>
        <svg:title/>
        <svg:desc/>
      </draw:frame>
      <draw:frame draw:id="id57" draw:layer="Master1-bg" presentation:style-name="a573" draw:name="文本框" svg:x="8.31797in" svg:y="7.02528in" svg:width="3.11111in" svg:height="0.39931in" presentation:class="date-time" presentation:placeholder="false">
        <draw:text-box>
          <text:p text:style-name="a572" text:class-names="" text:cond-style-name=""><text:span text:style-name="a569" text:class-names=""><text:date text:fixed="false" style:data-style-name="a570">2024/4/4</text:date></text:span><text:span text:style-name="a571" text:class-names=""/></text:p>
        </draw:text-box>
        <svg:title/>
        <svg:desc/>
      </draw:frame>
      <draw:frame draw:id="id58" presentation:style-name="a577" draw:name="文本框" svg:x="11.5467in" svg:y="7.02528in" svg:width="1.15104in" svg:height="0.39931in" presentation:class="page-number" presentation:placeholder="false">
        <draw:text-box>
          <text:p text:style-name="a576" text:class-names="" text:cond-style-name=""><text:span text:style-name="a574" text:class-names=""><text:page-number style:num-format="1" text:fixed="false">‹#›</text:page-number></text:span><text:span text:style-name="a575" text:class-names=""/></text:p>
        </draw:text-box>
        <svg:title/>
        <svg:desc/>
      </draw:frame>
      <presentation:notes style:page-layout-name="pageLayout2" draw:style-name="a610">
        <draw:frame draw:id="id8" presentation:style-name="a581" draw:name="文本框" svg:x="4.24826in" svg:y="9.49826in" svg:width="3.25in" svg:height="0.50174in" presentation:class="page-number" presentation:placeholder="false">
          <draw:text-box>
            <text:p text:style-name="a580" text:class-names="" text:cond-style-name=""><text:span text:style-name="a578" text:class-names=""><text:page-number style:num-format="1" text:fixed="false">‹#›</text:page-number></text:span><text:span text:style-name="a579" text:class-names=""/></text:p>
          </draw:text-box>
          <svg:title/>
          <svg:desc/>
        </draw:frame>
        <draw:frame draw:id="id9" presentation:style-name="a584" draw:name="文本框" svg:x="0in" svg:y="0in" svg:width="3.25in" svg:height="0.50174in" presentation:class="header" presentation:placeholder="false">
          <draw:text-box>
            <text:p text:style-name="a583" text:class-names="" text:cond-style-name=""><text:span text:style-name="a582" text:class-names=""/></text:p>
          </draw:text-box>
          <svg:title/>
          <svg:desc/>
        </draw:frame>
        <draw:frame draw:id="id10" presentation:style-name="a589" draw:name="文本框" svg:x="4.24826in" svg:y="0in" svg:width="3.25in" svg:height="0.50174in" presentation:class="date-time" presentation:placeholder="false">
          <draw:text-box>
            <text:p text:style-name="a588" text:class-names="" text:cond-style-name=""><text:span text:style-name="a585" text:class-names=""><text:date text:fixed="false" style:data-style-name="a586">4/4/2024</text:date></text:span><text:span text:style-name="a587" text:class-names=""/></text:p>
          </draw:text-box>
          <svg:title/>
          <svg:desc/>
        </draw:frame>
        <draw:page-thumbnail svg:x="0.75in" svg:y="1.25in" svg:width="6in" svg:height="3.375in" presentation:class="page" draw:id="id11" presentation:style-name="a590" draw:name="对象">
          <svg:title/>
          <svg:desc/>
        </draw:page-thumbnail>
        <draw:frame draw:id="id12" presentation:style-name="a606" draw:name="文本框" svg:x="0.75in" svg:y="4.8125in" svg:width="6in" svg:height="3.9375in" presentation:class="notes" presentation:placeholder="false">
          <draw:text-box>
            <text:p text:style-name="a592" text:class-names="" text:cond-style-name=""><text:span text:style-name="a591" text:class-names="">Click to edit Master text styles</text:span></text:p>
            <text:list text:style-name="a595">
              <text:list-item>
                <text:list text:style-name="a595">
                  <text:list-item>
                    <text:p text:style-name="a594" text:class-names="" text:cond-style-name=""><text:span text:style-name="a593" text:class-names="">Second level</text:span></text:p>
                  </text:list-item>
                </text:list>
              </text:list-item>
            </text:list>
            <text:list text:style-name="a598">
              <text:list-item>
                <text:list text:style-name="a598">
                  <text:list-item>
                    <text:list text:style-name="a598">
                      <text:list-item>
                        <text:p text:style-name="a597" text:class-names="" text:cond-style-name=""><text:span text:style-name="a596" text:class-names="">Third level</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Fourth le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2" text:class-names="">Fifth level</text:span><text:span text:style-name="a603" text:class-names=""/></text:p>
                              </text:list-item>
                            </text:list>
                          </text:list-item>
                        </text:list>
                      </text:list-item>
                    </text:list>
                  </text:list-item>
                </text:list>
              </text:list-item>
            </text:list>
          </draw:text-box>
          <svg:title/>
          <svg:desc/>
        </draw:frame>
        <draw:frame draw:id="id13" presentation:style-name="a609" draw:name="文本框" svg:x="0in" svg:y="9.49826in" svg:width="3.25in" svg:height="0.50174in" presentation:class="footer" presentation:placeholder="false">
          <draw:text-box>
            <text:p text:style-name="a608" text:class-names="" text:cond-style-name=""><text:span text:style-name="a607" text:class-names=""/></text:p>
          </draw:text-box>
          <svg:title/>
          <svg:desc/>
        </draw:frame>
      </presentation:notes>
    </style:master-page>
    <style:master-page style:name="Master1-Layout10-vertTx-标题和竖排文本" style:page-layout-name="pageLayout1" draw:style-name="a611">
      <draw:frame draw:id="id59" draw:layer="Master1-bg" presentation:style-name="a614" draw:name="文本框" svg:x="0.6356in" svg:y="0.77113in" svg:width="12.06213in" svg:height="0.6093in" presentation:class="title" presentation:placeholder="false">
        <draw:text-box>
          <text:p text:style-name="a613" text:class-names="" text:cond-style-name=""><text:span text:style-name="a612" text:class-names="">单击此处编辑母版标题样式</text:span></text:p>
        </draw:text-box>
        <svg:title/>
        <svg:desc/>
      </draw:frame>
      <draw:frame draw:id="id60" draw:layer="Master1-bg" presentation:style-name="a630" draw:name="文本框" svg:x="0.6356in" svg:y="1.54768in" svg:width="12.06213in" svg:height="5.00093in" presentation:class="outline" presentation:placeholder="false">
        <draw:text-box>
          <text:list text:style-name="a617">
            <text:list-item>
              <text:p text:style-name="a616" text:class-names="" text:cond-style-name=""><text:span text:style-name="a615" text:class-names="">单击此处编辑母版文本样式</text:span></text:p>
            </text:list-item>
          </text:list>
          <text:list text:style-name="a620">
            <text:list-item>
              <text:list text:style-name="a620">
                <text:list-item>
                  <text:p text:style-name="a619" text:class-names="" text:cond-style-name=""><text:span text:style-name="a618" text:class-names="">第二级</text:span></text:p>
                </text:list-item>
              </text:list>
            </text:list-item>
          </text:list>
          <text:list text:style-name="a623">
            <text:list-item>
              <text:list text:style-name="a623">
                <text:list-item>
                  <text:list text:style-name="a623">
                    <text:list-item>
                      <text:p text:style-name="a622" text:class-names="" text:cond-style-name=""><text:span text:style-name="a621" text:class-names="">第三级</text:span></text:p>
                    </text:list-item>
                  </text:list>
                </text:list-item>
              </text:list>
            </text:list-item>
          </text:list>
          <text:list text:style-name="a626">
            <text:list-item>
              <text:list text:style-name="a626">
                <text:list-item>
                  <text:list text:style-name="a626">
                    <text:list-item>
                      <text:list text:style-name="a626">
                        <text:list-item>
                          <text:p text:style-name="a625" text:class-names="" text:cond-style-name=""><text:span text:style-name="a624" text:class-names="">第四级</text:span></text:p>
                        </text:list-item>
                      </text:list>
                    </text:list-item>
                  </text:list>
                </text:list-item>
              </text:list>
            </text:list-item>
          </text:list>
          <text:list text:style-name="a629">
            <text:list-item>
              <text:list text:style-name="a629">
                <text:list-item>
                  <text:list text:style-name="a629">
                    <text:list-item>
                      <text:list text:style-name="a629">
                        <text:list-item>
                          <text:list text:style-name="a629">
                            <text:list-item>
                              <text:p text:style-name="a628" text:class-names="" text:cond-style-name=""><text:span text:style-name="a627" text:class-names="">第五级</text:span></text:p>
                            </text:list-item>
                          </text:list>
                        </text:list-item>
                      </text:list>
                    </text:list-item>
                  </text:list>
                </text:list-item>
              </text:list>
            </text:list-item>
          </text:list>
        </draw:text-box>
        <svg:title/>
        <svg:desc/>
      </draw:frame>
      <draw:frame draw:id="id61" draw:layer="Master1-bg" presentation:style-name="a635" draw:name="文本框" svg:x="8.31797in" svg:y="7.02528in" svg:width="3.11111in" svg:height="0.39931in" presentation:class="date-time" presentation:placeholder="false">
        <draw:text-box>
          <text:p text:style-name="a634" text:class-names="" text:cond-style-name=""><text:span text:style-name="a631" text:class-names=""><text:date text:fixed="false" style:data-style-name="a632">2024/4/4</text:date></text:span><text:span text:style-name="a633" text:class-names=""/></text:p>
        </draw:text-box>
        <svg:title/>
        <svg:desc/>
      </draw:frame>
      <draw:frame draw:id="id62" draw:layer="Master1-bg" presentation:style-name="a639" draw:name="文本框" svg:x="11.5467in" svg:y="7.02528in" svg:width="1.15104in" svg:height="0.39931in" presentation:class="page-number" presentation:placeholder="false">
        <draw:text-box>
          <text:p text:style-name="a638" text:class-names="" text:cond-style-name=""><text:span text:style-name="a636" text:class-names=""><text:page-number style:num-format="1" text:fixed="false">‹#›</text:page-number></text:span><text:span text:style-name="a637" text:class-names=""/></text:p>
        </draw:text-box>
        <svg:title/>
        <svg:desc/>
      </draw:frame>
      <presentation:notes style:page-layout-name="pageLayout2" draw:style-name="a672">
        <draw:frame draw:id="id8" presentation:style-name="a643" draw:name="文本框" svg:x="4.24826in" svg:y="9.49826in" svg:width="3.25in" svg:height="0.50174in" presentation:class="page-number" presentation:placeholder="false">
          <draw:text-box>
            <text:p text:style-name="a642" text:class-names="" text:cond-style-name=""><text:span text:style-name="a640" text:class-names=""><text:page-number style:num-format="1" text:fixed="false">‹#›</text:page-number></text:span><text:span text:style-name="a641" text:class-names=""/></text:p>
          </draw:text-box>
          <svg:title/>
          <svg:desc/>
        </draw:frame>
        <draw:frame draw:id="id9" presentation:style-name="a646" draw:name="文本框" svg:x="0in" svg:y="0in" svg:width="3.25in" svg:height="0.50174in" presentation:class="header" presentation:placeholder="false">
          <draw:text-box>
            <text:p text:style-name="a645" text:class-names="" text:cond-style-name=""><text:span text:style-name="a644" text:class-names=""/></text:p>
          </draw:text-box>
          <svg:title/>
          <svg:desc/>
        </draw:frame>
        <draw:frame draw:id="id10" presentation:style-name="a651" draw:name="文本框" svg:x="4.24826in" svg:y="0in" svg:width="3.25in" svg:height="0.50174in" presentation:class="date-time" presentation:placeholder="false">
          <draw:text-box>
            <text:p text:style-name="a650" text:class-names="" text:cond-style-name=""><text:span text:style-name="a647" text:class-names=""><text:date text:fixed="false" style:data-style-name="a648">4/4/2024</text:date></text:span><text:span text:style-name="a649" text:class-names=""/></text:p>
          </draw:text-box>
          <svg:title/>
          <svg:desc/>
        </draw:frame>
        <draw:page-thumbnail svg:x="0.75in" svg:y="1.25in" svg:width="6in" svg:height="3.375in" presentation:class="page" draw:id="id11" presentation:style-name="a652" draw:name="对象">
          <svg:title/>
          <svg:desc/>
        </draw:page-thumbnail>
        <draw:frame draw:id="id12" presentation:style-name="a668" draw:name="文本框"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3" presentation:style-name="a671" draw:name="文本框" svg:x="0in" svg:y="9.49826in" svg:width="3.25in" svg:height="0.50174in" presentation:class="footer" presentation:placeholder="false">
          <draw:text-box>
            <text:p text:style-name="a670" text:class-names="" text:cond-style-name=""><text:span text:style-name="a669" text:class-names=""/></text:p>
          </draw:text-box>
          <svg:title/>
          <svg:desc/>
        </draw:frame>
      </presentation:notes>
    </style:master-page>
    <style:master-page style:name="Master1-Layout11-vertTitleAndTx-垂直排列标题与文本" style:page-layout-name="pageLayout1" draw:style-name="a673">
      <draw:frame draw:id="id63" draw:layer="Master1-bg" presentation:style-name="a676" draw:name="文本框" svg:x="7.25in" svg:y="0.30035in" svg:width="2.25in" svg:height="6.39931in" presentation:class="title" presentation:placeholder="false">
        <draw:text-box>
          <text:p text:style-name="a675" text:class-names="" text:cond-style-name=""><text:span text:style-name="a674" text:class-names="">单击此处编辑母版标题样式</text:span></text:p>
        </draw:text-box>
        <svg:title/>
        <svg:desc/>
      </draw:frame>
      <draw:frame draw:id="id64" draw:layer="Master1-bg" presentation:style-name="a692" draw:name="文本框" svg:x="0.5in" svg:y="0.30035in" svg:width="6.58333in" svg:height="6.39931in" presentation:class="outline" presentation:placeholder="false">
        <draw:text-box>
          <text:list text:style-name="a679">
            <text:list-item>
              <text:p text:style-name="a678" text:class-names="" text:cond-style-name=""><text:span text:style-name="a677" text:class-names="">单击此处编辑母版文本样式</text:span></text:p>
            </text:list-item>
          </text:list>
          <text:list text:style-name="a682">
            <text:list-item>
              <text:list text:style-name="a682">
                <text:list-item>
                  <text:p text:style-name="a681" text:class-names="" text:cond-style-name=""><text:span text:style-name="a680" text:class-names="">第二级</text:span></text:p>
                </text:list-item>
              </text:list>
            </text:list-item>
          </text:list>
          <text:list text:style-name="a685">
            <text:list-item>
              <text:list text:style-name="a685">
                <text:list-item>
                  <text:list text:style-name="a685">
                    <text:list-item>
                      <text:p text:style-name="a684" text:class-names="" text:cond-style-name=""><text:span text:style-name="a683" text:class-names="">第三级</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第四级</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第五级</text:span></text:p>
                            </text:list-item>
                          </text:list>
                        </text:list-item>
                      </text:list>
                    </text:list-item>
                  </text:list>
                </text:list-item>
              </text:list>
            </text:list-item>
          </text:list>
        </draw:text-box>
        <svg:title/>
        <svg:desc/>
      </draw:frame>
      <draw:frame draw:id="id65" draw:layer="Master1-bg" presentation:style-name="a697" draw:name="文本框" svg:x="8.31797in" svg:y="7.02528in" svg:width="3.11111in" svg:height="0.39931in" presentation:class="date-time" presentation:placeholder="false">
        <draw:text-box>
          <text:p text:style-name="a696" text:class-names="" text:cond-style-name=""><text:span text:style-name="a693" text:class-names=""><text:date text:fixed="false" style:data-style-name="a694">2024/4/4</text:date></text:span><text:span text:style-name="a695" text:class-names=""/></text:p>
        </draw:text-box>
        <svg:title/>
        <svg:desc/>
      </draw:frame>
      <draw:frame draw:id="id66" draw:layer="Master1-bg" presentation:style-name="a701" draw:name="文本框" svg:x="11.5467in" svg:y="7.02528in" svg:width="1.15104in" svg:height="0.39931in" presentation:class="page-number" presentation:placeholder="false">
        <draw:text-box>
          <text:p text:style-name="a700" text:class-names="" text:cond-style-name=""><text:span text:style-name="a698" text:class-names=""><text:page-number style:num-format="1" text:fixed="false">‹#›</text:page-number></text:span><text:span text:style-name="a699" text:class-names=""/></text:p>
        </draw:text-box>
        <svg:title/>
        <svg:desc/>
      </draw:frame>
      <presentation:notes style:page-layout-name="pageLayout2" draw:style-name="a734">
        <draw:frame draw:id="id8" presentation:style-name="a705" draw:name="文本框" svg:x="4.24826in" svg:y="9.49826in" svg:width="3.25in" svg:height="0.50174in" presentation:class="page-number" presentation:placeholder="false">
          <draw:text-box>
            <text:p text:style-name="a704" text:class-names="" text:cond-style-name=""><text:span text:style-name="a702" text:class-names=""><text:page-number style:num-format="1" text:fixed="false">‹#›</text:page-number></text:span><text:span text:style-name="a703" text:class-names=""/></text:p>
          </draw:text-box>
          <svg:title/>
          <svg:desc/>
        </draw:frame>
        <draw:frame draw:id="id9" presentation:style-name="a708" draw:name="文本框" svg:x="0in" svg:y="0in" svg:width="3.25in" svg:height="0.50174in" presentation:class="header" presentation:placeholder="false">
          <draw:text-box>
            <text:p text:style-name="a707" text:class-names="" text:cond-style-name=""><text:span text:style-name="a706" text:class-names=""/></text:p>
          </draw:text-box>
          <svg:title/>
          <svg:desc/>
        </draw:frame>
        <draw:frame draw:id="id10" presentation:style-name="a713" draw:name="文本框" svg:x="4.24826in" svg:y="0in" svg:width="3.25in" svg:height="0.50174in" presentation:class="date-time" presentation:placeholder="false">
          <draw:text-box>
            <text:p text:style-name="a712" text:class-names="" text:cond-style-name=""><text:span text:style-name="a709" text:class-names=""><text:date text:fixed="false" style:data-style-name="a710">4/4/2024</text:date></text:span><text:span text:style-name="a711" text:class-names=""/></text:p>
          </draw:text-box>
          <svg:title/>
          <svg:desc/>
        </draw:frame>
        <draw:page-thumbnail svg:x="0.75in" svg:y="1.25in" svg:width="6in" svg:height="3.375in" presentation:class="page" draw:id="id11" presentation:style-name="a714" draw:name="对象">
          <svg:title/>
          <svg:desc/>
        </draw:page-thumbnail>
        <draw:frame draw:id="id12" presentation:style-name="a730" draw:name="文本框" svg:x="0.75in" svg:y="4.8125in" svg:width="6in" svg:height="3.9375in" presentation:class="notes" presentation:placeholder="false">
          <draw:text-box>
            <text:p text:style-name="a716" text:class-names="" text:cond-style-name=""><text:span text:style-name="a715" text:class-names="">Click to edit Master text styles</text:span></text:p>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13" presentation:style-name="a733" draw:name="文本框" svg:x="0in" svg:y="9.49826in" svg:width="3.25in" svg:height="0.50174in" presentation:class="footer" presentation:placeholder="false">
          <draw:text-box>
            <text:p text:style-name="a732" text:class-names="" text:cond-style-name=""><text:span text:style-name="a731" text:class-names=""/></text:p>
          </draw:text-box>
          <svg:title/>
          <svg:desc/>
        </draw:frame>
      </presentation:notes>
    </style:master-page>
    <style:master-page style:name="Master1-Layout12-cust-自定义版式" style:page-layout-name="pageLayout1" draw:style-name="a735">
      <draw:custom-shape svg:x="0.48834in" svg:y="0.5in" svg:width="4.05in" svg:height="0.10389in" draw:id="id67" draw:style-name="a736" draw:name="矩形">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68" draw:style-name="a737" draw:name="矩形">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69" draw:style-name="a738" draw:name="矩形">
        <svg:title/>
        <svg:desc/>
        <draw:enhanced-geometry xmlns:dr3d="urn:oasis:names:tc:opendocument:xmlns:dr3d:1.0" draw:type="non-primitive" svg:viewBox="0 0 21600 21600" draw:enhanced-path="M 0 0 L 21600 0 21600 21600 0 21600 Z N"/>
      </draw:custom-shape>
      <draw:frame draw:id="id70" draw:style-name="a739" draw:name="图片" svg:x="11.46654in" svg:y="7.04058in" svg:width="1.23119in" svg:height="0.39931in" style:rel-width="scale" style:rel-height="scale">
        <draw:image xlink:href="media/image2.png" xlink:type="simple" xlink:show="embed" xlink:actuate="onLoad"/>
        <svg:title/>
        <svg:desc>Logo

Description automatically generated</svg:desc>
      </draw:frame>
      <draw:frame draw:id="id71" presentation:style-name="a743" draw:name="文本框" svg:x="0.6356in" svg:y="0.76789in" svg:width="12.06213in" svg:height="0.57994in" presentation:class="title" presentation:placeholder="false">
        <draw:text-box>
          <text:p text:style-name="a742" text:class-names="" text:cond-style-name=""><text:span text:style-name="a740" text:class-names="">Click to edit Master title style</text:span><text:span text:style-name="a741" text:class-names=""/></text:p>
        </draw:text-box>
        <svg:title/>
        <svg:desc/>
      </draw:frame>
      <draw:frame draw:id="id72" presentation:style-name="a760" draw:name="文本框" svg:x="0.6356in" svg:y="1.42391in" svg:width="12.06213in" svg:height="5.11081in" presentation:class="outline" presentation:placeholder="false">
        <draw:text-box>
          <text:list text:style-name="a746">
            <text:list-item>
              <text:p text:style-name="a745" text:class-names="" text:cond-style-name=""><text:span text:style-name="a744" text:class-names="">Click to edit Master text styles</text:span></text:p>
            </text:list-item>
          </text:list>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6" text:class-names="">Fifth level</text:span><text:span text:style-name="a757" text:class-names=""/></text:p>
                            </text:list-item>
                          </text:list>
                        </text:list-item>
                      </text:list>
                    </text:list-item>
                  </text:list>
                </text:list-item>
              </text:list>
            </text:list-item>
          </text:list>
        </draw:text-box>
        <svg:title/>
        <svg:desc/>
      </draw:frame>
      <draw:frame draw:id="id73" presentation:style-name="a765" draw:name="文本框" svg:x="8.31797in" svg:y="7.02528in" svg:width="3.11111in" svg:height="0.39931in" presentation:class="date-time" presentation:placeholder="false">
        <draw:text-box>
          <text:p text:style-name="a764" text:class-names="" text:cond-style-name=""><text:span text:style-name="a761" text:class-names=""><text:date text:fixed="false" style:data-style-name="a762">4/4/2024</text:date></text:span><text:span text:style-name="a763" text:class-names=""/></text:p>
        </draw:text-box>
        <svg:title/>
        <svg:desc/>
      </draw:frame>
      <presentation:notes style:page-layout-name="pageLayout2" draw:style-name="a798">
        <draw:frame draw:id="id8" presentation:style-name="a769" draw:name="文本框" svg:x="4.24826in" svg:y="9.49826in" svg:width="3.25in" svg:height="0.50174in" presentation:class="page-number" presentation:placeholder="false">
          <draw:text-box>
            <text:p text:style-name="a768" text:class-names="" text:cond-style-name=""><text:span text:style-name="a766" text:class-names=""><text:page-number style:num-format="1" text:fixed="false">‹#›</text:page-number></text:span><text:span text:style-name="a767" text:class-names=""/></text:p>
          </draw:text-box>
          <svg:title/>
          <svg:desc/>
        </draw:frame>
        <draw:frame draw:id="id9" presentation:style-name="a772" draw:name="文本框" svg:x="0in" svg:y="0in" svg:width="3.25in" svg:height="0.50174in" presentation:class="header" presentation:placeholder="false">
          <draw:text-box>
            <text:p text:style-name="a771" text:class-names="" text:cond-style-name=""><text:span text:style-name="a770" text:class-names=""/></text:p>
          </draw:text-box>
          <svg:title/>
          <svg:desc/>
        </draw:frame>
        <draw:frame draw:id="id10" presentation:style-name="a777" draw:name="文本框" svg:x="4.24826in" svg:y="0in" svg:width="3.25in" svg:height="0.50174in" presentation:class="date-time" presentation:placeholder="false">
          <draw:text-box>
            <text:p text:style-name="a776" text:class-names="" text:cond-style-name=""><text:span text:style-name="a773" text:class-names=""><text:date text:fixed="false" style:data-style-name="a774">4/4/2024</text:date></text:span><text:span text:style-name="a775" text:class-names=""/></text:p>
          </draw:text-box>
          <svg:title/>
          <svg:desc/>
        </draw:frame>
        <draw:page-thumbnail svg:x="0.75in" svg:y="1.25in" svg:width="6in" svg:height="3.375in" presentation:class="page" draw:id="id11" presentation:style-name="a778" draw:name="对象">
          <svg:title/>
          <svg:desc/>
        </draw:page-thumbnail>
        <draw:frame draw:id="id12" presentation:style-name="a794" draw:name="文本框" svg:x="0.75in" svg:y="4.8125in" svg:width="6in" svg:height="3.9375in" presentation:class="notes" presentation:placeholder="false">
          <draw:text-box>
            <text:p text:style-name="a780" text:class-names="" text:cond-style-name=""><text:span text:style-name="a779" text:class-names="">Click to edit Master text styles</text:span></text:p>
            <text:list text:style-name="a783">
              <text:list-item>
                <text:list text:style-name="a783">
                  <text:list-item>
                    <text:p text:style-name="a782" text:class-names="" text:cond-style-name=""><text:span text:style-name="a781" text:class-names="">Second level</text:span></text:p>
                  </text:list-item>
                </text:list>
              </text:list-item>
            </text:list>
            <text:list text:style-name="a786">
              <text:list-item>
                <text:list text:style-name="a786">
                  <text:list-item>
                    <text:list text:style-name="a786">
                      <text:list-item>
                        <text:p text:style-name="a785" text:class-names="" text:cond-style-name=""><text:span text:style-name="a784" text:class-names="">Third level</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Fourth level</text:span></text:p>
                          </text:list-item>
                        </text:list>
                      </text:list-item>
                    </text:list>
                  </text:list-item>
                </text:list>
              </text:list-item>
            </text:list>
            <text:list text:style-name="a793">
              <text:list-item>
                <text:list text:style-name="a793">
                  <text:list-item>
                    <text:list text:style-name="a793">
                      <text:list-item>
                        <text:list text:style-name="a793">
                          <text:list-item>
                            <text:list text:style-name="a793">
                              <text:list-item>
                                <text:p text:style-name="a792" text:class-names="" text:cond-style-name=""><text:span text:style-name="a790" text:class-names="">Fifth level</text:span><text:span text:style-name="a791" text:class-names=""/></text:p>
                              </text:list-item>
                            </text:list>
                          </text:list-item>
                        </text:list>
                      </text:list-item>
                    </text:list>
                  </text:list-item>
                </text:list>
              </text:list-item>
            </text:list>
          </draw:text-box>
          <svg:title/>
          <svg:desc/>
        </draw:frame>
        <draw:frame draw:id="id13" presentation:style-name="a797" draw:name="文本框" svg:x="0in" svg:y="9.49826in" svg:width="3.25in" svg:height="0.50174in" presentation:class="footer" presentation:placeholder="false">
          <draw:text-box>
            <text:p text:style-name="a796" text:class-names="" text:cond-style-name=""><text:span text:style-name="a795" text:class-names=""/></text:p>
          </draw:text-box>
          <svg:title/>
          <svg:desc/>
        </draw:frame>
      </presentation:notes>
    </style:master-page>
    <style:master-page style:name="Master1-Layout13-cust-自定义版式" style:page-layout-name="pageLayout1" draw:style-name="a799">
      <draw:custom-shape svg:x="0.48834in" svg:y="0.5in" svg:width="4.05in" svg:height="0.10389in" draw:id="id74" draw:style-name="a800" draw:name="矩形">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75" draw:style-name="a801" draw:name="矩形">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76" draw:style-name="a802" draw:name="矩形">
        <svg:title/>
        <svg:desc/>
        <draw:enhanced-geometry xmlns:dr3d="urn:oasis:names:tc:opendocument:xmlns:dr3d:1.0" draw:type="non-primitive" svg:viewBox="0 0 21600 21600" draw:enhanced-path="M 0 0 L 21600 0 21600 21600 0 21600 Z N"/>
      </draw:custom-shape>
      <draw:frame draw:id="id77" draw:style-name="a803" draw:name="图片" svg:x="11.46654in" svg:y="7.04058in" svg:width="1.23119in" svg:height="0.39931in" style:rel-width="scale" style:rel-height="scale">
        <draw:image xlink:href="media/image2.png" xlink:type="simple" xlink:show="embed" xlink:actuate="onLoad"/>
        <svg:title/>
        <svg:desc>Logo

Description automatically generated</svg:desc>
      </draw:frame>
      <draw:frame draw:id="id78" presentation:style-name="a807" draw:name="文本框" svg:x="0.62981in" svg:y="0.79796in" svg:width="12.06213in" svg:height="0.64769in" presentation:class="title" presentation:placeholder="false">
        <draw:text-box>
          <text:p text:style-name="a806" text:class-names="" text:cond-style-name=""><text:span text:style-name="a804" text:class-names="">Click to edit Master title style</text:span><text:span text:style-name="a805" text:class-names=""/></text:p>
        </draw:text-box>
        <svg:title/>
        <svg:desc/>
      </draw:frame>
      <draw:frame draw:id="id79" presentation:style-name="a812" draw:name="文本框" svg:x="8.31797in" svg:y="7.02528in" svg:width="3.11111in" svg:height="0.39931in" presentation:class="date-time" presentation:placeholder="false">
        <draw:text-box>
          <text:p text:style-name="a811" text:class-names="" text:cond-style-name=""><text:span text:style-name="a808" text:class-names=""><text:date text:fixed="false" style:data-style-name="a809">4/4/2024</text:date></text:span><text:span text:style-name="a810" text:class-names=""/></text:p>
        </draw:text-box>
        <svg:title/>
        <svg:desc/>
      </draw:frame>
      <draw:frame draw:id="id80" presentation:style-name="a815" draw:name="文本框" svg:x="0.6356in" svg:y="7.02528in" svg:width="7.56475in" svg:height="0.39931in" presentation:class="footer" presentation:placeholder="false">
        <draw:text-box>
          <text:p text:style-name="a814" text:class-names="" text:cond-style-name=""><text:span text:style-name="a813" text:class-names=""/></text:p>
        </draw:text-box>
        <svg:title/>
        <svg:desc/>
      </draw:frame>
      <draw:frame draw:id="id81" presentation:style-name="a819" draw:name="文本框" svg:x="11.5467in" svg:y="7.02528in" svg:width="1.15104in" svg:height="0.39931in" presentation:class="page-number" presentation:placeholder="false">
        <draw:text-box>
          <text:p text:style-name="a818" text:class-names="" text:cond-style-name=""><text:span text:style-name="a816" text:class-names=""><text:page-number style:num-format="1" text:fixed="false">‹#›</text:page-number></text:span><text:span text:style-name="a817" text:class-names=""/></text:p>
        </draw:text-box>
        <svg:title/>
        <svg:desc/>
      </draw:frame>
      <presentation:notes style:page-layout-name="pageLayout2" draw:style-name="a852">
        <draw:frame draw:id="id8" presentation:style-name="a823" draw:name="文本框" svg:x="4.24826in" svg:y="9.49826in" svg:width="3.25in" svg:height="0.50174in" presentation:class="page-number" presentation:placeholder="false">
          <draw:text-box>
            <text:p text:style-name="a822" text:class-names="" text:cond-style-name=""><text:span text:style-name="a820" text:class-names=""><text:page-number style:num-format="1" text:fixed="false">‹#›</text:page-number></text:span><text:span text:style-name="a821" text:class-names=""/></text:p>
          </draw:text-box>
          <svg:title/>
          <svg:desc/>
        </draw:frame>
        <draw:frame draw:id="id9" presentation:style-name="a826" draw:name="文本框" svg:x="0in" svg:y="0in" svg:width="3.25in" svg:height="0.50174in" presentation:class="header" presentation:placeholder="false">
          <draw:text-box>
            <text:p text:style-name="a825" text:class-names="" text:cond-style-name=""><text:span text:style-name="a824" text:class-names=""/></text:p>
          </draw:text-box>
          <svg:title/>
          <svg:desc/>
        </draw:frame>
        <draw:frame draw:id="id10" presentation:style-name="a831" draw:name="文本框" svg:x="4.24826in" svg:y="0in" svg:width="3.25in" svg:height="0.50174in" presentation:class="date-time" presentation:placeholder="false">
          <draw:text-box>
            <text:p text:style-name="a830" text:class-names="" text:cond-style-name=""><text:span text:style-name="a827" text:class-names=""><text:date text:fixed="false" style:data-style-name="a828">4/4/2024</text:date></text:span><text:span text:style-name="a829" text:class-names=""/></text:p>
          </draw:text-box>
          <svg:title/>
          <svg:desc/>
        </draw:frame>
        <draw:page-thumbnail svg:x="0.75in" svg:y="1.25in" svg:width="6in" svg:height="3.375in" presentation:class="page" draw:id="id11" presentation:style-name="a832" draw:name="对象">
          <svg:title/>
          <svg:desc/>
        </draw:page-thumbnail>
        <draw:frame draw:id="id12" presentation:style-name="a848" draw:name="文本框" svg:x="0.75in" svg:y="4.8125in" svg:width="6in" svg:height="3.9375in" presentation:class="notes" presentation:placeholder="false">
          <draw:text-box>
            <text:p text:style-name="a834" text:class-names="" text:cond-style-name=""><text:span text:style-name="a833" text:class-names="">Click to edit Master text styles</text:span></text:p>
            <text:list text:style-name="a837">
              <text:list-item>
                <text:list text:style-name="a837">
                  <text:list-item>
                    <text:p text:style-name="a836" text:class-names="" text:cond-style-name=""><text:span text:style-name="a835" text:class-names="">Second level</text:span></text:p>
                  </text:list-item>
                </text:list>
              </text:list-item>
            </text:list>
            <text:list text:style-name="a840">
              <text:list-item>
                <text:list text:style-name="a840">
                  <text:list-item>
                    <text:list text:style-name="a840">
                      <text:list-item>
                        <text:p text:style-name="a839" text:class-names="" text:cond-style-name=""><text:span text:style-name="a838" text:class-names="">Third level</text:span></text:p>
                      </text:list-item>
                    </text:list>
                  </text:list-item>
                </text:list>
              </text:list-item>
            </text:list>
            <text:list text:style-name="a843">
              <text:list-item>
                <text:list text:style-name="a843">
                  <text:list-item>
                    <text:list text:style-name="a843">
                      <text:list-item>
                        <text:list text:style-name="a843">
                          <text:list-item>
                            <text:p text:style-name="a842" text:class-names="" text:cond-style-name=""><text:span text:style-name="a841" text:class-names="">Fourth level</text:span></text:p>
                          </text:list-item>
                        </text:list>
                      </text:list-item>
                    </text:list>
                  </text:list-item>
                </text:list>
              </text:list-item>
            </text:list>
            <text:list text:style-name="a847">
              <text:list-item>
                <text:list text:style-name="a847">
                  <text:list-item>
                    <text:list text:style-name="a847">
                      <text:list-item>
                        <text:list text:style-name="a847">
                          <text:list-item>
                            <text:list text:style-name="a847">
                              <text:list-item>
                                <text:p text:style-name="a846" text:class-names="" text:cond-style-name=""><text:span text:style-name="a844" text:class-names="">Fifth level</text:span><text:span text:style-name="a845" text:class-names=""/></text:p>
                              </text:list-item>
                            </text:list>
                          </text:list-item>
                        </text:list>
                      </text:list-item>
                    </text:list>
                  </text:list-item>
                </text:list>
              </text:list-item>
            </text:list>
          </draw:text-box>
          <svg:title/>
          <svg:desc/>
        </draw:frame>
        <draw:frame draw:id="id13" presentation:style-name="a851" draw:name="文本框" svg:x="0in" svg:y="9.49826in" svg:width="3.25in" svg:height="0.50174in" presentation:class="footer" presentation:placeholder="false">
          <draw:text-box>
            <text:p text:style-name="a850" text:class-names="" text:cond-style-name=""><text:span text:style-name="a84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killsBuild Partner Update template</dc:title>
    <meta:initial-creator>Vaibhav Ostwal</meta:initial-creator>
    <dc:creator>ananthamalathi51@gmail.com</dc:creator>
    <meta:creation-date>2021-05-26T16:50:10Z</meta:creation-date>
    <dc:date>2024-04-04T01:31:29Z</dc:date>
    <meta:template xlink:href="Normal.eit" xlink:type="simple"/>
    <meta:editing-cycles>24</meta:editing-cycles>
    <meta:editing-duration>PT3660S</meta:editing-duration>
    <meta:user-defined meta:name="ContentTypeId">0x0101000F1872188ABCFC48BECA6C87E8AC3285</meta:user-defined>
  </office:meta>
</office:document-meta>
</file>